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olygon" table:style-name="ta1">
        <table:shapes>
          <draw:frame draw:z-index="0" draw:style-name="gr1" draw:text-style-name="P1" svg:width="159.99mm" svg:height="89.99mm" svg:x="98.35mm" svg:y="2243.38mm">
            <draw:object draw:notify-on-update-of-ranges="polygon.B1:polygon.B1 polygon.B2:polygon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9.03mm" svg:y="2137.66mm">
            <draw:object draw:notify-on-update-of-ranges="polygon.C1:polygon.C1 polygon.C2:polygon.C514 polygon.D1:polygon.D1 polygon.D2:polygon.D5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2.7mm" svg:y="4.98mm">
            <draw:object draw:notify-on-update-of-ranges="polygon.E1:polygon.E1 polygon.E2:polygon.E5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1" calcext:value-type="float">
            <text:p>6,011</text:p>
          </table:table-cell>
          <table:table-cell office:value-type="float" office:value="70518268" calcext:value-type="float">
            <text:p>70518268</text:p>
          </table:table-cell>
          <table:table-cell office:value-type="float" office:value="13834177" calcext:value-type="float">
            <text:p>13834177</text:p>
          </table:table-cell>
          <table:table-cell office:value-type="float" office:value="99.153" calcext:value-type="float">
            <text:p>99,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83" calcext:value-type="float">
            <text:p>4,983</text:p>
          </table:table-cell>
          <table:table-cell office:value-type="float" office:value="69530158" calcext:value-type="float">
            <text:p>69530158</text:p>
          </table:table-cell>
          <table:table-cell office:value-type="float" office:value="13667555" calcext:value-type="float">
            <text:p>13667555</text:p>
          </table:table-cell>
          <table:table-cell office:value-type="float" office:value="99.145" calcext:value-type="float">
            <text:p>99,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" calcext:value-type="float">
            <text:p>4,861</text:p>
          </table:table-cell>
          <table:table-cell office:value-type="float" office:value="65233042" calcext:value-type="float">
            <text:p>65233042</text:p>
          </table:table-cell>
          <table:table-cell office:value-type="float" office:value="12928481" calcext:value-type="float">
            <text:p>12928481</text:p>
          </table:table-cell>
          <table:table-cell office:value-type="float" office:value="99.103" calcext:value-type="float">
            <text:p>99,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25" calcext:value-type="float">
            <text:p>4,025</text:p>
          </table:table-cell>
          <table:table-cell office:value-type="float" office:value="45781948" calcext:value-type="float">
            <text:p>45781948</text:p>
          </table:table-cell>
          <table:table-cell office:value-type="float" office:value="9600295" calcext:value-type="float">
            <text:p>9600295</text:p>
          </table:table-cell>
          <table:table-cell office:value-type="float" office:value="99.025" calcext:value-type="float">
            <text:p>99,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3" calcext:value-type="float">
            <text:p>3,143</text:p>
          </table:table-cell>
          <table:table-cell office:value-type="float" office:value="41830554" calcext:value-type="float">
            <text:p>41830554</text:p>
          </table:table-cell>
          <table:table-cell office:value-type="float" office:value="8841709" calcext:value-type="float">
            <text:p>8841709</text:p>
          </table:table-cell>
          <table:table-cell office:value-type="float" office:value="98.994" calcext:value-type="float">
            <text:p>98,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3" calcext:value-type="float">
            <text:p>2,893</text:p>
          </table:table-cell>
          <table:table-cell office:value-type="float" office:value="38390423" calcext:value-type="float">
            <text:p>38390423</text:p>
          </table:table-cell>
          <table:table-cell office:value-type="float" office:value="8173701" calcext:value-type="float">
            <text:p>8173701</text:p>
          </table:table-cell>
          <table:table-cell office:value-type="float" office:value="98.971" calcext:value-type="float">
            <text:p>98,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3" calcext:value-type="float">
            <text:p>2,43</text:p>
          </table:table-cell>
          <table:table-cell office:value-type="float" office:value="31118368" calcext:value-type="float">
            <text:p>31118368</text:p>
          </table:table-cell>
          <table:table-cell office:value-type="float" office:value="6748056" calcext:value-type="float">
            <text:p>6748056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07" calcext:value-type="float">
            <text:p>2,307</text:p>
          </table:table-cell>
          <table:table-cell office:value-type="float" office:value="28554440" calcext:value-type="float">
            <text:p>28554440</text:p>
          </table:table-cell>
          <table:table-cell office:value-type="float" office:value="6212596" calcext:value-type="float">
            <text:p>6212596</text:p>
          </table:table-cell>
          <table:table-cell office:value-type="float" office:value="98.904" calcext:value-type="float">
            <text:p>98,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15" calcext:value-type="float">
            <text:p>2,415</text:p>
          </table:table-cell>
          <table:table-cell office:value-type="float" office:value="26151930" calcext:value-type="float">
            <text:p>26151930</text:p>
          </table:table-cell>
          <table:table-cell office:value-type="float" office:value="5701359" calcext:value-type="float">
            <text:p>5701359</text:p>
          </table:table-cell>
          <table:table-cell office:value-type="float" office:value="98.879" calcext:value-type="float">
            <text:p>98,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91" calcext:value-type="float">
            <text:p>1,891</text:p>
          </table:table-cell>
          <table:table-cell office:value-type="float" office:value="22585692" calcext:value-type="float">
            <text:p>22585692</text:p>
          </table:table-cell>
          <table:table-cell office:value-type="float" office:value="4976666" calcext:value-type="float">
            <text:p>4976666</text:p>
          </table:table-cell>
          <table:table-cell office:value-type="float" office:value="98.836" calcext:value-type="float">
            <text:p>98,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08" calcext:value-type="float">
            <text:p>1,908</text:p>
          </table:table-cell>
          <table:table-cell office:value-type="float" office:value="20837121" calcext:value-type="float">
            <text:p>20837121</text:p>
          </table:table-cell>
          <table:table-cell office:value-type="float" office:value="4620103" calcext:value-type="float">
            <text:p>4620103</text:p>
          </table:table-cell>
          <table:table-cell office:value-type="float" office:value="98.814" calcext:value-type="float">
            <text:p>98,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46" calcext:value-type="float">
            <text:p>1,946</text:p>
          </table:table-cell>
          <table:table-cell office:value-type="float" office:value="19222772" calcext:value-type="float">
            <text:p>19222772</text:p>
          </table:table-cell>
          <table:table-cell office:value-type="float" office:value="4283271" calcext:value-type="float">
            <text:p>4283271</text:p>
          </table:table-cell>
          <table:table-cell office:value-type="float" office:value="98.786" calcext:value-type="float">
            <text:p>98,7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77" calcext:value-type="float">
            <text:p>1,577</text:p>
          </table:table-cell>
          <table:table-cell office:value-type="float" office:value="17255652" calcext:value-type="float">
            <text:p>17255652</text:p>
          </table:table-cell>
          <table:table-cell office:value-type="float" office:value="3869824" calcext:value-type="float">
            <text:p>3869824</text:p>
          </table:table-cell>
          <table:table-cell office:value-type="float" office:value="98.752" calcext:value-type="float">
            <text:p>98,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85" calcext:value-type="float">
            <text:p>1,685</text:p>
          </table:table-cell>
          <table:table-cell office:value-type="float" office:value="16036833" calcext:value-type="float">
            <text:p>16036833</text:p>
          </table:table-cell>
          <table:table-cell office:value-type="float" office:value="3605409" calcext:value-type="float">
            <text:p>3605409</text:p>
          </table:table-cell>
          <table:table-cell office:value-type="float" office:value="98.717" calcext:value-type="float">
            <text:p>98,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63" calcext:value-type="float">
            <text:p>1,363</text:p>
          </table:table-cell>
          <table:table-cell office:value-type="float" office:value="14877547" calcext:value-type="float">
            <text:p>14877547</text:p>
          </table:table-cell>
          <table:table-cell office:value-type="float" office:value="3349086" calcext:value-type="float">
            <text:p>3349086</text:p>
          </table:table-cell>
          <table:table-cell office:value-type="float" office:value="98.695" calcext:value-type="float">
            <text:p>98,6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2" calcext:value-type="float">
            <text:p>1,292</text:p>
          </table:table-cell>
          <table:table-cell office:value-type="float" office:value="13607621" calcext:value-type="float">
            <text:p>13607621</text:p>
          </table:table-cell>
          <table:table-cell office:value-type="float" office:value="3077909" calcext:value-type="float">
            <text:p>3077909</text:p>
          </table:table-cell>
          <table:table-cell office:value-type="float" office:value="98.66" calcext:value-type="float">
            <text:p>98,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5" calcext:value-type="float">
            <text:p>1,265</text:p>
          </table:table-cell>
          <table:table-cell office:value-type="float" office:value="12756809" calcext:value-type="float">
            <text:p>12756809</text:p>
          </table:table-cell>
          <table:table-cell office:value-type="float" office:value="2890632" calcext:value-type="float">
            <text:p>2890632</text:p>
          </table:table-cell>
          <table:table-cell office:value-type="float" office:value="98.627" calcext:value-type="float">
            <text:p>98,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74" calcext:value-type="float">
            <text:p>1,174</text:p>
          </table:table-cell>
          <table:table-cell office:value-type="float" office:value="11982715" calcext:value-type="float">
            <text:p>11982715</text:p>
          </table:table-cell>
          <table:table-cell office:value-type="float" office:value="2721127" calcext:value-type="float">
            <text:p>2721127</text:p>
          </table:table-cell>
          <table:table-cell office:value-type="float" office:value="98.609" calcext:value-type="float">
            <text:p>98,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21" calcext:value-type="float">
            <text:p>1,121</text:p>
          </table:table-cell>
          <table:table-cell office:value-type="float" office:value="11124625" calcext:value-type="float">
            <text:p>11124625</text:p>
          </table:table-cell>
          <table:table-cell office:value-type="float" office:value="2539048" calcext:value-type="float">
            <text:p>2539048</text:p>
          </table:table-cell>
          <table:table-cell office:value-type="float" office:value="98.576" calcext:value-type="float">
            <text:p>98,5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7" calcext:value-type="float">
            <text:p>1,17</text:p>
          </table:table-cell>
          <table:table-cell office:value-type="float" office:value="10449773" calcext:value-type="float">
            <text:p>10449773</text:p>
          </table:table-cell>
          <table:table-cell office:value-type="float" office:value="2389142" calcext:value-type="float">
            <text:p>2389142</text:p>
          </table:table-cell>
          <table:table-cell office:value-type="float" office:value="98.55" calcext:value-type="float">
            <text:p>98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1" calcext:value-type="float">
            <text:p>1,041</text:p>
          </table:table-cell>
          <table:table-cell office:value-type="float" office:value="9838080" calcext:value-type="float">
            <text:p>9838080</text:p>
          </table:table-cell>
          <table:table-cell office:value-type="float" office:value="2254482" calcext:value-type="float">
            <text:p>2254482</text:p>
          </table:table-cell>
          <table:table-cell office:value-type="float" office:value="98.511" calcext:value-type="float">
            <text:p>98,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6" calcext:value-type="float">
            <text:p>0,966</text:p>
          </table:table-cell>
          <table:table-cell office:value-type="float" office:value="9259053" calcext:value-type="float">
            <text:p>9259053</text:p>
          </table:table-cell>
          <table:table-cell office:value-type="float" office:value="2128411" calcext:value-type="float">
            <text:p>2128411</text:p>
          </table:table-cell>
          <table:table-cell office:value-type="float" office:value="98.472" calcext:value-type="float">
            <text:p>98,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781864" calcext:value-type="float">
            <text:p>8781864</text:p>
          </table:table-cell>
          <table:table-cell office:value-type="float" office:value="2029681" calcext:value-type="float">
            <text:p>2029681</text:p>
          </table:table-cell>
          <table:table-cell office:value-type="float" office:value="98.448" calcext:value-type="float">
            <text:p>98,4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,91</text:p>
          </table:table-cell>
          <table:table-cell office:value-type="float" office:value="8302693" calcext:value-type="float">
            <text:p>8302693</text:p>
          </table:table-cell>
          <table:table-cell office:value-type="float" office:value="1926165" calcext:value-type="float">
            <text:p>1926165</text:p>
          </table:table-cell>
          <table:table-cell office:value-type="float" office:value="98.415" calcext:value-type="float">
            <text:p>98,4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5" calcext:value-type="float">
            <text:p>0,835</text:p>
          </table:table-cell>
          <table:table-cell office:value-type="float" office:value="7856790" calcext:value-type="float">
            <text:p>7856790</text:p>
          </table:table-cell>
          <table:table-cell office:value-type="float" office:value="1827813" calcext:value-type="float">
            <text:p>1827813</text:p>
          </table:table-cell>
          <table:table-cell office:value-type="float" office:value="98.383" calcext:value-type="float">
            <text:p>98,3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6" calcext:value-type="float">
            <text:p>0,766</text:p>
          </table:table-cell>
          <table:table-cell office:value-type="float" office:value="7468057" calcext:value-type="float">
            <text:p>7468057</text:p>
          </table:table-cell>
          <table:table-cell office:value-type="float" office:value="1746165" calcext:value-type="float">
            <text:p>1746165</text:p>
          </table:table-cell>
          <table:table-cell office:value-type="float" office:value="98.358" calcext:value-type="float">
            <text:p>98,3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3" calcext:value-type="float">
            <text:p>0,733</text:p>
          </table:table-cell>
          <table:table-cell office:value-type="float" office:value="7064070" calcext:value-type="float">
            <text:p>7064070</text:p>
          </table:table-cell>
          <table:table-cell office:value-type="float" office:value="1656737" calcext:value-type="float">
            <text:p>1656737</text:p>
          </table:table-cell>
          <table:table-cell office:value-type="float" office:value="98.338" calcext:value-type="float">
            <text:p>98,3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44" calcext:value-type="float">
            <text:p>0,744</text:p>
          </table:table-cell>
          <table:table-cell office:value-type="float" office:value="6747989" calcext:value-type="float">
            <text:p>6747989</text:p>
          </table:table-cell>
          <table:table-cell office:value-type="float" office:value="1587158" calcext:value-type="float">
            <text:p>1587158</text:p>
          </table:table-cell>
          <table:table-cell office:value-type="float" office:value="98.277" calcext:value-type="float">
            <text:p>98,2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14" calcext:value-type="float">
            <text:p>0,714</text:p>
          </table:table-cell>
          <table:table-cell office:value-type="float" office:value="6539331" calcext:value-type="float">
            <text:p>6539331</text:p>
          </table:table-cell>
          <table:table-cell office:value-type="float" office:value="1544188" calcext:value-type="float">
            <text:p>1544188</text:p>
          </table:table-cell>
          <table:table-cell office:value-type="float" office:value="98.266" calcext:value-type="float">
            <text:p>98,2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31" calcext:value-type="float">
            <text:p>0,831</text:p>
          </table:table-cell>
          <table:table-cell office:value-type="float" office:value="6194029" calcext:value-type="float">
            <text:p>6194029</text:p>
          </table:table-cell>
          <table:table-cell office:value-type="float" office:value="1467312" calcext:value-type="float">
            <text:p>1467312</text:p>
          </table:table-cell>
          <table:table-cell office:value-type="float" office:value="98.244" calcext:value-type="float">
            <text:p>98,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5" calcext:value-type="float">
            <text:p>0,645</text:p>
          </table:table-cell>
          <table:table-cell office:value-type="float" office:value="5875371" calcext:value-type="float">
            <text:p>5875371</text:p>
          </table:table-cell>
          <table:table-cell office:value-type="float" office:value="1394769" calcext:value-type="float">
            <text:p>1394769</text:p>
          </table:table-cell>
          <table:table-cell office:value-type="float" office:value="98.161" calcext:value-type="float">
            <text:p>98,1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5" calcext:value-type="float">
            <text:p>0,635</text:p>
          </table:table-cell>
          <table:table-cell office:value-type="float" office:value="5609235" calcext:value-type="float">
            <text:p>5609235</text:p>
          </table:table-cell>
          <table:table-cell office:value-type="float" office:value="1333000" calcext:value-type="float">
            <text:p>1333000</text:p>
          </table:table-cell>
          <table:table-cell office:value-type="float" office:value="98.157" calcext:value-type="float">
            <text:p>98,1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3" calcext:value-type="float">
            <text:p>0,613</text:p>
          </table:table-cell>
          <table:table-cell office:value-type="float" office:value="5444510" calcext:value-type="float">
            <text:p>5444510</text:p>
          </table:table-cell>
          <table:table-cell office:value-type="float" office:value="1297604" calcext:value-type="float">
            <text:p>1297604</text:p>
          </table:table-cell>
          <table:table-cell office:value-type="float" office:value="98.134" calcext:value-type="float">
            <text:p>98,1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,58</text:p>
          </table:table-cell>
          <table:table-cell office:value-type="float" office:value="5188294" calcext:value-type="float">
            <text:p>5188294</text:p>
          </table:table-cell>
          <table:table-cell office:value-type="float" office:value="1238197" calcext:value-type="float">
            <text:p>1238197</text:p>
          </table:table-cell>
          <table:table-cell office:value-type="float" office:value="98.059" calcext:value-type="float">
            <text:p>98,0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1" calcext:value-type="float">
            <text:p>0,571</text:p>
          </table:table-cell>
          <table:table-cell office:value-type="float" office:value="5024309" calcext:value-type="float">
            <text:p>5024309</text:p>
          </table:table-cell>
          <table:table-cell office:value-type="float" office:value="1203585" calcext:value-type="float">
            <text:p>1203585</text:p>
          </table:table-cell>
          <table:table-cell office:value-type="float" office:value="98.045" calcext:value-type="float">
            <text:p>98,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" calcext:value-type="float">
            <text:p>0,575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1164815" calcext:value-type="float">
            <text:p>1164815</text:p>
          </table:table-cell>
          <table:table-cell office:value-type="float" office:value="98.026" calcext:value-type="float">
            <text:p>98,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6" calcext:value-type="float">
            <text:p>0,556</text:p>
          </table:table-cell>
          <table:table-cell office:value-type="float" office:value="4704034" calcext:value-type="float">
            <text:p>4704034</text:p>
          </table:table-cell>
          <table:table-cell office:value-type="float" office:value="1130863" calcext:value-type="float">
            <text:p>1130863</text:p>
          </table:table-cell>
          <table:table-cell office:value-type="float" office:value="97.993" calcext:value-type="float">
            <text:p>97,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4" calcext:value-type="float">
            <text:p>0,544</text:p>
          </table:table-cell>
          <table:table-cell office:value-type="float" office:value="4571728" calcext:value-type="float">
            <text:p>4571728</text:p>
          </table:table-cell>
          <table:table-cell office:value-type="float" office:value="1100511" calcext:value-type="float">
            <text:p>1100511</text:p>
          </table:table-cell>
          <table:table-cell office:value-type="float" office:value="97.914" calcext:value-type="float">
            <text:p>97,9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16" calcext:value-type="float">
            <text:p>0,516</text:p>
          </table:table-cell>
          <table:table-cell office:value-type="float" office:value="4376670" calcext:value-type="float">
            <text:p>4376670</text:p>
          </table:table-cell>
          <table:table-cell office:value-type="float" office:value="1057123" calcext:value-type="float">
            <text:p>1057123</text:p>
          </table:table-cell>
          <table:table-cell office:value-type="float" office:value="97.88" calcext:value-type="float">
            <text:p>97,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8" calcext:value-type="float">
            <text:p>0,508</text:p>
          </table:table-cell>
          <table:table-cell office:value-type="float" office:value="4228529" calcext:value-type="float">
            <text:p>4228529</text:p>
          </table:table-cell>
          <table:table-cell office:value-type="float" office:value="1023974" calcext:value-type="float">
            <text:p>1023974</text:p>
          </table:table-cell>
          <table:table-cell office:value-type="float" office:value="97.877" calcext:value-type="float">
            <text:p>97,8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1" calcext:value-type="float">
            <text:p>0,501</text:p>
          </table:table-cell>
          <table:table-cell office:value-type="float" office:value="4158775" calcext:value-type="float">
            <text:p>4158775</text:p>
          </table:table-cell>
          <table:table-cell office:value-type="float" office:value="1009043" calcext:value-type="float">
            <text:p>1009043</text:p>
          </table:table-cell>
          <table:table-cell office:value-type="float" office:value="97.831" calcext:value-type="float">
            <text:p>97,8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77" calcext:value-type="float">
            <text:p>0,477</text:p>
          </table:table-cell>
          <table:table-cell office:value-type="float" office:value="3919385" calcext:value-type="float">
            <text:p>3919385</text:p>
          </table:table-cell>
          <table:table-cell office:value-type="float" office:value="950067" calcext:value-type="float">
            <text:p>950067</text:p>
          </table:table-cell>
          <table:table-cell office:value-type="float" office:value="97.75" calcext:value-type="float">
            <text:p>97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5" calcext:value-type="float">
            <text:p>0,495</text:p>
          </table:table-cell>
          <table:table-cell office:value-type="float" office:value="3891532" calcext:value-type="float">
            <text:p>3891532</text:p>
          </table:table-cell>
          <table:table-cell office:value-type="float" office:value="946539" calcext:value-type="float">
            <text:p>946539</text:p>
          </table:table-cell>
          <table:table-cell office:value-type="float" office:value="97.758" calcext:value-type="float">
            <text:p>97,7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8" calcext:value-type="float">
            <text:p>0,468</text:p>
          </table:table-cell>
          <table:table-cell office:value-type="float" office:value="3754786" calcext:value-type="float">
            <text:p>3754786</text:p>
          </table:table-cell>
          <table:table-cell office:value-type="float" office:value="915123" calcext:value-type="float">
            <text:p>915123</text:p>
          </table:table-cell>
          <table:table-cell office:value-type="float" office:value="97.73" calcext:value-type="float">
            <text:p>97,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52" calcext:value-type="float">
            <text:p>0,452</text:p>
          </table:table-cell>
          <table:table-cell office:value-type="float" office:value="3599474" calcext:value-type="float">
            <text:p>3599474</text:p>
          </table:table-cell>
          <table:table-cell office:value-type="float" office:value="875592" calcext:value-type="float">
            <text:p>875592</text:p>
          </table:table-cell>
          <table:table-cell office:value-type="float" office:value="97.664" calcext:value-type="float">
            <text:p>97,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4" calcext:value-type="float">
            <text:p>0,444</text:p>
          </table:table-cell>
          <table:table-cell office:value-type="float" office:value="3517121" calcext:value-type="float">
            <text:p>3517121</text:p>
          </table:table-cell>
          <table:table-cell office:value-type="float" office:value="854728" calcext:value-type="float">
            <text:p>854728</text:p>
          </table:table-cell>
          <table:table-cell office:value-type="float" office:value="97.644" calcext:value-type="float">
            <text:p>97,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9" calcext:value-type="float">
            <text:p>0,439</text:p>
          </table:table-cell>
          <table:table-cell office:value-type="float" office:value="3424700" calcext:value-type="float">
            <text:p>3424700</text:p>
          </table:table-cell>
          <table:table-cell office:value-type="float" office:value="834525" calcext:value-type="float">
            <text:p>834525</text:p>
          </table:table-cell>
          <table:table-cell office:value-type="float" office:value="97.592" calcext:value-type="float">
            <text:p>97,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8" calcext:value-type="float">
            <text:p>0,438</text:p>
          </table:table-cell>
          <table:table-cell office:value-type="float" office:value="3329125" calcext:value-type="float">
            <text:p>3329125</text:p>
          </table:table-cell>
          <table:table-cell office:value-type="float" office:value="813095" calcext:value-type="float">
            <text:p>813095</text:p>
          </table:table-cell>
          <table:table-cell office:value-type="float" office:value="97.589" calcext:value-type="float">
            <text:p>97,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15" calcext:value-type="float">
            <text:p>0,415</text:p>
          </table:table-cell>
          <table:table-cell office:value-type="float" office:value="3147407" calcext:value-type="float">
            <text:p>3147407</text:p>
          </table:table-cell>
          <table:table-cell office:value-type="float" office:value="769611" calcext:value-type="float">
            <text:p>769611</text:p>
          </table:table-cell>
          <table:table-cell office:value-type="float" office:value="97.526" calcext:value-type="float">
            <text:p>97,5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9" calcext:value-type="float">
            <text:p>0,409</text:p>
          </table:table-cell>
          <table:table-cell office:value-type="float" office:value="3067394" calcext:value-type="float">
            <text:p>3067394</text:p>
          </table:table-cell>
          <table:table-cell office:value-type="float" office:value="749794" calcext:value-type="float">
            <text:p>749794</text:p>
          </table:table-cell>
          <table:table-cell office:value-type="float" office:value="97.509" calcext:value-type="float">
            <text:p>97,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1" calcext:value-type="float">
            <text:p>0,411</text:p>
          </table:table-cell>
          <table:table-cell office:value-type="float" office:value="3077811" calcext:value-type="float">
            <text:p>3077811</text:p>
          </table:table-cell>
          <table:table-cell office:value-type="float" office:value="751439" calcext:value-type="float">
            <text:p>751439</text:p>
          </table:table-cell>
          <table:table-cell office:value-type="float" office:value="97.494" calcext:value-type="float">
            <text:p>97,4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07" calcext:value-type="float">
            <text:p>0,407</text:p>
          </table:table-cell>
          <table:table-cell office:value-type="float" office:value="2936671" calcext:value-type="float">
            <text:p>2936671</text:p>
          </table:table-cell>
          <table:table-cell office:value-type="float" office:value="716359" calcext:value-type="float">
            <text:p>716359</text:p>
          </table:table-cell>
          <table:table-cell office:value-type="float" office:value="97.436" calcext:value-type="float">
            <text:p>97,4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9" calcext:value-type="float">
            <text:p>0,399</text:p>
          </table:table-cell>
          <table:table-cell office:value-type="float" office:value="2896339" calcext:value-type="float">
            <text:p>2896339</text:p>
          </table:table-cell>
          <table:table-cell office:value-type="float" office:value="707450" calcext:value-type="float">
            <text:p>707450</text:p>
          </table:table-cell>
          <table:table-cell office:value-type="float" office:value="97.409" calcext:value-type="float">
            <text:p>97,4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9" calcext:value-type="float">
            <text:p>0,389</text:p>
          </table:table-cell>
          <table:table-cell office:value-type="float" office:value="2830631" calcext:value-type="float">
            <text:p>2830631</text:p>
          </table:table-cell>
          <table:table-cell office:value-type="float" office:value="693002" calcext:value-type="float">
            <text:p>693002</text:p>
          </table:table-cell>
          <table:table-cell office:value-type="float" office:value="97.384" calcext:value-type="float">
            <text:p>97,3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7" calcext:value-type="float">
            <text:p>0,387</text:p>
          </table:table-cell>
          <table:table-cell office:value-type="float" office:value="2771535" calcext:value-type="float">
            <text:p>2771535</text:p>
          </table:table-cell>
          <table:table-cell office:value-type="float" office:value="674370" calcext:value-type="float">
            <text:p>674370</text:p>
          </table:table-cell>
          <table:table-cell office:value-type="float" office:value="97.373" calcext:value-type="float">
            <text:p>97,3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74" calcext:value-type="float">
            <text:p>0,374</text:p>
          </table:table-cell>
          <table:table-cell office:value-type="float" office:value="2725908" calcext:value-type="float">
            <text:p>2725908</text:p>
          </table:table-cell>
          <table:table-cell office:value-type="float" office:value="667373" calcext:value-type="float">
            <text:p>667373</text:p>
          </table:table-cell>
          <table:table-cell office:value-type="float" office:value="97.337" calcext:value-type="float">
            <text:p>97,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73" calcext:value-type="float">
            <text:p>0,373</text:p>
          </table:table-cell>
          <table:table-cell office:value-type="float" office:value="2653744" calcext:value-type="float">
            <text:p>2653744</text:p>
          </table:table-cell>
          <table:table-cell office:value-type="float" office:value="650335" calcext:value-type="float">
            <text:p>650335</text:p>
          </table:table-cell>
          <table:table-cell office:value-type="float" office:value="97.321" calcext:value-type="float">
            <text:p>97,3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6" calcext:value-type="float">
            <text:p>0,36</text:p>
          </table:table-cell>
          <table:table-cell office:value-type="float" office:value="2571058" calcext:value-type="float">
            <text:p>2571058</text:p>
          </table:table-cell>
          <table:table-cell office:value-type="float" office:value="626950" calcext:value-type="float">
            <text:p>626950</text:p>
          </table:table-cell>
          <table:table-cell office:value-type="float" office:value="97.211" calcext:value-type="float">
            <text:p>97,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4" calcext:value-type="float">
            <text:p>0,354</text:p>
          </table:table-cell>
          <table:table-cell office:value-type="float" office:value="2485861" calcext:value-type="float">
            <text:p>2485861</text:p>
          </table:table-cell>
          <table:table-cell office:value-type="float" office:value="604424" calcext:value-type="float">
            <text:p>604424</text:p>
          </table:table-cell>
          <table:table-cell office:value-type="float" office:value="97.201" calcext:value-type="float">
            <text:p>97,2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69" calcext:value-type="float">
            <text:p>0,369</text:p>
          </table:table-cell>
          <table:table-cell office:value-type="float" office:value="2435640" calcext:value-type="float">
            <text:p>2435640</text:p>
          </table:table-cell>
          <table:table-cell office:value-type="float" office:value="597320" calcext:value-type="float">
            <text:p>597320</text:p>
          </table:table-cell>
          <table:table-cell office:value-type="float" office:value="97.166" calcext:value-type="float">
            <text:p>97,1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9" calcext:value-type="float">
            <text:p>0,359</text:p>
          </table:table-cell>
          <table:table-cell office:value-type="float" office:value="2418096" calcext:value-type="float">
            <text:p>2418096</text:p>
          </table:table-cell>
          <table:table-cell office:value-type="float" office:value="587015" calcext:value-type="float">
            <text:p>587015</text:p>
          </table:table-cell>
          <table:table-cell office:value-type="float" office:value="97.058" calcext:value-type="float">
            <text:p>97,0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1" calcext:value-type="float">
            <text:p>0,361</text:p>
          </table:table-cell>
          <table:table-cell office:value-type="float" office:value="2401834" calcext:value-type="float">
            <text:p>2401834</text:p>
          </table:table-cell>
          <table:table-cell office:value-type="float" office:value="586550" calcext:value-type="float">
            <text:p>586550</text:p>
          </table:table-cell>
          <table:table-cell office:value-type="float" office:value="97.06" calcext:value-type="float">
            <text:p>97,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4" calcext:value-type="float">
            <text:p>0,364</text:p>
          </table:table-cell>
          <table:table-cell office:value-type="float" office:value="2389561" calcext:value-type="float">
            <text:p>2389561</text:p>
          </table:table-cell>
          <table:table-cell office:value-type="float" office:value="586400" calcext:value-type="float">
            <text:p>586400</text:p>
          </table:table-cell>
          <table:table-cell office:value-type="float" office:value="97.099" calcext:value-type="float">
            <text:p>97,0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,35</text:p>
          </table:table-cell>
          <table:table-cell office:value-type="float" office:value="2300938" calcext:value-type="float">
            <text:p>2300938</text:p>
          </table:table-cell>
          <table:table-cell office:value-type="float" office:value="559146" calcext:value-type="float">
            <text:p>559146</text:p>
          </table:table-cell>
          <table:table-cell office:value-type="float" office:value="96.976" calcext:value-type="float">
            <text:p>96,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4" calcext:value-type="float">
            <text:p>0,354</text:p>
          </table:table-cell>
          <table:table-cell office:value-type="float" office:value="2300361" calcext:value-type="float">
            <text:p>2300361</text:p>
          </table:table-cell>
          <table:table-cell office:value-type="float" office:value="562303" calcext:value-type="float">
            <text:p>562303</text:p>
          </table:table-cell>
          <table:table-cell office:value-type="float" office:value="96.949" calcext:value-type="float">
            <text:p>96,9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53" calcext:value-type="float">
            <text:p>0,353</text:p>
          </table:table-cell>
          <table:table-cell office:value-type="float" office:value="2211524" calcext:value-type="float">
            <text:p>2211524</text:p>
          </table:table-cell>
          <table:table-cell office:value-type="float" office:value="544459" calcext:value-type="float">
            <text:p>544459</text:p>
          </table:table-cell>
          <table:table-cell office:value-type="float" office:value="97.018" calcext:value-type="float">
            <text:p>97,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54" calcext:value-type="float">
            <text:p>0,354</text:p>
          </table:table-cell>
          <table:table-cell office:value-type="float" office:value="2237711" calcext:value-type="float">
            <text:p>2237711</text:p>
          </table:table-cell>
          <table:table-cell office:value-type="float" office:value="544605" calcext:value-type="float">
            <text:p>544605</text:p>
          </table:table-cell>
          <table:table-cell office:value-type="float" office:value="96.913" calcext:value-type="float">
            <text:p>96,9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9" calcext:value-type="float">
            <text:p>0,339</text:p>
          </table:table-cell>
          <table:table-cell office:value-type="float" office:value="2125551" calcext:value-type="float">
            <text:p>2125551</text:p>
          </table:table-cell>
          <table:table-cell office:value-type="float" office:value="517535" calcext:value-type="float">
            <text:p>517535</text:p>
          </table:table-cell>
          <table:table-cell office:value-type="float" office:value="96.83" calcext:value-type="float">
            <text:p>96,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" calcext:value-type="float">
            <text:p>0,33</text:p>
          </table:table-cell>
          <table:table-cell office:value-type="float" office:value="1992580" calcext:value-type="float">
            <text:p>1992580</text:p>
          </table:table-cell>
          <table:table-cell office:value-type="float" office:value="492380" calcext:value-type="float">
            <text:p>492380</text:p>
          </table:table-cell>
          <table:table-cell office:value-type="float" office:value="96.88" calcext:value-type="float">
            <text:p>96,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9" calcext:value-type="float">
            <text:p>0,339</text:p>
          </table:table-cell>
          <table:table-cell office:value-type="float" office:value="2069836" calcext:value-type="float">
            <text:p>2069836</text:p>
          </table:table-cell>
          <table:table-cell office:value-type="float" office:value="502231" calcext:value-type="float">
            <text:p>502231</text:p>
          </table:table-cell>
          <table:table-cell office:value-type="float" office:value="96.772" calcext:value-type="float">
            <text:p>96,7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4" calcext:value-type="float">
            <text:p>0,354</text:p>
          </table:table-cell>
          <table:table-cell office:value-type="float" office:value="2183218" calcext:value-type="float">
            <text:p>2183218</text:p>
          </table:table-cell>
          <table:table-cell office:value-type="float" office:value="531187" calcext:value-type="float">
            <text:p>531187</text:p>
          </table:table-cell>
          <table:table-cell office:value-type="float" office:value="96.831" calcext:value-type="float">
            <text:p>96,8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1" calcext:value-type="float">
            <text:p>0,331</text:p>
          </table:table-cell>
          <table:table-cell office:value-type="float" office:value="1924380" calcext:value-type="float">
            <text:p>1924380</text:p>
          </table:table-cell>
          <table:table-cell office:value-type="float" office:value="470597" calcext:value-type="float">
            <text:p>470597</text:p>
          </table:table-cell>
          <table:table-cell office:value-type="float" office:value="96.612" calcext:value-type="float">
            <text:p>96,6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1" calcext:value-type="float">
            <text:p>0,321</text:p>
          </table:table-cell>
          <table:table-cell office:value-type="float" office:value="1781335" calcext:value-type="float">
            <text:p>1781335</text:p>
          </table:table-cell>
          <table:table-cell office:value-type="float" office:value="437010" calcext:value-type="float">
            <text:p>437010</text:p>
          </table:table-cell>
          <table:table-cell office:value-type="float" office:value="96.546" calcext:value-type="float">
            <text:p>96,5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13" calcext:value-type="float">
            <text:p>0,313</text:p>
          </table:table-cell>
          <table:table-cell office:value-type="float" office:value="1728760" calcext:value-type="float">
            <text:p>1728760</text:p>
          </table:table-cell>
          <table:table-cell office:value-type="float" office:value="423058" calcext:value-type="float">
            <text:p>423058</text:p>
          </table:table-cell>
          <table:table-cell office:value-type="float" office:value="96.503" calcext:value-type="float">
            <text:p>96,5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3" calcext:value-type="float">
            <text:p>0,333</text:p>
          </table:table-cell>
          <table:table-cell office:value-type="float" office:value="1762440" calcext:value-type="float">
            <text:p>1762440</text:p>
          </table:table-cell>
          <table:table-cell office:value-type="float" office:value="433676" calcext:value-type="float">
            <text:p>433676</text:p>
          </table:table-cell>
          <table:table-cell office:value-type="float" office:value="96.64" calcext:value-type="float">
            <text:p>96,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08" calcext:value-type="float">
            <text:p>0,308</text:p>
          </table:table-cell>
          <table:table-cell office:value-type="float" office:value="1645380" calcext:value-type="float">
            <text:p>1645380</text:p>
          </table:table-cell>
          <table:table-cell office:value-type="float" office:value="402781" calcext:value-type="float">
            <text:p>402781</text:p>
          </table:table-cell>
          <table:table-cell office:value-type="float" office:value="96.568" calcext:value-type="float">
            <text:p>96,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2" calcext:value-type="float">
            <text:p>0,322</text:p>
          </table:table-cell>
          <table:table-cell office:value-type="float" office:value="1759839" calcext:value-type="float">
            <text:p>1759839</text:p>
          </table:table-cell>
          <table:table-cell office:value-type="float" office:value="430601" calcext:value-type="float">
            <text:p>430601</text:p>
          </table:table-cell>
          <table:table-cell office:value-type="float" office:value="96.493" calcext:value-type="float">
            <text:p>96,4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" calcext:value-type="float">
            <text:p>0,32</text:p>
          </table:table-cell>
          <table:table-cell office:value-type="float" office:value="1774310" calcext:value-type="float">
            <text:p>1774310</text:p>
          </table:table-cell>
          <table:table-cell office:value-type="float" office:value="433065" calcext:value-type="float">
            <text:p>433065</text:p>
          </table:table-cell>
          <table:table-cell office:value-type="float" office:value="96.451" calcext:value-type="float">
            <text:p>96,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24" calcext:value-type="float">
            <text:p>0,324</text:p>
          </table:table-cell>
          <table:table-cell office:value-type="float" office:value="1770279" calcext:value-type="float">
            <text:p>1770279</text:p>
          </table:table-cell>
          <table:table-cell office:value-type="float" office:value="430227" calcext:value-type="float">
            <text:p>430227</text:p>
          </table:table-cell>
          <table:table-cell office:value-type="float" office:value="96.378" calcext:value-type="float">
            <text:p>96,3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09" calcext:value-type="float">
            <text:p>0,309</text:p>
          </table:table-cell>
          <table:table-cell office:value-type="float" office:value="1661206" calcext:value-type="float">
            <text:p>1661206</text:p>
          </table:table-cell>
          <table:table-cell office:value-type="float" office:value="408631" calcext:value-type="float">
            <text:p>408631</text:p>
          </table:table-cell>
          <table:table-cell office:value-type="float" office:value="96.431" calcext:value-type="float">
            <text:p>96,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4" calcext:value-type="float">
            <text:p>0,324</text:p>
          </table:table-cell>
          <table:table-cell office:value-type="float" office:value="1673535" calcext:value-type="float">
            <text:p>1673535</text:p>
          </table:table-cell>
          <table:table-cell office:value-type="float" office:value="412549" calcext:value-type="float">
            <text:p>412549</text:p>
          </table:table-cell>
          <table:table-cell office:value-type="float" office:value="96.415" calcext:value-type="float">
            <text:p>96,4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" calcext:value-type="float">
            <text:p>0,32</text:p>
          </table:table-cell>
          <table:table-cell office:value-type="float" office:value="1756288" calcext:value-type="float">
            <text:p>1756288</text:p>
          </table:table-cell>
          <table:table-cell office:value-type="float" office:value="426793" calcext:value-type="float">
            <text:p>426793</text:p>
          </table:table-cell>
          <table:table-cell office:value-type="float" office:value="96.356" calcext:value-type="float">
            <text:p>96,3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4" calcext:value-type="float">
            <text:p>0,324</text:p>
          </table:table-cell>
          <table:table-cell office:value-type="float" office:value="1717023" calcext:value-type="float">
            <text:p>1717023</text:p>
          </table:table-cell>
          <table:table-cell office:value-type="float" office:value="416026" calcext:value-type="float">
            <text:p>416026</text:p>
          </table:table-cell>
          <table:table-cell office:value-type="float" office:value="96.332" calcext:value-type="float">
            <text:p>96,3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9" calcext:value-type="float">
            <text:p>0,329</text:p>
          </table:table-cell>
          <table:table-cell office:value-type="float" office:value="1720517" calcext:value-type="float">
            <text:p>1720517</text:p>
          </table:table-cell>
          <table:table-cell office:value-type="float" office:value="415892" calcext:value-type="float">
            <text:p>415892</text:p>
          </table:table-cell>
          <table:table-cell office:value-type="float" office:value="96.286" calcext:value-type="float">
            <text:p>96,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13" calcext:value-type="float">
            <text:p>0,313</text:p>
          </table:table-cell>
          <table:table-cell office:value-type="float" office:value="1612253" calcext:value-type="float">
            <text:p>1612253</text:p>
          </table:table-cell>
          <table:table-cell office:value-type="float" office:value="389286" calcext:value-type="float">
            <text:p>389286</text:p>
          </table:table-cell>
          <table:table-cell office:value-type="float" office:value="96.245" calcext:value-type="float">
            <text:p>96,2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18" calcext:value-type="float">
            <text:p>0,318</text:p>
          </table:table-cell>
          <table:table-cell office:value-type="float" office:value="1529756" calcext:value-type="float">
            <text:p>1529756</text:p>
          </table:table-cell>
          <table:table-cell office:value-type="float" office:value="371025" calcext:value-type="float">
            <text:p>371025</text:p>
          </table:table-cell>
          <table:table-cell office:value-type="float" office:value="96.064" calcext:value-type="float">
            <text:p>96,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7" calcext:value-type="float">
            <text:p>0,297</text:p>
          </table:table-cell>
          <table:table-cell office:value-type="float" office:value="1473653" calcext:value-type="float">
            <text:p>1473653</text:p>
          </table:table-cell>
          <table:table-cell office:value-type="float" office:value="360195" calcext:value-type="float">
            <text:p>360195</text:p>
          </table:table-cell>
          <table:table-cell office:value-type="float" office:value="96.24" calcext:value-type="float">
            <text:p>96,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9" calcext:value-type="float">
            <text:p>0,299</text:p>
          </table:table-cell>
          <table:table-cell office:value-type="float" office:value="1432213" calcext:value-type="float">
            <text:p>1432213</text:p>
          </table:table-cell>
          <table:table-cell office:value-type="float" office:value="351108" calcext:value-type="float">
            <text:p>351108</text:p>
          </table:table-cell>
          <table:table-cell office:value-type="float" office:value="96.254" calcext:value-type="float">
            <text:p>96,2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9" calcext:value-type="float">
            <text:p>0,289</text:p>
          </table:table-cell>
          <table:table-cell office:value-type="float" office:value="1479720" calcext:value-type="float">
            <text:p>1479720</text:p>
          </table:table-cell>
          <table:table-cell office:value-type="float" office:value="360499" calcext:value-type="float">
            <text:p>360499</text:p>
          </table:table-cell>
          <table:table-cell office:value-type="float" office:value="96.159" calcext:value-type="float">
            <text:p>96,1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4" calcext:value-type="float">
            <text:p>0,294</text:p>
          </table:table-cell>
          <table:table-cell office:value-type="float" office:value="1468363" calcext:value-type="float">
            <text:p>1468363</text:p>
          </table:table-cell>
          <table:table-cell office:value-type="float" office:value="357642" calcext:value-type="float">
            <text:p>357642</text:p>
          </table:table-cell>
          <table:table-cell office:value-type="float" office:value="96.105" calcext:value-type="float">
            <text:p>96,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7" calcext:value-type="float">
            <text:p>0,297</text:p>
          </table:table-cell>
          <table:table-cell office:value-type="float" office:value="1468149" calcext:value-type="float">
            <text:p>1468149</text:p>
          </table:table-cell>
          <table:table-cell office:value-type="float" office:value="357127" calcext:value-type="float">
            <text:p>357127</text:p>
          </table:table-cell>
          <table:table-cell office:value-type="float" office:value="96.043" calcext:value-type="float">
            <text:p>96,0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8" calcext:value-type="float">
            <text:p>0,288</text:p>
          </table:table-cell>
          <table:table-cell office:value-type="float" office:value="1424996" calcext:value-type="float">
            <text:p>1424996</text:p>
          </table:table-cell>
          <table:table-cell office:value-type="float" office:value="346636" calcext:value-type="float">
            <text:p>346636</text:p>
          </table:table-cell>
          <table:table-cell office:value-type="float" office:value="96.048" calcext:value-type="float">
            <text:p>96,0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96" calcext:value-type="float">
            <text:p>0,296</text:p>
          </table:table-cell>
          <table:table-cell office:value-type="float" office:value="1454911" calcext:value-type="float">
            <text:p>1454911</text:p>
          </table:table-cell>
          <table:table-cell office:value-type="float" office:value="352359" calcext:value-type="float">
            <text:p>352359</text:p>
          </table:table-cell>
          <table:table-cell office:value-type="float" office:value="95.869" calcext:value-type="float">
            <text:p>95,8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93" calcext:value-type="float">
            <text:p>0,293</text:p>
          </table:table-cell>
          <table:table-cell office:value-type="float" office:value="1438226" calcext:value-type="float">
            <text:p>1438226</text:p>
          </table:table-cell>
          <table:table-cell office:value-type="float" office:value="346090" calcext:value-type="float">
            <text:p>346090</text:p>
          </table:table-cell>
          <table:table-cell office:value-type="float" office:value="95.881" calcext:value-type="float">
            <text:p>95,8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88" calcext:value-type="float">
            <text:p>0,288</text:p>
          </table:table-cell>
          <table:table-cell office:value-type="float" office:value="1419914" calcext:value-type="float">
            <text:p>1419914</text:p>
          </table:table-cell>
          <table:table-cell office:value-type="float" office:value="340192" calcext:value-type="float">
            <text:p>340192</text:p>
          </table:table-cell>
          <table:table-cell office:value-type="float" office:value="95.832" calcext:value-type="float">
            <text:p>95,8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8" calcext:value-type="float">
            <text:p>0,288</text:p>
          </table:table-cell>
          <table:table-cell office:value-type="float" office:value="1401567" calcext:value-type="float">
            <text:p>1401567</text:p>
          </table:table-cell>
          <table:table-cell office:value-type="float" office:value="336127" calcext:value-type="float">
            <text:p>336127</text:p>
          </table:table-cell>
          <table:table-cell office:value-type="float" office:value="95.775" calcext:value-type="float">
            <text:p>95,7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6" calcext:value-type="float">
            <text:p>0,286</text:p>
          </table:table-cell>
          <table:table-cell office:value-type="float" office:value="1382513" calcext:value-type="float">
            <text:p>1382513</text:p>
          </table:table-cell>
          <table:table-cell office:value-type="float" office:value="332988" calcext:value-type="float">
            <text:p>332988</text:p>
          </table:table-cell>
          <table:table-cell office:value-type="float" office:value="95.761" calcext:value-type="float">
            <text:p>95,7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85" calcext:value-type="float">
            <text:p>0,285</text:p>
          </table:table-cell>
          <table:table-cell office:value-type="float" office:value="1362446" calcext:value-type="float">
            <text:p>1362446</text:p>
          </table:table-cell>
          <table:table-cell office:value-type="float" office:value="326604" calcext:value-type="float">
            <text:p>326604</text:p>
          </table:table-cell>
          <table:table-cell office:value-type="float" office:value="95.739" calcext:value-type="float">
            <text:p>95,7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86" calcext:value-type="float">
            <text:p>0,286</text:p>
          </table:table-cell>
          <table:table-cell office:value-type="float" office:value="1351900" calcext:value-type="float">
            <text:p>1351900</text:p>
          </table:table-cell>
          <table:table-cell office:value-type="float" office:value="324609" calcext:value-type="float">
            <text:p>324609</text:p>
          </table:table-cell>
          <table:table-cell office:value-type="float" office:value="95.659" calcext:value-type="float">
            <text:p>95,6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8" calcext:value-type="float">
            <text:p>0,28</text:p>
          </table:table-cell>
          <table:table-cell office:value-type="float" office:value="1304793" calcext:value-type="float">
            <text:p>1304793</text:p>
          </table:table-cell>
          <table:table-cell office:value-type="float" office:value="312619" calcext:value-type="float">
            <text:p>312619</text:p>
          </table:table-cell>
          <table:table-cell office:value-type="float" office:value="95.638" calcext:value-type="float">
            <text:p>95,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1" calcext:value-type="float">
            <text:p>0,271</text:p>
          </table:table-cell>
          <table:table-cell office:value-type="float" office:value="1214398" calcext:value-type="float">
            <text:p>1214398</text:p>
          </table:table-cell>
          <table:table-cell office:value-type="float" office:value="293449" calcext:value-type="float">
            <text:p>293449</text:p>
          </table:table-cell>
          <table:table-cell office:value-type="float" office:value="95.377" calcext:value-type="float">
            <text:p>95,3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85" calcext:value-type="float">
            <text:p>0,285</text:p>
          </table:table-cell>
          <table:table-cell office:value-type="float" office:value="1323139" calcext:value-type="float">
            <text:p>1323139</text:p>
          </table:table-cell>
          <table:table-cell office:value-type="float" office:value="319404" calcext:value-type="float">
            <text:p>319404</text:p>
          </table:table-cell>
          <table:table-cell office:value-type="float" office:value="95.362" calcext:value-type="float">
            <text:p>95,3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8" calcext:value-type="float">
            <text:p>0,278</text:p>
          </table:table-cell>
          <table:table-cell office:value-type="float" office:value="1270484" calcext:value-type="float">
            <text:p>1270484</text:p>
          </table:table-cell>
          <table:table-cell office:value-type="float" office:value="305542" calcext:value-type="float">
            <text:p>305542</text:p>
          </table:table-cell>
          <table:table-cell office:value-type="float" office:value="95.482" calcext:value-type="float">
            <text:p>95,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5" calcext:value-type="float">
            <text:p>0,275</text:p>
          </table:table-cell>
          <table:table-cell office:value-type="float" office:value="1230583" calcext:value-type="float">
            <text:p>1230583</text:p>
          </table:table-cell>
          <table:table-cell office:value-type="float" office:value="296973" calcext:value-type="float">
            <text:p>296973</text:p>
          </table:table-cell>
          <table:table-cell office:value-type="float" office:value="95.389" calcext:value-type="float">
            <text:p>95,3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" calcext:value-type="float">
            <text:p>0,26</text:p>
          </table:table-cell>
          <table:table-cell office:value-type="float" office:value="1096584" calcext:value-type="float">
            <text:p>1096584</text:p>
          </table:table-cell>
          <table:table-cell office:value-type="float" office:value="264554" calcext:value-type="float">
            <text:p>264554</text:p>
          </table:table-cell>
          <table:table-cell office:value-type="float" office:value="95.179" calcext:value-type="float">
            <text:p>95,1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" calcext:value-type="float">
            <text:p>0,26</text:p>
          </table:table-cell>
          <table:table-cell office:value-type="float" office:value="1089706" calcext:value-type="float">
            <text:p>1089706</text:p>
          </table:table-cell>
          <table:table-cell office:value-type="float" office:value="262044" calcext:value-type="float">
            <text:p>262044</text:p>
          </table:table-cell>
          <table:table-cell office:value-type="float" office:value="95.125" calcext:value-type="float">
            <text:p>95,1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57" calcext:value-type="float">
            <text:p>0,257</text:p>
          </table:table-cell>
          <table:table-cell office:value-type="float" office:value="1067450" calcext:value-type="float">
            <text:p>1067450</text:p>
          </table:table-cell>
          <table:table-cell office:value-type="float" office:value="257391" calcext:value-type="float">
            <text:p>257391</text:p>
          </table:table-cell>
          <table:table-cell office:value-type="float" office:value="95.026" calcext:value-type="float">
            <text:p>95,0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5" calcext:value-type="float">
            <text:p>0,255</text:p>
          </table:table-cell>
          <table:table-cell office:value-type="float" office:value="1035348" calcext:value-type="float">
            <text:p>1035348</text:p>
          </table:table-cell>
          <table:table-cell office:value-type="float" office:value="249073" calcext:value-type="float">
            <text:p>249073</text:p>
          </table:table-cell>
          <table:table-cell office:value-type="float" office:value="95.001" calcext:value-type="float">
            <text:p>95,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4" calcext:value-type="float">
            <text:p>0,254</text:p>
          </table:table-cell>
          <table:table-cell office:value-type="float" office:value="1017433" calcext:value-type="float">
            <text:p>1017433</text:p>
          </table:table-cell>
          <table:table-cell office:value-type="float" office:value="243536" calcext:value-type="float">
            <text:p>243536</text:p>
          </table:table-cell>
          <table:table-cell office:value-type="float" office:value="94.94" calcext:value-type="float">
            <text:p>94,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63" calcext:value-type="float">
            <text:p>0,263</text:p>
          </table:table-cell>
          <table:table-cell office:value-type="float" office:value="1040093" calcext:value-type="float">
            <text:p>1040093</text:p>
          </table:table-cell>
          <table:table-cell office:value-type="float" office:value="249711" calcext:value-type="float">
            <text:p>249711</text:p>
          </table:table-cell>
          <table:table-cell office:value-type="float" office:value="94.815" calcext:value-type="float">
            <text:p>94,8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6" calcext:value-type="float">
            <text:p>0,26</text:p>
          </table:table-cell>
          <table:table-cell office:value-type="float" office:value="1011911" calcext:value-type="float">
            <text:p>1011911</text:p>
          </table:table-cell>
          <table:table-cell office:value-type="float" office:value="242305" calcext:value-type="float">
            <text:p>242305</text:p>
          </table:table-cell>
          <table:table-cell office:value-type="float" office:value="94.865" calcext:value-type="float">
            <text:p>94,8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54" calcext:value-type="float">
            <text:p>0,254</text:p>
          </table:table-cell>
          <table:table-cell office:value-type="float" office:value="1005539" calcext:value-type="float">
            <text:p>1005539</text:p>
          </table:table-cell>
          <table:table-cell office:value-type="float" office:value="237922" calcext:value-type="float">
            <text:p>237922</text:p>
          </table:table-cell>
          <table:table-cell office:value-type="float" office:value="94.969" calcext:value-type="float">
            <text:p>94,9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7" calcext:value-type="float">
            <text:p>0,257</text:p>
          </table:table-cell>
          <table:table-cell office:value-type="float" office:value="997192" calcext:value-type="float">
            <text:p>997192</text:p>
          </table:table-cell>
          <table:table-cell office:value-type="float" office:value="237042" calcext:value-type="float">
            <text:p>237042</text:p>
          </table:table-cell>
          <table:table-cell office:value-type="float" office:value="94.932" calcext:value-type="float">
            <text:p>94,9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59" calcext:value-type="float">
            <text:p>0,259</text:p>
          </table:table-cell>
          <table:table-cell office:value-type="float" office:value="1034857" calcext:value-type="float">
            <text:p>1034857</text:p>
          </table:table-cell>
          <table:table-cell office:value-type="float" office:value="248276" calcext:value-type="float">
            <text:p>248276</text:p>
          </table:table-cell>
          <table:table-cell office:value-type="float" office:value="94.627" calcext:value-type="float">
            <text:p>94,6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83" calcext:value-type="float">
            <text:p>0,283</text:p>
          </table:table-cell>
          <table:table-cell office:value-type="float" office:value="1198004" calcext:value-type="float">
            <text:p>1198004</text:p>
          </table:table-cell>
          <table:table-cell office:value-type="float" office:value="280704" calcext:value-type="float">
            <text:p>280704</text:p>
          </table:table-cell>
          <table:table-cell office:value-type="float" office:value="94.922" calcext:value-type="float">
            <text:p>94,9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9" calcext:value-type="float">
            <text:p>0,279</text:p>
          </table:table-cell>
          <table:table-cell office:value-type="float" office:value="1190059" calcext:value-type="float">
            <text:p>1190059</text:p>
          </table:table-cell>
          <table:table-cell office:value-type="float" office:value="278634" calcext:value-type="float">
            <text:p>278634</text:p>
          </table:table-cell>
          <table:table-cell office:value-type="float" office:value="94.886" calcext:value-type="float">
            <text:p>94,8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83" calcext:value-type="float">
            <text:p>0,283</text:p>
          </table:table-cell>
          <table:table-cell office:value-type="float" office:value="1171420" calcext:value-type="float">
            <text:p>1171420</text:p>
          </table:table-cell>
          <table:table-cell office:value-type="float" office:value="274681" calcext:value-type="float">
            <text:p>274681</text:p>
          </table:table-cell>
          <table:table-cell office:value-type="float" office:value="94.882" calcext:value-type="float">
            <text:p>94,8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57" calcext:value-type="float">
            <text:p>0,257</text:p>
          </table:table-cell>
          <table:table-cell office:value-type="float" office:value="942995" calcext:value-type="float">
            <text:p>942995</text:p>
          </table:table-cell>
          <table:table-cell office:value-type="float" office:value="224738" calcext:value-type="float">
            <text:p>224738</text:p>
          </table:table-cell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6" calcext:value-type="float">
            <text:p>0,26</text:p>
          </table:table-cell>
          <table:table-cell office:value-type="float" office:value="1016580" calcext:value-type="float">
            <text:p>1016580</text:p>
          </table:table-cell>
          <table:table-cell office:value-type="float" office:value="242427" calcext:value-type="float">
            <text:p>242427</text:p>
          </table:table-cell>
          <table:table-cell office:value-type="float" office:value="94.416" calcext:value-type="float">
            <text:p>94,4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61" calcext:value-type="float">
            <text:p>0,261</text:p>
          </table:table-cell>
          <table:table-cell office:value-type="float" office:value="1004564" calcext:value-type="float">
            <text:p>1004564</text:p>
          </table:table-cell>
          <table:table-cell office:value-type="float" office:value="240066" calcext:value-type="float">
            <text:p>240066</text:p>
          </table:table-cell>
          <table:table-cell office:value-type="float" office:value="94.345" calcext:value-type="float">
            <text:p>94,3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58" calcext:value-type="float">
            <text:p>0,258</text:p>
          </table:table-cell>
          <table:table-cell office:value-type="float" office:value="991585" calcext:value-type="float">
            <text:p>991585</text:p>
          </table:table-cell>
          <table:table-cell office:value-type="float" office:value="236705" calcext:value-type="float">
            <text:p>236705</text:p>
          </table:table-cell>
          <table:table-cell office:value-type="float" office:value="94.33" calcext:value-type="float">
            <text:p>94,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52" calcext:value-type="float">
            <text:p>0,252</text:p>
          </table:table-cell>
          <table:table-cell office:value-type="float" office:value="927971" calcext:value-type="float">
            <text:p>927971</text:p>
          </table:table-cell>
          <table:table-cell office:value-type="float" office:value="219488" calcext:value-type="float">
            <text:p>219488</text:p>
          </table:table-cell>
          <table:table-cell office:value-type="float" office:value="94.218" calcext:value-type="float">
            <text:p>94,2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5" calcext:value-type="float">
            <text:p>0,25</text:p>
          </table:table-cell>
          <table:table-cell office:value-type="float" office:value="910531" calcext:value-type="float">
            <text:p>910531</text:p>
          </table:table-cell>
          <table:table-cell office:value-type="float" office:value="215624" calcext:value-type="float">
            <text:p>215624</text:p>
          </table:table-cell>
          <table:table-cell office:value-type="float" office:value="94.18" calcext:value-type="float">
            <text:p>94,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48" calcext:value-type="float">
            <text:p>0,248</text:p>
          </table:table-cell>
          <table:table-cell office:value-type="float" office:value="896409" calcext:value-type="float">
            <text:p>896409</text:p>
          </table:table-cell>
          <table:table-cell office:value-type="float" office:value="211322" calcext:value-type="float">
            <text:p>211322</text:p>
          </table:table-cell>
          <table:table-cell office:value-type="float" office:value="94.136" calcext:value-type="float">
            <text:p>94,1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54" calcext:value-type="float">
            <text:p>0,254</text:p>
          </table:table-cell>
          <table:table-cell office:value-type="float" office:value="900058" calcext:value-type="float">
            <text:p>900058</text:p>
          </table:table-cell>
          <table:table-cell office:value-type="float" office:value="212476" calcext:value-type="float">
            <text:p>212476</text:p>
          </table:table-cell>
          <table:table-cell office:value-type="float" office:value="94.675" calcext:value-type="float">
            <text:p>94,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5" calcext:value-type="float">
            <text:p>0,245</text:p>
          </table:table-cell>
          <table:table-cell office:value-type="float" office:value="833570" calcext:value-type="float">
            <text:p>833570</text:p>
          </table:table-cell>
          <table:table-cell office:value-type="float" office:value="196061" calcext:value-type="float">
            <text:p>196061</text:p>
          </table:table-cell>
          <table:table-cell office:value-type="float" office:value="94.014" calcext:value-type="float">
            <text:p>94,0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4" calcext:value-type="float">
            <text:p>0,274</text:p>
          </table:table-cell>
          <table:table-cell office:value-type="float" office:value="1016465" calcext:value-type="float">
            <text:p>1016465</text:p>
          </table:table-cell>
          <table:table-cell office:value-type="float" office:value="235525" calcext:value-type="float">
            <text:p>235525</text:p>
          </table:table-cell>
          <table:table-cell office:value-type="float" office:value="94.592" calcext:value-type="float">
            <text:p>94,5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5" calcext:value-type="float">
            <text:p>0,275</text:p>
          </table:table-cell>
          <table:table-cell office:value-type="float" office:value="1031725" calcext:value-type="float">
            <text:p>1031725</text:p>
          </table:table-cell>
          <table:table-cell office:value-type="float" office:value="237519" calcext:value-type="float">
            <text:p>237519</text:p>
          </table:table-cell>
          <table:table-cell office:value-type="float" office:value="94.533" calcext:value-type="float">
            <text:p>94,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" calcext:value-type="float">
            <text:p>0,27</text:p>
          </table:table-cell>
          <table:table-cell office:value-type="float" office:value="937531" calcext:value-type="float">
            <text:p>937531</text:p>
          </table:table-cell>
          <table:table-cell office:value-type="float" office:value="217950" calcext:value-type="float">
            <text:p>217950</text:p>
          </table:table-cell>
          <table:table-cell office:value-type="float" office:value="94.009" calcext:value-type="float">
            <text:p>94,0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68" calcext:value-type="float">
            <text:p>0,268</text:p>
          </table:table-cell>
          <table:table-cell office:value-type="float" office:value="957468" calcext:value-type="float">
            <text:p>957468</text:p>
          </table:table-cell>
          <table:table-cell office:value-type="float" office:value="222534" calcext:value-type="float">
            <text:p>222534</text:p>
          </table:table-cell>
          <table:table-cell office:value-type="float" office:value="93.988" calcext:value-type="float">
            <text:p>93,9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68" calcext:value-type="float">
            <text:p>0,268</text:p>
          </table:table-cell>
          <table:table-cell office:value-type="float" office:value="943361" calcext:value-type="float">
            <text:p>943361</text:p>
          </table:table-cell>
          <table:table-cell office:value-type="float" office:value="219356" calcext:value-type="float">
            <text:p>219356</text:p>
          </table:table-cell>
          <table:table-cell office:value-type="float" office:value="93.936" calcext:value-type="float">
            <text:p>93,9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3" calcext:value-type="float">
            <text:p>0,273</text:p>
          </table:table-cell>
          <table:table-cell office:value-type="float" office:value="929099" calcext:value-type="float">
            <text:p>929099</text:p>
          </table:table-cell>
          <table:table-cell office:value-type="float" office:value="216612" calcext:value-type="float">
            <text:p>216612</text:p>
          </table:table-cell>
          <table:table-cell office:value-type="float" office:value="93.879" calcext:value-type="float">
            <text:p>93,8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71" calcext:value-type="float">
            <text:p>0,271</text:p>
          </table:table-cell>
          <table:table-cell office:value-type="float" office:value="924919" calcext:value-type="float">
            <text:p>924919</text:p>
          </table:table-cell>
          <table:table-cell office:value-type="float" office:value="215172" calcext:value-type="float">
            <text:p>215172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65" calcext:value-type="float">
            <text:p>0,265</text:p>
          </table:table-cell>
          <table:table-cell office:value-type="float" office:value="904653" calcext:value-type="float">
            <text:p>904653</text:p>
          </table:table-cell>
          <table:table-cell office:value-type="float" office:value="209473" calcext:value-type="float">
            <text:p>209473</text:p>
          </table:table-cell>
          <table:table-cell office:value-type="float" office:value="93.764" calcext:value-type="float">
            <text:p>93,7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68" calcext:value-type="float">
            <text:p>0,268</text:p>
          </table:table-cell>
          <table:table-cell office:value-type="float" office:value="885200" calcext:value-type="float">
            <text:p>885200</text:p>
          </table:table-cell>
          <table:table-cell office:value-type="float" office:value="204854" calcext:value-type="float">
            <text:p>204854</text:p>
          </table:table-cell>
          <table:table-cell office:value-type="float" office:value="93.696" calcext:value-type="float">
            <text:p>93,6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6" calcext:value-type="float">
            <text:p>0,266</text:p>
          </table:table-cell>
          <table:table-cell office:value-type="float" office:value="906642" calcext:value-type="float">
            <text:p>906642</text:p>
          </table:table-cell>
          <table:table-cell office:value-type="float" office:value="208849" calcext:value-type="float">
            <text:p>208849</text:p>
          </table:table-cell>
          <table:table-cell office:value-type="float" office:value="93.607" calcext:value-type="float">
            <text:p>93,6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64" calcext:value-type="float">
            <text:p>0,264</text:p>
          </table:table-cell>
          <table:table-cell office:value-type="float" office:value="881160" calcext:value-type="float">
            <text:p>881160</text:p>
          </table:table-cell>
          <table:table-cell office:value-type="float" office:value="203528" calcext:value-type="float">
            <text:p>203528</text:p>
          </table:table-cell>
          <table:table-cell office:value-type="float" office:value="93.476" calcext:value-type="float">
            <text:p>93,4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63" calcext:value-type="float">
            <text:p>0,263</text:p>
          </table:table-cell>
          <table:table-cell office:value-type="float" office:value="864994" calcext:value-type="float">
            <text:p>864994</text:p>
          </table:table-cell>
          <table:table-cell office:value-type="float" office:value="200172" calcext:value-type="float">
            <text:p>200172</text:p>
          </table:table-cell>
          <table:table-cell office:value-type="float" office:value="93.459" calcext:value-type="float">
            <text:p>93,4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69" calcext:value-type="float">
            <text:p>0,269</text:p>
          </table:table-cell>
          <table:table-cell office:value-type="float" office:value="860174" calcext:value-type="float">
            <text:p>860174</text:p>
          </table:table-cell>
          <table:table-cell office:value-type="float" office:value="199222" calcext:value-type="float">
            <text:p>199222</text:p>
          </table:table-cell>
          <table:table-cell office:value-type="float" office:value="93.43" calcext:value-type="float">
            <text:p>93,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83" calcext:value-type="float">
            <text:p>0,283</text:p>
          </table:table-cell>
          <table:table-cell office:value-type="float" office:value="836477" calcext:value-type="float">
            <text:p>836477</text:p>
          </table:table-cell>
          <table:table-cell office:value-type="float" office:value="194008" calcext:value-type="float">
            <text:p>194008</text:p>
          </table:table-cell>
          <table:table-cell office:value-type="float" office:value="93.872" calcext:value-type="float">
            <text:p>93,8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6" calcext:value-type="float">
            <text:p>0,26</text:p>
          </table:table-cell>
          <table:table-cell office:value-type="float" office:value="814639" calcext:value-type="float">
            <text:p>814639</text:p>
          </table:table-cell>
          <table:table-cell office:value-type="float" office:value="188698" calcext:value-type="float">
            <text:p>188698</text:p>
          </table:table-cell>
          <table:table-cell office:value-type="float" office:value="93.765" calcext:value-type="float">
            <text:p>93,7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89" calcext:value-type="float">
            <text:p>0,289</text:p>
          </table:table-cell>
          <table:table-cell office:value-type="float" office:value="851381" calcext:value-type="float">
            <text:p>851381</text:p>
          </table:table-cell>
          <table:table-cell office:value-type="float" office:value="195018" calcext:value-type="float">
            <text:p>195018</text:p>
          </table:table-cell>
          <table:table-cell office:value-type="float" office:value="93.725" calcext:value-type="float">
            <text:p>93,7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77" calcext:value-type="float">
            <text:p>0,277</text:p>
          </table:table-cell>
          <table:table-cell office:value-type="float" office:value="867122" calcext:value-type="float">
            <text:p>867122</text:p>
          </table:table-cell>
          <table:table-cell office:value-type="float" office:value="199156" calcext:value-type="float">
            <text:p>199156</text:p>
          </table:table-cell>
          <table:table-cell office:value-type="float" office:value="93.703" calcext:value-type="float">
            <text:p>93,7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94" calcext:value-type="float">
            <text:p>0,294</text:p>
          </table:table-cell>
          <table:table-cell office:value-type="float" office:value="1042789" calcext:value-type="float">
            <text:p>1042789</text:p>
          </table:table-cell>
          <table:table-cell office:value-type="float" office:value="239949" calcext:value-type="float">
            <text:p>239949</text:p>
          </table:table-cell>
          <table:table-cell office:value-type="float" office:value="93.796" calcext:value-type="float">
            <text:p>93,7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94" calcext:value-type="float">
            <text:p>0,294</text:p>
          </table:table-cell>
          <table:table-cell office:value-type="float" office:value="958846" calcext:value-type="float">
            <text:p>958846</text:p>
          </table:table-cell>
          <table:table-cell office:value-type="float" office:value="219700" calcext:value-type="float">
            <text:p>219700</text:p>
          </table:table-cell>
          <table:table-cell office:value-type="float" office:value="93.668" calcext:value-type="float">
            <text:p>93,6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" calcext:value-type="float">
            <text:p>0,3</text:p>
          </table:table-cell>
          <table:table-cell office:value-type="float" office:value="979619" calcext:value-type="float">
            <text:p>979619</text:p>
          </table:table-cell>
          <table:table-cell office:value-type="float" office:value="224022" calcext:value-type="float">
            <text:p>224022</text:p>
          </table:table-cell>
          <table:table-cell office:value-type="float" office:value="93.588" calcext:value-type="float">
            <text:p>93,5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82" calcext:value-type="float">
            <text:p>0,282</text:p>
          </table:table-cell>
          <table:table-cell office:value-type="float" office:value="932737" calcext:value-type="float">
            <text:p>932737</text:p>
          </table:table-cell>
          <table:table-cell office:value-type="float" office:value="212604" calcext:value-type="float">
            <text:p>212604</text:p>
          </table:table-cell>
          <table:table-cell office:value-type="float" office:value="93.52" calcext:value-type="float">
            <text:p>93,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81" calcext:value-type="float">
            <text:p>0,281</text:p>
          </table:table-cell>
          <table:table-cell office:value-type="float" office:value="894960" calcext:value-type="float">
            <text:p>894960</text:p>
          </table:table-cell>
          <table:table-cell office:value-type="float" office:value="204111" calcext:value-type="float">
            <text:p>204111</text:p>
          </table:table-cell>
          <table:table-cell office:value-type="float" office:value="93.458" calcext:value-type="float">
            <text:p>93,4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9" calcext:value-type="float">
            <text:p>0,259</text:p>
          </table:table-cell>
          <table:table-cell office:value-type="float" office:value="703305" calcext:value-type="float">
            <text:p>703305</text:p>
          </table:table-cell>
          <table:table-cell office:value-type="float" office:value="162150" calcext:value-type="float">
            <text:p>162150</text:p>
          </table:table-cell>
          <table:table-cell office:value-type="float" office:value="92.533" calcext:value-type="float">
            <text:p>92,5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52" calcext:value-type="float">
            <text:p>0,252</text:p>
          </table:table-cell>
          <table:table-cell office:value-type="float" office:value="703248" calcext:value-type="float">
            <text:p>703248</text:p>
          </table:table-cell>
          <table:table-cell office:value-type="float" office:value="163013" calcext:value-type="float">
            <text:p>163013</text:p>
          </table:table-cell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2" calcext:value-type="float">
            <text:p>0,272</text:p>
          </table:table-cell>
          <table:table-cell office:value-type="float" office:value="709166" calcext:value-type="float">
            <text:p>709166</text:p>
          </table:table-cell>
          <table:table-cell office:value-type="float" office:value="164393" calcext:value-type="float">
            <text:p>164393</text:p>
          </table:table-cell>
          <table:table-cell office:value-type="float" office:value="92.541" calcext:value-type="float">
            <text:p>92,5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1" calcext:value-type="float">
            <text:p>0,271</text:p>
          </table:table-cell>
          <table:table-cell office:value-type="float" office:value="878135" calcext:value-type="float">
            <text:p>878135</text:p>
          </table:table-cell>
          <table:table-cell office:value-type="float" office:value="200013" calcext:value-type="float">
            <text:p>200013</text:p>
          </table:table-cell>
          <table:table-cell office:value-type="float" office:value="93.332" calcext:value-type="float">
            <text:p>93,3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4" calcext:value-type="float">
            <text:p>0,274</text:p>
          </table:table-cell>
          <table:table-cell office:value-type="float" office:value="802505" calcext:value-type="float">
            <text:p>802505</text:p>
          </table:table-cell>
          <table:table-cell office:value-type="float" office:value="183073" calcext:value-type="float">
            <text:p>183073</text:p>
          </table:table-cell>
          <table:table-cell office:value-type="float" office:value="93.241" calcext:value-type="float">
            <text:p>93,2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6" calcext:value-type="float">
            <text:p>0,26</text:p>
          </table:table-cell>
          <table:table-cell office:value-type="float" office:value="830637" calcext:value-type="float">
            <text:p>830637</text:p>
          </table:table-cell>
          <table:table-cell office:value-type="float" office:value="189422" calcext:value-type="float">
            <text:p>189422</text:p>
          </table:table-cell>
          <table:table-cell office:value-type="float" office:value="93.187" calcext:value-type="float">
            <text:p>93,1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7" calcext:value-type="float">
            <text:p>0,27</text:p>
          </table:table-cell>
          <table:table-cell office:value-type="float" office:value="799305" calcext:value-type="float">
            <text:p>799305</text:p>
          </table:table-cell>
          <table:table-cell office:value-type="float" office:value="182019" calcext:value-type="float">
            <text:p>182019</text:p>
          </table:table-cell>
          <table:table-cell office:value-type="float" office:value="93.143" calcext:value-type="float">
            <text:p>93,1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71" calcext:value-type="float">
            <text:p>0,271</text:p>
          </table:table-cell>
          <table:table-cell office:value-type="float" office:value="785853" calcext:value-type="float">
            <text:p>785853</text:p>
          </table:table-cell>
          <table:table-cell office:value-type="float" office:value="178797" calcext:value-type="float">
            <text:p>178797</text:p>
          </table:table-cell>
          <table:table-cell office:value-type="float" office:value="92.883" calcext:value-type="float">
            <text:p>92,8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66" calcext:value-type="float">
            <text:p>0,266</text:p>
          </table:table-cell>
          <table:table-cell office:value-type="float" office:value="776841" calcext:value-type="float">
            <text:p>776841</text:p>
          </table:table-cell>
          <table:table-cell office:value-type="float" office:value="176317" calcext:value-type="float">
            <text:p>176317</text:p>
          </table:table-cell>
          <table:table-cell office:value-type="float" office:value="92.815" calcext:value-type="float">
            <text:p>92,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62" calcext:value-type="float">
            <text:p>0,262</text:p>
          </table:table-cell>
          <table:table-cell office:value-type="float" office:value="759985" calcext:value-type="float">
            <text:p>759985</text:p>
          </table:table-cell>
          <table:table-cell office:value-type="float" office:value="169678" calcext:value-type="float">
            <text:p>169678</text:p>
          </table:table-cell>
          <table:table-cell office:value-type="float" office:value="92.155" calcext:value-type="float">
            <text:p>92,1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5" calcext:value-type="float">
            <text:p>0,275</text:p>
          </table:table-cell>
          <table:table-cell office:value-type="float" office:value="827491" calcext:value-type="float">
            <text:p>827491</text:p>
          </table:table-cell>
          <table:table-cell office:value-type="float" office:value="185138" calcext:value-type="float">
            <text:p>185138</text:p>
          </table:table-cell>
          <table:table-cell office:value-type="float" office:value="92.454" calcext:value-type="float">
            <text:p>92,4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74" calcext:value-type="float">
            <text:p>0,274</text:p>
          </table:table-cell>
          <table:table-cell office:value-type="float" office:value="889524" calcext:value-type="float">
            <text:p>889524</text:p>
          </table:table-cell>
          <table:table-cell office:value-type="float" office:value="205143" calcext:value-type="float">
            <text:p>205143</text:p>
          </table:table-cell>
          <table:table-cell office:value-type="float" office:value="93.669" calcext:value-type="float">
            <text:p>93,6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94" calcext:value-type="float">
            <text:p>0,294</text:p>
          </table:table-cell>
          <table:table-cell office:value-type="float" office:value="937974" calcext:value-type="float">
            <text:p>937974</text:p>
          </table:table-cell>
          <table:table-cell office:value-type="float" office:value="215089" calcext:value-type="float">
            <text:p>215089</text:p>
          </table:table-cell>
          <table:table-cell office:value-type="float" office:value="93.177" calcext:value-type="float">
            <text:p>93,1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38" calcext:value-type="float">
            <text:p>0,538</text:p>
          </table:table-cell>
          <table:table-cell office:value-type="float" office:value="917044" calcext:value-type="float">
            <text:p>917044</text:p>
          </table:table-cell>
          <table:table-cell office:value-type="float" office:value="209850" calcext:value-type="float">
            <text:p>209850</text:p>
          </table:table-cell>
          <table:table-cell office:value-type="float" office:value="93.108" calcext:value-type="float">
            <text:p>93,1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04" calcext:value-type="float">
            <text:p>0,304</text:p>
          </table:table-cell>
          <table:table-cell office:value-type="float" office:value="641002" calcext:value-type="float">
            <text:p>641002</text:p>
          </table:table-cell>
          <table:table-cell office:value-type="float" office:value="145850" calcext:value-type="float">
            <text:p>145850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78" calcext:value-type="float">
            <text:p>0,278</text:p>
          </table:table-cell>
          <table:table-cell office:value-type="float" office:value="639169" calcext:value-type="float">
            <text:p>639169</text:p>
          </table:table-cell>
          <table:table-cell office:value-type="float" office:value="145426" calcext:value-type="float">
            <text:p>145426</text:p>
          </table:table-cell>
          <table:table-cell office:value-type="float" office:value="92.24" calcext:value-type="float">
            <text:p>92,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9" calcext:value-type="float">
            <text:p>0,249</text:p>
          </table:table-cell>
          <table:table-cell office:value-type="float" office:value="634746" calcext:value-type="float">
            <text:p>634746</text:p>
          </table:table-cell>
          <table:table-cell office:value-type="float" office:value="144231" calcext:value-type="float">
            <text:p>144231</text:p>
          </table:table-cell>
          <table:table-cell office:value-type="float" office:value="92.272" calcext:value-type="float">
            <text:p>92,2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21" calcext:value-type="float">
            <text:p>0,321</text:p>
          </table:table-cell>
          <table:table-cell office:value-type="float" office:value="634717" calcext:value-type="float">
            <text:p>634717</text:p>
          </table:table-cell>
          <table:table-cell office:value-type="float" office:value="144168" calcext:value-type="float">
            <text:p>144168</text:p>
          </table:table-cell>
          <table:table-cell office:value-type="float" office:value="92.252" calcext:value-type="float">
            <text:p>92,2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68" calcext:value-type="float">
            <text:p>0,268</text:p>
          </table:table-cell>
          <table:table-cell office:value-type="float" office:value="632268" calcext:value-type="float">
            <text:p>632268</text:p>
          </table:table-cell>
          <table:table-cell office:value-type="float" office:value="143382" calcext:value-type="float">
            <text:p>143382</text:p>
          </table:table-cell>
          <table:table-cell office:value-type="float" office:value="92.227" calcext:value-type="float">
            <text:p>92,2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96" calcext:value-type="float">
            <text:p>0,296</text:p>
          </table:table-cell>
          <table:table-cell office:value-type="float" office:value="631908" calcext:value-type="float">
            <text:p>631908</text:p>
          </table:table-cell>
          <table:table-cell office:value-type="float" office:value="143198" calcext:value-type="float">
            <text:p>143198</text:p>
          </table:table-cell>
          <table:table-cell office:value-type="float" office:value="92.145" calcext:value-type="float">
            <text:p>92,1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44" calcext:value-type="float">
            <text:p>0,244</text:p>
          </table:table-cell>
          <table:table-cell office:value-type="float" office:value="632601" calcext:value-type="float">
            <text:p>632601</text:p>
          </table:table-cell>
          <table:table-cell office:value-type="float" office:value="143052" calcext:value-type="float">
            <text:p>143052</text:p>
          </table:table-cell>
          <table:table-cell office:value-type="float" office:value="92.119" calcext:value-type="float">
            <text:p>92,1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43" calcext:value-type="float">
            <text:p>0,243</text:p>
          </table:table-cell>
          <table:table-cell office:value-type="float" office:value="627995" calcext:value-type="float">
            <text:p>627995</text:p>
          </table:table-cell>
          <table:table-cell office:value-type="float" office:value="141689" calcext:value-type="float">
            <text:p>141689</text:p>
          </table:table-cell>
          <table:table-cell office:value-type="float" office:value="92.09" calcext:value-type="float">
            <text:p>92,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46" calcext:value-type="float">
            <text:p>0,246</text:p>
          </table:table-cell>
          <table:table-cell office:value-type="float" office:value="626439" calcext:value-type="float">
            <text:p>626439</text:p>
          </table:table-cell>
          <table:table-cell office:value-type="float" office:value="141236" calcext:value-type="float">
            <text:p>141236</text:p>
          </table:table-cell>
          <table:table-cell office:value-type="float" office:value="92.066" calcext:value-type="float">
            <text:p>92,0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43" calcext:value-type="float">
            <text:p>0,243</text:p>
          </table:table-cell>
          <table:table-cell office:value-type="float" office:value="625866" calcext:value-type="float">
            <text:p>625866</text:p>
          </table:table-cell>
          <table:table-cell office:value-type="float" office:value="140855" calcext:value-type="float">
            <text:p>140855</text:p>
          </table:table-cell>
          <table:table-cell office:value-type="float" office:value="92.039" calcext:value-type="float">
            <text:p>92,0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45" calcext:value-type="float">
            <text:p>0,245</text:p>
          </table:table-cell>
          <table:table-cell office:value-type="float" office:value="629203" calcext:value-type="float">
            <text:p>629203</text:p>
          </table:table-cell>
          <table:table-cell office:value-type="float" office:value="141635" calcext:value-type="float">
            <text:p>141635</text:p>
          </table:table-cell>
          <table:table-cell office:value-type="float" office:value="92.014" calcext:value-type="float">
            <text:p>92,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46" calcext:value-type="float">
            <text:p>0,246</text:p>
          </table:table-cell>
          <table:table-cell office:value-type="float" office:value="624397" calcext:value-type="float">
            <text:p>624397</text:p>
          </table:table-cell>
          <table:table-cell office:value-type="float" office:value="140287" calcext:value-type="float">
            <text:p>140287</text:p>
          </table:table-cell>
          <table:table-cell office:value-type="float" office:value="91.989" calcext:value-type="float">
            <text:p>91,9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46" calcext:value-type="float">
            <text:p>0,246</text:p>
          </table:table-cell>
          <table:table-cell office:value-type="float" office:value="619309" calcext:value-type="float">
            <text:p>619309</text:p>
          </table:table-cell>
          <table:table-cell office:value-type="float" office:value="138855" calcext:value-type="float">
            <text:p>138855</text:p>
          </table:table-cell>
          <table:table-cell office:value-type="float" office:value="91.945" calcext:value-type="float">
            <text:p>91,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46" calcext:value-type="float">
            <text:p>0,246</text:p>
          </table:table-cell>
          <table:table-cell office:value-type="float" office:value="624055" calcext:value-type="float">
            <text:p>624055</text:p>
          </table:table-cell>
          <table:table-cell office:value-type="float" office:value="140129" calcext:value-type="float">
            <text:p>140129</text:p>
          </table:table-cell>
          <table:table-cell office:value-type="float" office:value="92.016" calcext:value-type="float">
            <text:p>92,0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48" calcext:value-type="float">
            <text:p>0,248</text:p>
          </table:table-cell>
          <table:table-cell office:value-type="float" office:value="623147" calcext:value-type="float">
            <text:p>623147</text:p>
          </table:table-cell>
          <table:table-cell office:value-type="float" office:value="139686" calcext:value-type="float">
            <text:p>139686</text:p>
          </table:table-cell>
          <table:table-cell office:value-type="float" office:value="91.985" calcext:value-type="float">
            <text:p>91,9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45" calcext:value-type="float">
            <text:p>0,245</text:p>
          </table:table-cell>
          <table:table-cell office:value-type="float" office:value="623498" calcext:value-type="float">
            <text:p>623498</text:p>
          </table:table-cell>
          <table:table-cell office:value-type="float" office:value="139438" calcext:value-type="float">
            <text:p>139438</text:p>
          </table:table-cell>
          <table:table-cell office:value-type="float" office:value="91.942" calcext:value-type="float">
            <text:p>91,9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44" calcext:value-type="float">
            <text:p>0,244</text:p>
          </table:table-cell>
          <table:table-cell office:value-type="float" office:value="488192" calcext:value-type="float">
            <text:p>488192</text:p>
          </table:table-cell>
          <table:table-cell office:value-type="float" office:value="104869" calcext:value-type="float">
            <text:p>104869</text:p>
          </table:table-cell>
          <table:table-cell office:value-type="float" office:value="91.607" calcext:value-type="float">
            <text:p>91,6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,251</text:p>
          </table:table-cell>
          <table:table-cell office:value-type="float" office:value="484085" calcext:value-type="float">
            <text:p>484085</text:p>
          </table:table-cell>
          <table:table-cell office:value-type="float" office:value="104085" calcext:value-type="float">
            <text:p>104085</text:p>
          </table:table-cell>
          <table:table-cell office:value-type="float" office:value="91.594" calcext:value-type="float">
            <text:p>91,5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56" calcext:value-type="float">
            <text:p>0,256</text:p>
          </table:table-cell>
          <table:table-cell office:value-type="float" office:value="476608" calcext:value-type="float">
            <text:p>476608</text:p>
          </table:table-cell>
          <table:table-cell office:value-type="float" office:value="102388" calcext:value-type="float">
            <text:p>102388</text:p>
          </table:table-cell>
          <table:table-cell office:value-type="float" office:value="91.565" calcext:value-type="float">
            <text:p>91,5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7" calcext:value-type="float">
            <text:p>0,237</text:p>
          </table:table-cell>
          <table:table-cell office:value-type="float" office:value="472170" calcext:value-type="float">
            <text:p>472170</text:p>
          </table:table-cell>
          <table:table-cell office:value-type="float" office:value="101491" calcext:value-type="float">
            <text:p>101491</text:p>
          </table:table-cell>
          <table:table-cell office:value-type="float" office:value="91.544" calcext:value-type="float">
            <text:p>91,5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3" calcext:value-type="float">
            <text:p>0,233</text:p>
          </table:table-cell>
          <table:table-cell office:value-type="float" office:value="465496" calcext:value-type="float">
            <text:p>465496</text:p>
          </table:table-cell>
          <table:table-cell office:value-type="float" office:value="99796" calcext:value-type="float">
            <text:p>99796</text:p>
          </table:table-cell>
          <table:table-cell office:value-type="float" office:value="91.527" calcext:value-type="float">
            <text:p>91,5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6" calcext:value-type="float">
            <text:p>0,246</text:p>
          </table:table-cell>
          <table:table-cell office:value-type="float" office:value="460511" calcext:value-type="float">
            <text:p>460511</text:p>
          </table:table-cell>
          <table:table-cell office:value-type="float" office:value="98557" calcext:value-type="float">
            <text:p>98557</text:p>
          </table:table-cell>
          <table:table-cell office:value-type="float" office:value="91.484" calcext:value-type="float">
            <text:p>91,4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75" calcext:value-type="float">
            <text:p>0,275</text:p>
          </table:table-cell>
          <table:table-cell office:value-type="float" office:value="454619" calcext:value-type="float">
            <text:p>454619</text:p>
          </table:table-cell>
          <table:table-cell office:value-type="float" office:value="97106" calcext:value-type="float">
            <text:p>97106</text:p>
          </table:table-cell>
          <table:table-cell office:value-type="float" office:value="91.455" calcext:value-type="float">
            <text:p>91,4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84" calcext:value-type="float">
            <text:p>0,284</text:p>
          </table:table-cell>
          <table:table-cell office:value-type="float" office:value="449748" calcext:value-type="float">
            <text:p>449748</text:p>
          </table:table-cell>
          <table:table-cell office:value-type="float" office:value="96071" calcext:value-type="float">
            <text:p>96071</text:p>
          </table:table-cell>
          <table:table-cell office:value-type="float" office:value="91.446" calcext:value-type="float">
            <text:p>91,4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68" calcext:value-type="float">
            <text:p>0,268</text:p>
          </table:table-cell>
          <table:table-cell office:value-type="float" office:value="443779" calcext:value-type="float">
            <text:p>443779</text:p>
          </table:table-cell>
          <table:table-cell office:value-type="float" office:value="94395" calcext:value-type="float">
            <text:p>94395</text:p>
          </table:table-cell>
          <table:table-cell office:value-type="float" office:value="91.398" calcext:value-type="float">
            <text:p>91,3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55" calcext:value-type="float">
            <text:p>0,255</text:p>
          </table:table-cell>
          <table:table-cell office:value-type="float" office:value="437549" calcext:value-type="float">
            <text:p>437549</text:p>
          </table:table-cell>
          <table:table-cell office:value-type="float" office:value="93142" calcext:value-type="float">
            <text:p>93142</text:p>
          </table:table-cell>
          <table:table-cell office:value-type="float" office:value="91.382" calcext:value-type="float">
            <text:p>91,3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38" calcext:value-type="float">
            <text:p>0,238</text:p>
          </table:table-cell>
          <table:table-cell office:value-type="float" office:value="431787" calcext:value-type="float">
            <text:p>431787</text:p>
          </table:table-cell>
          <table:table-cell office:value-type="float" office:value="91523" calcext:value-type="float">
            <text:p>91523</text:p>
          </table:table-cell>
          <table:table-cell office:value-type="float" office:value="91.358" calcext:value-type="float">
            <text:p>91,3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39" calcext:value-type="float">
            <text:p>0,239</text:p>
          </table:table-cell>
          <table:table-cell office:value-type="float" office:value="421230" calcext:value-type="float">
            <text:p>421230</text:p>
          </table:table-cell>
          <table:table-cell office:value-type="float" office:value="88844" calcext:value-type="float">
            <text:p>88844</text:p>
          </table:table-cell>
          <table:table-cell office:value-type="float" office:value="91.315" calcext:value-type="float">
            <text:p>91,3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49" calcext:value-type="float">
            <text:p>0,249</text:p>
          </table:table-cell>
          <table:table-cell office:value-type="float" office:value="414927" calcext:value-type="float">
            <text:p>414927</text:p>
          </table:table-cell>
          <table:table-cell office:value-type="float" office:value="87494" calcext:value-type="float">
            <text:p>87494</text:p>
          </table:table-cell>
          <table:table-cell office:value-type="float" office:value="91.291" calcext:value-type="float">
            <text:p>91,2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4" calcext:value-type="float">
            <text:p>0,24</text:p>
          </table:table-cell>
          <table:table-cell office:value-type="float" office:value="410143" calcext:value-type="float">
            <text:p>410143</text:p>
          </table:table-cell>
          <table:table-cell office:value-type="float" office:value="86103" calcext:value-type="float">
            <text:p>86103</text:p>
          </table:table-cell>
          <table:table-cell office:value-type="float" office:value="91.268" calcext:value-type="float">
            <text:p>91,2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5" calcext:value-type="float">
            <text:p>0,235</text:p>
          </table:table-cell>
          <table:table-cell office:value-type="float" office:value="400033" calcext:value-type="float">
            <text:p>400033</text:p>
          </table:table-cell>
          <table:table-cell office:value-type="float" office:value="83392" calcext:value-type="float">
            <text:p>83392</text:p>
          </table:table-cell>
          <table:table-cell office:value-type="float" office:value="91.231" calcext:value-type="float">
            <text:p>91,2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33" calcext:value-type="float">
            <text:p>0,233</text:p>
          </table:table-cell>
          <table:table-cell office:value-type="float" office:value="394741" calcext:value-type="float">
            <text:p>394741</text:p>
          </table:table-cell>
          <table:table-cell office:value-type="float" office:value="82036" calcext:value-type="float">
            <text:p>82036</text:p>
          </table:table-cell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5" calcext:value-type="float">
            <text:p>0,235</text:p>
          </table:table-cell>
          <table:table-cell office:value-type="float" office:value="389430" calcext:value-type="float">
            <text:p>389430</text:p>
          </table:table-cell>
          <table:table-cell office:value-type="float" office:value="80634" calcext:value-type="float">
            <text:p>80634</text:p>
          </table:table-cell>
          <table:table-cell office:value-type="float" office:value="91.177" calcext:value-type="float">
            <text:p>91,1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3" calcext:value-type="float">
            <text:p>0,233</text:p>
          </table:table-cell>
          <table:table-cell office:value-type="float" office:value="385936" calcext:value-type="float">
            <text:p>385936</text:p>
          </table:table-cell>
          <table:table-cell office:value-type="float" office:value="79656" calcext:value-type="float">
            <text:p>79656</text:p>
          </table:table-cell>
          <table:table-cell office:value-type="float" office:value="91.167" calcext:value-type="float">
            <text:p>91,1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38" calcext:value-type="float">
            <text:p>0,238</text:p>
          </table:table-cell>
          <table:table-cell office:value-type="float" office:value="381686" calcext:value-type="float">
            <text:p>381686</text:p>
          </table:table-cell>
          <table:table-cell office:value-type="float" office:value="79063" calcext:value-type="float">
            <text:p>79063</text:p>
          </table:table-cell>
          <table:table-cell office:value-type="float" office:value="91.138" calcext:value-type="float">
            <text:p>91,1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41" calcext:value-type="float">
            <text:p>0,241</text:p>
          </table:table-cell>
          <table:table-cell office:value-type="float" office:value="383340" calcext:value-type="float">
            <text:p>383340</text:p>
          </table:table-cell>
          <table:table-cell office:value-type="float" office:value="79171" calcext:value-type="float">
            <text:p>79171</text:p>
          </table:table-cell>
          <table:table-cell office:value-type="float" office:value="91.241" calcext:value-type="float">
            <text:p>91,2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57" calcext:value-type="float">
            <text:p>0,257</text:p>
          </table:table-cell>
          <table:table-cell office:value-type="float" office:value="571808" calcext:value-type="float">
            <text:p>571808</text:p>
          </table:table-cell>
          <table:table-cell office:value-type="float" office:value="122831" calcext:value-type="float">
            <text:p>122831</text:p>
          </table:table-cell>
          <table:table-cell office:value-type="float" office:value="89.406" calcext:value-type="float">
            <text:p>89,4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56" calcext:value-type="float">
            <text:p>0,256</text:p>
          </table:table-cell>
          <table:table-cell office:value-type="float" office:value="574541" calcext:value-type="float">
            <text:p>574541</text:p>
          </table:table-cell>
          <table:table-cell office:value-type="float" office:value="122462" calcext:value-type="float">
            <text:p>122462</text:p>
          </table:table-cell>
          <table:table-cell office:value-type="float" office:value="89.239" calcext:value-type="float">
            <text:p>89,2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7" calcext:value-type="float">
            <text:p>0,257</text:p>
          </table:table-cell>
          <table:table-cell office:value-type="float" office:value="568328" calcext:value-type="float">
            <text:p>568328</text:p>
          </table:table-cell>
          <table:table-cell office:value-type="float" office:value="120524" calcext:value-type="float">
            <text:p>120524</text:p>
          </table:table-cell>
          <table:table-cell office:value-type="float" office:value="89.064" calcext:value-type="float">
            <text:p>89,0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54" calcext:value-type="float">
            <text:p>0,254</text:p>
          </table:table-cell>
          <table:table-cell office:value-type="float" office:value="549081" calcext:value-type="float">
            <text:p>549081</text:p>
          </table:table-cell>
          <table:table-cell office:value-type="float" office:value="116128" calcext:value-type="float">
            <text:p>116128</text:p>
          </table:table-cell>
          <table:table-cell office:value-type="float" office:value="88.917" calcext:value-type="float">
            <text:p>88,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71" calcext:value-type="float">
            <text:p>0,271</text:p>
          </table:table-cell>
          <table:table-cell office:value-type="float" office:value="713130" calcext:value-type="float">
            <text:p>713130</text:p>
          </table:table-cell>
          <table:table-cell office:value-type="float" office:value="150869" calcext:value-type="float">
            <text:p>150869</text:p>
          </table:table-cell>
          <table:table-cell office:value-type="float" office:value="87.979" calcext:value-type="float">
            <text:p>87,9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69" calcext:value-type="float">
            <text:p>0,269</text:p>
          </table:table-cell>
          <table:table-cell office:value-type="float" office:value="684740" calcext:value-type="float">
            <text:p>684740</text:p>
          </table:table-cell>
          <table:table-cell office:value-type="float" office:value="143962" calcext:value-type="float">
            <text:p>143962</text:p>
          </table:table-cell>
          <table:table-cell office:value-type="float" office:value="87.85" calcext:value-type="float">
            <text:p>87,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67" calcext:value-type="float">
            <text:p>0,267</text:p>
          </table:table-cell>
          <table:table-cell office:value-type="float" office:value="647010" calcext:value-type="float">
            <text:p>647010</text:p>
          </table:table-cell>
          <table:table-cell office:value-type="float" office:value="135585" calcext:value-type="float">
            <text:p>135585</text:p>
          </table:table-cell>
          <table:table-cell office:value-type="float" office:value="87.736" calcext:value-type="float">
            <text:p>87,7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66" calcext:value-type="float">
            <text:p>0,266</text:p>
          </table:table-cell>
          <table:table-cell office:value-type="float" office:value="619240" calcext:value-type="float">
            <text:p>619240</text:p>
          </table:table-cell>
          <table:table-cell office:value-type="float" office:value="129395" calcext:value-type="float">
            <text:p>129395</text:p>
          </table:table-cell>
          <table:table-cell office:value-type="float" office:value="87.599" calcext:value-type="float">
            <text:p>87,5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61" calcext:value-type="float">
            <text:p>0,261</text:p>
          </table:table-cell>
          <table:table-cell office:value-type="float" office:value="583936" calcext:value-type="float">
            <text:p>583936</text:p>
          </table:table-cell>
          <table:table-cell office:value-type="float" office:value="122425" calcext:value-type="float">
            <text:p>122425</text:p>
          </table:table-cell>
          <table:table-cell office:value-type="float" office:value="87.49" calcext:value-type="float">
            <text:p>87,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59" calcext:value-type="float">
            <text:p>0,259</text:p>
          </table:table-cell>
          <table:table-cell office:value-type="float" office:value="550927" calcext:value-type="float">
            <text:p>550927</text:p>
          </table:table-cell>
          <table:table-cell office:value-type="float" office:value="115419" calcext:value-type="float">
            <text:p>115419</text:p>
          </table:table-cell>
          <table:table-cell office:value-type="float" office:value="87.394" calcext:value-type="float">
            <text:p>87,3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72" calcext:value-type="float">
            <text:p>0,272</text:p>
          </table:table-cell>
          <table:table-cell office:value-type="float" office:value="542729" calcext:value-type="float">
            <text:p>542729</text:p>
          </table:table-cell>
          <table:table-cell office:value-type="float" office:value="113627" calcext:value-type="float">
            <text:p>113627</text:p>
          </table:table-cell>
          <table:table-cell office:value-type="float" office:value="87.279" calcext:value-type="float">
            <text:p>87,2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66" calcext:value-type="float">
            <text:p>0,266</text:p>
          </table:table-cell>
          <table:table-cell office:value-type="float" office:value="534136" calcext:value-type="float">
            <text:p>534136</text:p>
          </table:table-cell>
          <table:table-cell office:value-type="float" office:value="111692" calcext:value-type="float">
            <text:p>111692</text:p>
          </table:table-cell>
          <table:table-cell office:value-type="float" office:value="87.204" calcext:value-type="float">
            <text:p>87,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67" calcext:value-type="float">
            <text:p>0,267</text:p>
          </table:table-cell>
          <table:table-cell office:value-type="float" office:value="530591" calcext:value-type="float">
            <text:p>530591</text:p>
          </table:table-cell>
          <table:table-cell office:value-type="float" office:value="111241" calcext:value-type="float">
            <text:p>111241</text:p>
          </table:table-cell>
          <table:table-cell office:value-type="float" office:value="87.089" calcext:value-type="float">
            <text:p>87,0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69" calcext:value-type="float">
            <text:p>0,269</text:p>
          </table:table-cell>
          <table:table-cell office:value-type="float" office:value="515666" calcext:value-type="float">
            <text:p>515666</text:p>
          </table:table-cell>
          <table:table-cell office:value-type="float" office:value="107316" calcext:value-type="float">
            <text:p>107316</text:p>
          </table:table-cell>
          <table:table-cell office:value-type="float" office:value="86.959" calcext:value-type="float">
            <text:p>86,9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67" calcext:value-type="float">
            <text:p>0,267</text:p>
          </table:table-cell>
          <table:table-cell office:value-type="float" office:value="499592" calcext:value-type="float">
            <text:p>499592</text:p>
          </table:table-cell>
          <table:table-cell office:value-type="float" office:value="103149" calcext:value-type="float">
            <text:p>103149</text:p>
          </table:table-cell>
          <table:table-cell office:value-type="float" office:value="86.913" calcext:value-type="float">
            <text:p>86,9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88" calcext:value-type="float">
            <text:p>0,288</text:p>
          </table:table-cell>
          <table:table-cell office:value-type="float" office:value="506057" calcext:value-type="float">
            <text:p>506057</text:p>
          </table:table-cell>
          <table:table-cell office:value-type="float" office:value="103893" calcext:value-type="float">
            <text:p>103893</text:p>
          </table:table-cell>
          <table:table-cell office:value-type="float" office:value="86.794" calcext:value-type="float">
            <text:p>86,7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77" calcext:value-type="float">
            <text:p>0,277</text:p>
          </table:table-cell>
          <table:table-cell office:value-type="float" office:value="495277" calcext:value-type="float">
            <text:p>495277</text:p>
          </table:table-cell>
          <table:table-cell office:value-type="float" office:value="101068" calcext:value-type="float">
            <text:p>101068</text:p>
          </table:table-cell>
          <table:table-cell office:value-type="float" office:value="86.717" calcext:value-type="float">
            <text:p>86,7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63" calcext:value-type="float">
            <text:p>0,263</text:p>
          </table:table-cell>
          <table:table-cell office:value-type="float" office:value="489889" calcext:value-type="float">
            <text:p>489889</text:p>
          </table:table-cell>
          <table:table-cell office:value-type="float" office:value="99409" calcext:value-type="float">
            <text:p>99409</text:p>
          </table:table-cell>
          <table:table-cell office:value-type="float" office:value="86.638" calcext:value-type="float">
            <text:p>86,6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69" calcext:value-type="float">
            <text:p>0,269</text:p>
          </table:table-cell>
          <table:table-cell office:value-type="float" office:value="481172" calcext:value-type="float">
            <text:p>481172</text:p>
          </table:table-cell>
          <table:table-cell office:value-type="float" office:value="97360" calcext:value-type="float">
            <text:p>97360</text:p>
          </table:table-cell>
          <table:table-cell office:value-type="float" office:value="86.546" calcext:value-type="float">
            <text:p>86,5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12" calcext:value-type="float">
            <text:p>0,312</text:p>
          </table:table-cell>
          <table:table-cell office:value-type="float" office:value="471966" calcext:value-type="float">
            <text:p>471966</text:p>
          </table:table-cell>
          <table:table-cell office:value-type="float" office:value="94883" calcext:value-type="float">
            <text:p>94883</text:p>
          </table:table-cell>
          <table:table-cell office:value-type="float" office:value="86.505" calcext:value-type="float">
            <text:p>86,5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92" calcext:value-type="float">
            <text:p>0,292</text:p>
          </table:table-cell>
          <table:table-cell office:value-type="float" office:value="454282" calcext:value-type="float">
            <text:p>454282</text:p>
          </table:table-cell>
          <table:table-cell office:value-type="float" office:value="90877" calcext:value-type="float">
            <text:p>90877</text:p>
          </table:table-cell>
          <table:table-cell office:value-type="float" office:value="86.416" calcext:value-type="float">
            <text:p>86,4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69" calcext:value-type="float">
            <text:p>0,269</text:p>
          </table:table-cell>
          <table:table-cell office:value-type="float" office:value="437741" calcext:value-type="float">
            <text:p>437741</text:p>
          </table:table-cell>
          <table:table-cell office:value-type="float" office:value="86888" calcext:value-type="float">
            <text:p>86888</text:p>
          </table:table-cell>
          <table:table-cell office:value-type="float" office:value="86.347" calcext:value-type="float">
            <text:p>86,3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73" calcext:value-type="float">
            <text:p>0,273</text:p>
          </table:table-cell>
          <table:table-cell office:value-type="float" office:value="420917" calcext:value-type="float">
            <text:p>420917</text:p>
          </table:table-cell>
          <table:table-cell office:value-type="float" office:value="83006" calcext:value-type="float">
            <text:p>83006</text:p>
          </table:table-cell>
          <table:table-cell office:value-type="float" office:value="86.332" calcext:value-type="float">
            <text:p>86,3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68" calcext:value-type="float">
            <text:p>0,268</text:p>
          </table:table-cell>
          <table:table-cell office:value-type="float" office:value="405539" calcext:value-type="float">
            <text:p>405539</text:p>
          </table:table-cell>
          <table:table-cell office:value-type="float" office:value="79347" calcext:value-type="float">
            <text:p>79347</text:p>
          </table:table-cell>
          <table:table-cell office:value-type="float" office:value="86.28" calcext:value-type="float">
            <text:p>86,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41" calcext:value-type="float">
            <text:p>0,441</text:p>
          </table:table-cell>
          <table:table-cell office:value-type="float" office:value="392983" calcext:value-type="float">
            <text:p>392983</text:p>
          </table:table-cell>
          <table:table-cell office:value-type="float" office:value="76990" calcext:value-type="float">
            <text:p>76990</text:p>
          </table:table-cell>
          <table:table-cell office:value-type="float" office:value="86.216" calcext:value-type="float">
            <text:p>86,2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07" calcext:value-type="float">
            <text:p>0,307</text:p>
          </table:table-cell>
          <table:table-cell office:value-type="float" office:value="389277" calcext:value-type="float">
            <text:p>389277</text:p>
          </table:table-cell>
          <table:table-cell office:value-type="float" office:value="76295" calcext:value-type="float">
            <text:p>76295</text:p>
          </table:table-cell>
          <table:table-cell office:value-type="float" office:value="86.197" calcext:value-type="float">
            <text:p>86,1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44" calcext:value-type="float">
            <text:p>0,344</text:p>
          </table:table-cell>
          <table:table-cell office:value-type="float" office:value="378264" calcext:value-type="float">
            <text:p>378264</text:p>
          </table:table-cell>
          <table:table-cell office:value-type="float" office:value="74005" calcext:value-type="float">
            <text:p>74005</text:p>
          </table:table-cell>
          <table:table-cell office:value-type="float" office:value="86.143" calcext:value-type="float">
            <text:p>86,1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62" calcext:value-type="float">
            <text:p>0,262</text:p>
          </table:table-cell>
          <table:table-cell office:value-type="float" office:value="368802" calcext:value-type="float">
            <text:p>368802</text:p>
          </table:table-cell>
          <table:table-cell office:value-type="float" office:value="72170" calcext:value-type="float">
            <text:p>72170</text:p>
          </table:table-cell>
          <table:table-cell office:value-type="float" office:value="86.089" calcext:value-type="float">
            <text:p>86,0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61" calcext:value-type="float">
            <text:p>0,261</text:p>
          </table:table-cell>
          <table:table-cell office:value-type="float" office:value="363098" calcext:value-type="float">
            <text:p>363098</text:p>
          </table:table-cell>
          <table:table-cell office:value-type="float" office:value="71206" calcext:value-type="float">
            <text:p>71206</text:p>
          </table:table-cell>
          <table:table-cell office:value-type="float" office:value="86.051" calcext:value-type="float">
            <text:p>86,0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64" calcext:value-type="float">
            <text:p>0,264</text:p>
          </table:table-cell>
          <table:table-cell office:value-type="float" office:value="357116" calcext:value-type="float">
            <text:p>357116</text:p>
          </table:table-cell>
          <table:table-cell office:value-type="float" office:value="69804" calcext:value-type="float">
            <text:p>69804</text:p>
          </table:table-cell>
          <table:table-cell office:value-type="float" office:value="86.014" calcext:value-type="float">
            <text:p>86,0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84" calcext:value-type="float">
            <text:p>0,284</text:p>
          </table:table-cell>
          <table:table-cell office:value-type="float" office:value="347838" calcext:value-type="float">
            <text:p>347838</text:p>
          </table:table-cell>
          <table:table-cell office:value-type="float" office:value="67482" calcext:value-type="float">
            <text:p>67482</text:p>
          </table:table-cell>
          <table:table-cell office:value-type="float" office:value="85.931" calcext:value-type="float">
            <text:p>85,9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54" calcext:value-type="float">
            <text:p>0,254</text:p>
          </table:table-cell>
          <table:table-cell office:value-type="float" office:value="342613" calcext:value-type="float">
            <text:p>342613</text:p>
          </table:table-cell>
          <table:table-cell office:value-type="float" office:value="66225" calcext:value-type="float">
            <text:p>66225</text:p>
          </table:table-cell>
          <table:table-cell office:value-type="float" office:value="85.921" calcext:value-type="float">
            <text:p>85,9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4" calcext:value-type="float">
            <text:p>0,254</text:p>
          </table:table-cell>
          <table:table-cell office:value-type="float" office:value="338398" calcext:value-type="float">
            <text:p>338398</text:p>
          </table:table-cell>
          <table:table-cell office:value-type="float" office:value="64951" calcext:value-type="float">
            <text:p>64951</text:p>
          </table:table-cell>
          <table:table-cell office:value-type="float" office:value="85.899" calcext:value-type="float">
            <text:p>85,8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53" calcext:value-type="float">
            <text:p>0,253</text:p>
          </table:table-cell>
          <table:table-cell office:value-type="float" office:value="335314" calcext:value-type="float">
            <text:p>335314</text:p>
          </table:table-cell>
          <table:table-cell office:value-type="float" office:value="64150" calcext:value-type="float">
            <text:p>64150</text:p>
          </table:table-cell>
          <table:table-cell office:value-type="float" office:value="85.856" calcext:value-type="float">
            <text:p>85,8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4" calcext:value-type="float">
            <text:p>0,254</text:p>
          </table:table-cell>
          <table:table-cell office:value-type="float" office:value="328381" calcext:value-type="float">
            <text:p>328381</text:p>
          </table:table-cell>
          <table:table-cell office:value-type="float" office:value="62562" calcext:value-type="float">
            <text:p>62562</text:p>
          </table:table-cell>
          <table:table-cell office:value-type="float" office:value="85.844" calcext:value-type="float">
            <text:p>85,8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55" calcext:value-type="float">
            <text:p>0,255</text:p>
          </table:table-cell>
          <table:table-cell office:value-type="float" office:value="327419" calcext:value-type="float">
            <text:p>327419</text:p>
          </table:table-cell>
          <table:table-cell office:value-type="float" office:value="62292" calcext:value-type="float">
            <text:p>62292</text:p>
          </table:table-cell>
          <table:table-cell office:value-type="float" office:value="85.817" calcext:value-type="float">
            <text:p>85,8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9" calcext:value-type="float">
            <text:p>0,29</text:p>
          </table:table-cell>
          <table:table-cell office:value-type="float" office:value="331079" calcext:value-type="float">
            <text:p>331079</text:p>
          </table:table-cell>
          <table:table-cell office:value-type="float" office:value="64056" calcext:value-type="float">
            <text:p>64056</text:p>
          </table:table-cell>
          <table:table-cell office:value-type="float" office:value="85.903" calcext:value-type="float">
            <text:p>85,9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59" calcext:value-type="float">
            <text:p>0,259</text:p>
          </table:table-cell>
          <table:table-cell office:value-type="float" office:value="326586" calcext:value-type="float">
            <text:p>326586</text:p>
          </table:table-cell>
          <table:table-cell office:value-type="float" office:value="62982" calcext:value-type="float">
            <text:p>62982</text:p>
          </table:table-cell>
          <table:table-cell office:value-type="float" office:value="85.896" calcext:value-type="float">
            <text:p>85,8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67" calcext:value-type="float">
            <text:p>0,267</text:p>
          </table:table-cell>
          <table:table-cell office:value-type="float" office:value="325225" calcext:value-type="float">
            <text:p>325225</text:p>
          </table:table-cell>
          <table:table-cell office:value-type="float" office:value="62614" calcext:value-type="float">
            <text:p>62614</text:p>
          </table:table-cell>
          <table:table-cell office:value-type="float" office:value="85.93" calcext:value-type="float">
            <text:p>85,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57" calcext:value-type="float">
            <text:p>0,257</text:p>
          </table:table-cell>
          <table:table-cell office:value-type="float" office:value="322339" calcext:value-type="float">
            <text:p>322339</text:p>
          </table:table-cell>
          <table:table-cell office:value-type="float" office:value="61773" calcext:value-type="float">
            <text:p>61773</text:p>
          </table:table-cell>
          <table:table-cell office:value-type="float" office:value="85.853" calcext:value-type="float">
            <text:p>85,8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59" calcext:value-type="float">
            <text:p>0,259</text:p>
          </table:table-cell>
          <table:table-cell office:value-type="float" office:value="319717" calcext:value-type="float">
            <text:p>319717</text:p>
          </table:table-cell>
          <table:table-cell office:value-type="float" office:value="61189" calcext:value-type="float">
            <text:p>61189</text:p>
          </table:table-cell>
          <table:table-cell office:value-type="float" office:value="85.837" calcext:value-type="float">
            <text:p>85,8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59" calcext:value-type="float">
            <text:p>0,259</text:p>
          </table:table-cell>
          <table:table-cell office:value-type="float" office:value="320927" calcext:value-type="float">
            <text:p>320927</text:p>
          </table:table-cell>
          <table:table-cell office:value-type="float" office:value="61621" calcext:value-type="float">
            <text:p>61621</text:p>
          </table:table-cell>
          <table:table-cell office:value-type="float" office:value="85.794" calcext:value-type="float">
            <text:p>85,7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" calcext:value-type="float">
            <text:p>0,26</text:p>
          </table:table-cell>
          <table:table-cell office:value-type="float" office:value="319393" calcext:value-type="float">
            <text:p>319393</text:p>
          </table:table-cell>
          <table:table-cell office:value-type="float" office:value="61199" calcext:value-type="float">
            <text:p>61199</text:p>
          </table:table-cell>
          <table:table-cell office:value-type="float" office:value="85.711" calcext:value-type="float">
            <text:p>85,7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65" calcext:value-type="float">
            <text:p>0,265</text:p>
          </table:table-cell>
          <table:table-cell office:value-type="float" office:value="318680" calcext:value-type="float">
            <text:p>318680</text:p>
          </table:table-cell>
          <table:table-cell office:value-type="float" office:value="61027" calcext:value-type="float">
            <text:p>61027</text:p>
          </table:table-cell>
          <table:table-cell office:value-type="float" office:value="85.696" calcext:value-type="float">
            <text:p>85,6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67" calcext:value-type="float">
            <text:p>0,267</text:p>
          </table:table-cell>
          <table:table-cell office:value-type="float" office:value="325615" calcext:value-type="float">
            <text:p>325615</text:p>
          </table:table-cell>
          <table:table-cell office:value-type="float" office:value="62813" calcext:value-type="float">
            <text:p>62813</text:p>
          </table:table-cell>
          <table:table-cell office:value-type="float" office:value="85.658" calcext:value-type="float">
            <text:p>85,6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66" calcext:value-type="float">
            <text:p>0,266</text:p>
          </table:table-cell>
          <table:table-cell office:value-type="float" office:value="324687" calcext:value-type="float">
            <text:p>324687</text:p>
          </table:table-cell>
          <table:table-cell office:value-type="float" office:value="62588" calcext:value-type="float">
            <text:p>62588</text:p>
          </table:table-cell>
          <table:table-cell office:value-type="float" office:value="85.603" calcext:value-type="float">
            <text:p>85,6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64" calcext:value-type="float">
            <text:p>0,264</text:p>
          </table:table-cell>
          <table:table-cell office:value-type="float" office:value="322163" calcext:value-type="float">
            <text:p>322163</text:p>
          </table:table-cell>
          <table:table-cell office:value-type="float" office:value="62102" calcext:value-type="float">
            <text:p>62102</text:p>
          </table:table-cell>
          <table:table-cell office:value-type="float" office:value="85.589" calcext:value-type="float">
            <text:p>85,5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72" calcext:value-type="float">
            <text:p>0,272</text:p>
          </table:table-cell>
          <table:table-cell office:value-type="float" office:value="322543" calcext:value-type="float">
            <text:p>322543</text:p>
          </table:table-cell>
          <table:table-cell office:value-type="float" office:value="62165" calcext:value-type="float">
            <text:p>62165</text:p>
          </table:table-cell>
          <table:table-cell office:value-type="float" office:value="85.549" calcext:value-type="float">
            <text:p>85,5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69" calcext:value-type="float">
            <text:p>0,269</text:p>
          </table:table-cell>
          <table:table-cell office:value-type="float" office:value="322614" calcext:value-type="float">
            <text:p>322614</text:p>
          </table:table-cell>
          <table:table-cell office:value-type="float" office:value="62055" calcext:value-type="float">
            <text:p>62055</text:p>
          </table:table-cell>
          <table:table-cell office:value-type="float" office:value="85.518" calcext:value-type="float">
            <text:p>85,5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7" calcext:value-type="float">
            <text:p>0,27</text:p>
          </table:table-cell>
          <table:table-cell office:value-type="float" office:value="320497" calcext:value-type="float">
            <text:p>320497</text:p>
          </table:table-cell>
          <table:table-cell office:value-type="float" office:value="61444" calcext:value-type="float">
            <text:p>61444</text:p>
          </table:table-cell>
          <table:table-cell office:value-type="float" office:value="85.505" calcext:value-type="float">
            <text:p>85,5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72" calcext:value-type="float">
            <text:p>0,272</text:p>
          </table:table-cell>
          <table:table-cell office:value-type="float" office:value="322642" calcext:value-type="float">
            <text:p>322642</text:p>
          </table:table-cell>
          <table:table-cell office:value-type="float" office:value="61822" calcext:value-type="float">
            <text:p>61822</text:p>
          </table:table-cell>
          <table:table-cell office:value-type="float" office:value="85.435" calcext:value-type="float">
            <text:p>85,4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86" calcext:value-type="float">
            <text:p>0,286</text:p>
          </table:table-cell>
          <table:table-cell office:value-type="float" office:value="321377" calcext:value-type="float">
            <text:p>321377</text:p>
          </table:table-cell>
          <table:table-cell office:value-type="float" office:value="61472" calcext:value-type="float">
            <text:p>61472</text:p>
          </table:table-cell>
          <table:table-cell office:value-type="float" office:value="85.378" calcext:value-type="float">
            <text:p>85,3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8" calcext:value-type="float">
            <text:p>0,278</text:p>
          </table:table-cell>
          <table:table-cell office:value-type="float" office:value="319230" calcext:value-type="float">
            <text:p>319230</text:p>
          </table:table-cell>
          <table:table-cell office:value-type="float" office:value="60856" calcext:value-type="float">
            <text:p>60856</text:p>
          </table:table-cell>
          <table:table-cell office:value-type="float" office:value="85.367" calcext:value-type="float">
            <text:p>85,3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69" calcext:value-type="float">
            <text:p>0,269</text:p>
          </table:table-cell>
          <table:table-cell office:value-type="float" office:value="317384" calcext:value-type="float">
            <text:p>317384</text:p>
          </table:table-cell>
          <table:table-cell office:value-type="float" office:value="60365" calcext:value-type="float">
            <text:p>60365</text:p>
          </table:table-cell>
          <table:table-cell office:value-type="float" office:value="85.271" calcext:value-type="float">
            <text:p>85,2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69" calcext:value-type="float">
            <text:p>0,269</text:p>
          </table:table-cell>
          <table:table-cell office:value-type="float" office:value="319486" calcext:value-type="float">
            <text:p>319486</text:p>
          </table:table-cell>
          <table:table-cell office:value-type="float" office:value="61044" calcext:value-type="float">
            <text:p>61044</text:p>
          </table:table-cell>
          <table:table-cell office:value-type="float" office:value="85.202" calcext:value-type="float">
            <text:p>85,2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83" calcext:value-type="float">
            <text:p>0,283</text:p>
          </table:table-cell>
          <table:table-cell office:value-type="float" office:value="324012" calcext:value-type="float">
            <text:p>324012</text:p>
          </table:table-cell>
          <table:table-cell office:value-type="float" office:value="62261" calcext:value-type="float">
            <text:p>62261</text:p>
          </table:table-cell>
          <table:table-cell office:value-type="float" office:value="85.198" calcext:value-type="float">
            <text:p>85,1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72" calcext:value-type="float">
            <text:p>0,272</text:p>
          </table:table-cell>
          <table:table-cell office:value-type="float" office:value="320109" calcext:value-type="float">
            <text:p>320109</text:p>
          </table:table-cell>
          <table:table-cell office:value-type="float" office:value="61241" calcext:value-type="float">
            <text:p>61241</text:p>
          </table:table-cell>
          <table:table-cell office:value-type="float" office:value="85.138" calcext:value-type="float">
            <text:p>85,1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75" calcext:value-type="float">
            <text:p>0,275</text:p>
          </table:table-cell>
          <table:table-cell office:value-type="float" office:value="324113" calcext:value-type="float">
            <text:p>324113</text:p>
          </table:table-cell>
          <table:table-cell office:value-type="float" office:value="62352" calcext:value-type="float">
            <text:p>62352</text:p>
          </table:table-cell>
          <table:table-cell office:value-type="float" office:value="85.076" calcext:value-type="float">
            <text:p>85,0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78" calcext:value-type="float">
            <text:p>0,278</text:p>
          </table:table-cell>
          <table:table-cell office:value-type="float" office:value="323943" calcext:value-type="float">
            <text:p>323943</text:p>
          </table:table-cell>
          <table:table-cell office:value-type="float" office:value="62176" calcext:value-type="float">
            <text:p>62176</text:p>
          </table:table-cell>
          <table:table-cell office:value-type="float" office:value="85.066" calcext:value-type="float">
            <text:p>85,0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84" calcext:value-type="float">
            <text:p>0,284</text:p>
          </table:table-cell>
          <table:table-cell office:value-type="float" office:value="323672" calcext:value-type="float">
            <text:p>323672</text:p>
          </table:table-cell>
          <table:table-cell office:value-type="float" office:value="62233" calcext:value-type="float">
            <text:p>62233</text:p>
          </table:table-cell>
          <table:table-cell office:value-type="float" office:value="85.01" calcext:value-type="float">
            <text:p>85,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85" calcext:value-type="float">
            <text:p>0,285</text:p>
          </table:table-cell>
          <table:table-cell office:value-type="float" office:value="323660" calcext:value-type="float">
            <text:p>323660</text:p>
          </table:table-cell>
          <table:table-cell office:value-type="float" office:value="62148" calcext:value-type="float">
            <text:p>62148</text:p>
          </table:table-cell>
          <table:table-cell office:value-type="float" office:value="84.964" calcext:value-type="float">
            <text:p>84,9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" calcext:value-type="float">
            <text:p>0,29</text:p>
          </table:table-cell>
          <table:table-cell office:value-type="float" office:value="325262" calcext:value-type="float">
            <text:p>325262</text:p>
          </table:table-cell>
          <table:table-cell office:value-type="float" office:value="62614" calcext:value-type="float">
            <text:p>62614</text:p>
          </table:table-cell>
          <table:table-cell office:value-type="float" office:value="84.967" calcext:value-type="float">
            <text:p>84,9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87" calcext:value-type="float">
            <text:p>0,287</text:p>
          </table:table-cell>
          <table:table-cell office:value-type="float" office:value="323917" calcext:value-type="float">
            <text:p>323917</text:p>
          </table:table-cell>
          <table:table-cell office:value-type="float" office:value="62312" calcext:value-type="float">
            <text:p>62312</text:p>
          </table:table-cell>
          <table:table-cell office:value-type="float" office:value="84.91" calcext:value-type="float">
            <text:p>84,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12" calcext:value-type="float">
            <text:p>0,312</text:p>
          </table:table-cell>
          <table:table-cell office:value-type="float" office:value="326999" calcext:value-type="float">
            <text:p>326999</text:p>
          </table:table-cell>
          <table:table-cell office:value-type="float" office:value="63114" calcext:value-type="float">
            <text:p>63114</text:p>
          </table:table-cell>
          <table:table-cell office:value-type="float" office:value="84.86" calcext:value-type="float">
            <text:p>84,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1" calcext:value-type="float">
            <text:p>0,321</text:p>
          </table:table-cell>
          <table:table-cell office:value-type="float" office:value="324583" calcext:value-type="float">
            <text:p>324583</text:p>
          </table:table-cell>
          <table:table-cell office:value-type="float" office:value="62419" calcext:value-type="float">
            <text:p>62419</text:p>
          </table:table-cell>
          <table:table-cell office:value-type="float" office:value="84.837" calcext:value-type="float">
            <text:p>84,8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06" calcext:value-type="float">
            <text:p>0,306</text:p>
          </table:table-cell>
          <table:table-cell office:value-type="float" office:value="326221" calcext:value-type="float">
            <text:p>326221</text:p>
          </table:table-cell>
          <table:table-cell office:value-type="float" office:value="62731" calcext:value-type="float">
            <text:p>62731</text:p>
          </table:table-cell>
          <table:table-cell office:value-type="float" office:value="84.761" calcext:value-type="float">
            <text:p>84,7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08" calcext:value-type="float">
            <text:p>0,308</text:p>
          </table:table-cell>
          <table:table-cell office:value-type="float" office:value="323683" calcext:value-type="float">
            <text:p>323683</text:p>
          </table:table-cell>
          <table:table-cell office:value-type="float" office:value="62220" calcext:value-type="float">
            <text:p>62220</text:p>
          </table:table-cell>
          <table:table-cell office:value-type="float" office:value="84.718" calcext:value-type="float">
            <text:p>84,7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97" calcext:value-type="float">
            <text:p>0,297</text:p>
          </table:table-cell>
          <table:table-cell office:value-type="float" office:value="325168" calcext:value-type="float">
            <text:p>325168</text:p>
          </table:table-cell>
          <table:table-cell office:value-type="float" office:value="62567" calcext:value-type="float">
            <text:p>62567</text:p>
          </table:table-cell>
          <table:table-cell office:value-type="float" office:value="84.691" calcext:value-type="float">
            <text:p>84,6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95" calcext:value-type="float">
            <text:p>0,295</text:p>
          </table:table-cell>
          <table:table-cell office:value-type="float" office:value="322493" calcext:value-type="float">
            <text:p>322493</text:p>
          </table:table-cell>
          <table:table-cell office:value-type="float" office:value="61802" calcext:value-type="float">
            <text:p>61802</text:p>
          </table:table-cell>
          <table:table-cell office:value-type="float" office:value="84.651" calcext:value-type="float">
            <text:p>84,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22" calcext:value-type="float">
            <text:p>0,422</text:p>
          </table:table-cell>
          <table:table-cell office:value-type="float" office:value="321044" calcext:value-type="float">
            <text:p>321044</text:p>
          </table:table-cell>
          <table:table-cell office:value-type="float" office:value="61394" calcext:value-type="float">
            <text:p>61394</text:p>
          </table:table-cell>
          <table:table-cell office:value-type="float" office:value="84.596" calcext:value-type="float">
            <text:p>84,5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13" calcext:value-type="float">
            <text:p>0,313</text:p>
          </table:table-cell>
          <table:table-cell office:value-type="float" office:value="324473" calcext:value-type="float">
            <text:p>324473</text:p>
          </table:table-cell>
          <table:table-cell office:value-type="float" office:value="62237" calcext:value-type="float">
            <text:p>62237</text:p>
          </table:table-cell>
          <table:table-cell office:value-type="float" office:value="84.546" calcext:value-type="float">
            <text:p>84,5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19" calcext:value-type="float">
            <text:p>0,519</text:p>
          </table:table-cell>
          <table:table-cell office:value-type="float" office:value="332462" calcext:value-type="float">
            <text:p>332462</text:p>
          </table:table-cell>
          <table:table-cell office:value-type="float" office:value="64582" calcext:value-type="float">
            <text:p>64582</text:p>
          </table:table-cell>
          <table:table-cell office:value-type="float" office:value="84.498" calcext:value-type="float">
            <text:p>84,4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36" calcext:value-type="float">
            <text:p>0,336</text:p>
          </table:table-cell>
          <table:table-cell office:value-type="float" office:value="328871" calcext:value-type="float">
            <text:p>328871</text:p>
          </table:table-cell>
          <table:table-cell office:value-type="float" office:value="63514" calcext:value-type="float">
            <text:p>63514</text:p>
          </table:table-cell>
          <table:table-cell office:value-type="float" office:value="84.458" calcext:value-type="float">
            <text:p>84,4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14" calcext:value-type="float">
            <text:p>0,314</text:p>
          </table:table-cell>
          <table:table-cell office:value-type="float" office:value="330207" calcext:value-type="float">
            <text:p>330207</text:p>
          </table:table-cell>
          <table:table-cell office:value-type="float" office:value="63849" calcext:value-type="float">
            <text:p>63849</text:p>
          </table:table-cell>
          <table:table-cell office:value-type="float" office:value="84.398" calcext:value-type="float">
            <text:p>84,3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05" calcext:value-type="float">
            <text:p>0,305</text:p>
          </table:table-cell>
          <table:table-cell office:value-type="float" office:value="325888" calcext:value-type="float">
            <text:p>325888</text:p>
          </table:table-cell>
          <table:table-cell office:value-type="float" office:value="62801" calcext:value-type="float">
            <text:p>62801</text:p>
          </table:table-cell>
          <table:table-cell office:value-type="float" office:value="84.355" calcext:value-type="float">
            <text:p>84,3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92" calcext:value-type="float">
            <text:p>0,292</text:p>
          </table:table-cell>
          <table:table-cell office:value-type="float" office:value="327393" calcext:value-type="float">
            <text:p>327393</text:p>
          </table:table-cell>
          <table:table-cell office:value-type="float" office:value="63219" calcext:value-type="float">
            <text:p>63219</text:p>
          </table:table-cell>
          <table:table-cell office:value-type="float" office:value="84.329" calcext:value-type="float">
            <text:p>84,3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94" calcext:value-type="float">
            <text:p>0,294</text:p>
          </table:table-cell>
          <table:table-cell office:value-type="float" office:value="326729" calcext:value-type="float">
            <text:p>326729</text:p>
          </table:table-cell>
          <table:table-cell office:value-type="float" office:value="63067" calcext:value-type="float">
            <text:p>63067</text:p>
          </table:table-cell>
          <table:table-cell office:value-type="float" office:value="84.235" calcext:value-type="float">
            <text:p>84,2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88" calcext:value-type="float">
            <text:p>0,288</text:p>
          </table:table-cell>
          <table:table-cell office:value-type="float" office:value="326153" calcext:value-type="float">
            <text:p>326153</text:p>
          </table:table-cell>
          <table:table-cell office:value-type="float" office:value="62931" calcext:value-type="float">
            <text:p>62931</text:p>
          </table:table-cell>
          <table:table-cell office:value-type="float" office:value="84.197" calcext:value-type="float">
            <text:p>84,1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7" calcext:value-type="float">
            <text:p>0,287</text:p>
          </table:table-cell>
          <table:table-cell office:value-type="float" office:value="330447" calcext:value-type="float">
            <text:p>330447</text:p>
          </table:table-cell>
          <table:table-cell office:value-type="float" office:value="64018" calcext:value-type="float">
            <text:p>64018</text:p>
          </table:table-cell>
          <table:table-cell office:value-type="float" office:value="84.159" calcext:value-type="float">
            <text:p>84,1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87" calcext:value-type="float">
            <text:p>0,287</text:p>
          </table:table-cell>
          <table:table-cell office:value-type="float" office:value="330714" calcext:value-type="float">
            <text:p>330714</text:p>
          </table:table-cell>
          <table:table-cell office:value-type="float" office:value="63977" calcext:value-type="float">
            <text:p>63977</text:p>
          </table:table-cell>
          <table:table-cell office:value-type="float" office:value="84.114" calcext:value-type="float">
            <text:p>84,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89" calcext:value-type="float">
            <text:p>0,289</text:p>
          </table:table-cell>
          <table:table-cell office:value-type="float" office:value="326216" calcext:value-type="float">
            <text:p>326216</text:p>
          </table:table-cell>
          <table:table-cell office:value-type="float" office:value="63006" calcext:value-type="float">
            <text:p>63006</text:p>
          </table:table-cell>
          <table:table-cell office:value-type="float" office:value="84.069" calcext:value-type="float">
            <text:p>84,0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9" calcext:value-type="float">
            <text:p>0,29</text:p>
          </table:table-cell>
          <table:table-cell office:value-type="float" office:value="325663" calcext:value-type="float">
            <text:p>325663</text:p>
          </table:table-cell>
          <table:table-cell office:value-type="float" office:value="62770" calcext:value-type="float">
            <text:p>62770</text:p>
          </table:table-cell>
          <table:table-cell office:value-type="float" office:value="84.01" calcext:value-type="float">
            <text:p>84,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88" calcext:value-type="float">
            <text:p>0,288</text:p>
          </table:table-cell>
          <table:table-cell office:value-type="float" office:value="322044" calcext:value-type="float">
            <text:p>322044</text:p>
          </table:table-cell>
          <table:table-cell office:value-type="float" office:value="61760" calcext:value-type="float">
            <text:p>61760</text:p>
          </table:table-cell>
          <table:table-cell office:value-type="float" office:value="83.916" calcext:value-type="float">
            <text:p>83,9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8" calcext:value-type="float">
            <text:p>0,288</text:p>
          </table:table-cell>
          <table:table-cell office:value-type="float" office:value="318989" calcext:value-type="float">
            <text:p>318989</text:p>
          </table:table-cell>
          <table:table-cell office:value-type="float" office:value="60903" calcext:value-type="float">
            <text:p>60903</text:p>
          </table:table-cell>
          <table:table-cell office:value-type="float" office:value="83.863" calcext:value-type="float">
            <text:p>83,8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89" calcext:value-type="float">
            <text:p>0,289</text:p>
          </table:table-cell>
          <table:table-cell office:value-type="float" office:value="315162" calcext:value-type="float">
            <text:p>315162</text:p>
          </table:table-cell>
          <table:table-cell office:value-type="float" office:value="59940" calcext:value-type="float">
            <text:p>59940</text:p>
          </table:table-cell>
          <table:table-cell office:value-type="float" office:value="83.774" calcext:value-type="float">
            <text:p>83,7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89" calcext:value-type="float">
            <text:p>0,289</text:p>
          </table:table-cell>
          <table:table-cell office:value-type="float" office:value="320006" calcext:value-type="float">
            <text:p>320006</text:p>
          </table:table-cell>
          <table:table-cell office:value-type="float" office:value="61431" calcext:value-type="float">
            <text:p>61431</text:p>
          </table:table-cell>
          <table:table-cell office:value-type="float" office:value="83.704" calcext:value-type="float">
            <text:p>83,7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04" calcext:value-type="float">
            <text:p>0,304</text:p>
          </table:table-cell>
          <table:table-cell office:value-type="float" office:value="315703" calcext:value-type="float">
            <text:p>315703</text:p>
          </table:table-cell>
          <table:table-cell office:value-type="float" office:value="60150" calcext:value-type="float">
            <text:p>60150</text:p>
          </table:table-cell>
          <table:table-cell office:value-type="float" office:value="83.658" calcext:value-type="float">
            <text:p>83,6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97" calcext:value-type="float">
            <text:p>0,297</text:p>
          </table:table-cell>
          <table:table-cell office:value-type="float" office:value="314239" calcext:value-type="float">
            <text:p>314239</text:p>
          </table:table-cell>
          <table:table-cell office:value-type="float" office:value="59702" calcext:value-type="float">
            <text:p>59702</text:p>
          </table:table-cell>
          <table:table-cell office:value-type="float" office:value="83.606" calcext:value-type="float">
            <text:p>83,6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1" calcext:value-type="float">
            <text:p>0,31</text:p>
          </table:table-cell>
          <table:table-cell office:value-type="float" office:value="315037" calcext:value-type="float">
            <text:p>315037</text:p>
          </table:table-cell>
          <table:table-cell office:value-type="float" office:value="59763" calcext:value-type="float">
            <text:p>59763</text:p>
          </table:table-cell>
          <table:table-cell office:value-type="float" office:value="83.556" calcext:value-type="float">
            <text:p>83,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19" calcext:value-type="float">
            <text:p>0,319</text:p>
          </table:table-cell>
          <table:table-cell office:value-type="float" office:value="315505" calcext:value-type="float">
            <text:p>315505</text:p>
          </table:table-cell>
          <table:table-cell office:value-type="float" office:value="59818" calcext:value-type="float">
            <text:p>59818</text:p>
          </table:table-cell>
          <table:table-cell office:value-type="float" office:value="83.505" calcext:value-type="float">
            <text:p>83,5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17" calcext:value-type="float">
            <text:p>0,317</text:p>
          </table:table-cell>
          <table:table-cell office:value-type="float" office:value="317900" calcext:value-type="float">
            <text:p>317900</text:p>
          </table:table-cell>
          <table:table-cell office:value-type="float" office:value="60418" calcext:value-type="float">
            <text:p>60418</text:p>
          </table:table-cell>
          <table:table-cell office:value-type="float" office:value="83.413" calcext:value-type="float">
            <text:p>83,4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15" calcext:value-type="float">
            <text:p>0,315</text:p>
          </table:table-cell>
          <table:table-cell office:value-type="float" office:value="322740" calcext:value-type="float">
            <text:p>322740</text:p>
          </table:table-cell>
          <table:table-cell office:value-type="float" office:value="61804" calcext:value-type="float">
            <text:p>61804</text:p>
          </table:table-cell>
          <table:table-cell office:value-type="float" office:value="83.384" calcext:value-type="float">
            <text:p>83,3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22" calcext:value-type="float">
            <text:p>0,322</text:p>
          </table:table-cell>
          <table:table-cell office:value-type="float" office:value="319356" calcext:value-type="float">
            <text:p>319356</text:p>
          </table:table-cell>
          <table:table-cell office:value-type="float" office:value="60821" calcext:value-type="float">
            <text:p>60821</text:p>
          </table:table-cell>
          <table:table-cell office:value-type="float" office:value="83.334" calcext:value-type="float">
            <text:p>83,3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07" calcext:value-type="float">
            <text:p>0,307</text:p>
          </table:table-cell>
          <table:table-cell office:value-type="float" office:value="319812" calcext:value-type="float">
            <text:p>319812</text:p>
          </table:table-cell>
          <table:table-cell office:value-type="float" office:value="60865" calcext:value-type="float">
            <text:p>60865</text:p>
          </table:table-cell>
          <table:table-cell office:value-type="float" office:value="83.249" calcext:value-type="float">
            <text:p>83,2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09" calcext:value-type="float">
            <text:p>0,309</text:p>
          </table:table-cell>
          <table:table-cell office:value-type="float" office:value="319524" calcext:value-type="float">
            <text:p>319524</text:p>
          </table:table-cell>
          <table:table-cell office:value-type="float" office:value="60907" calcext:value-type="float">
            <text:p>60907</text:p>
          </table:table-cell>
          <table:table-cell office:value-type="float" office:value="83.191" calcext:value-type="float">
            <text:p>83,1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07" calcext:value-type="float">
            <text:p>0,307</text:p>
          </table:table-cell>
          <table:table-cell office:value-type="float" office:value="315620" calcext:value-type="float">
            <text:p>315620</text:p>
          </table:table-cell>
          <table:table-cell office:value-type="float" office:value="59920" calcext:value-type="float">
            <text:p>59920</text:p>
          </table:table-cell>
          <table:table-cell office:value-type="float" office:value="83.13" calcext:value-type="float">
            <text:p>83,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08" calcext:value-type="float">
            <text:p>0,308</text:p>
          </table:table-cell>
          <table:table-cell office:value-type="float" office:value="314567" calcext:value-type="float">
            <text:p>314567</text:p>
          </table:table-cell>
          <table:table-cell office:value-type="float" office:value="59592" calcext:value-type="float">
            <text:p>59592</text:p>
          </table:table-cell>
          <table:table-cell office:value-type="float" office:value="83.085" calcext:value-type="float">
            <text:p>83,0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8" calcext:value-type="float">
            <text:p>0,298</text:p>
          </table:table-cell>
          <table:table-cell office:value-type="float" office:value="313315" calcext:value-type="float">
            <text:p>313315</text:p>
          </table:table-cell>
          <table:table-cell office:value-type="float" office:value="59119" calcext:value-type="float">
            <text:p>59119</text:p>
          </table:table-cell>
          <table:table-cell office:value-type="float" office:value="83.048" calcext:value-type="float">
            <text:p>83,0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" calcext:value-type="float">
            <text:p>0,3</text:p>
          </table:table-cell>
          <table:table-cell office:value-type="float" office:value="312954" calcext:value-type="float">
            <text:p>312954</text:p>
          </table:table-cell>
          <table:table-cell office:value-type="float" office:value="58998" calcext:value-type="float">
            <text:p>58998</text:p>
          </table:table-cell>
          <table:table-cell office:value-type="float" office:value="82.974" calcext:value-type="float">
            <text:p>82,9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96" calcext:value-type="float">
            <text:p>0,296</text:p>
          </table:table-cell>
          <table:table-cell office:value-type="float" office:value="313100" calcext:value-type="float">
            <text:p>313100</text:p>
          </table:table-cell>
          <table:table-cell office:value-type="float" office:value="58816" calcext:value-type="float">
            <text:p>58816</text:p>
          </table:table-cell>
          <table:table-cell office:value-type="float" office:value="82.91" calcext:value-type="float">
            <text:p>82,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9" calcext:value-type="float">
            <text:p>0,299</text:p>
          </table:table-cell>
          <table:table-cell office:value-type="float" office:value="311732" calcext:value-type="float">
            <text:p>311732</text:p>
          </table:table-cell>
          <table:table-cell office:value-type="float" office:value="58310" calcext:value-type="float">
            <text:p>58310</text:p>
          </table:table-cell>
          <table:table-cell office:value-type="float" office:value="82.847" calcext:value-type="float">
            <text:p>82,8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8" calcext:value-type="float">
            <text:p>0,298</text:p>
          </table:table-cell>
          <table:table-cell office:value-type="float" office:value="309625" calcext:value-type="float">
            <text:p>309625</text:p>
          </table:table-cell>
          <table:table-cell office:value-type="float" office:value="57835" calcext:value-type="float">
            <text:p>57835</text:p>
          </table:table-cell>
          <table:table-cell office:value-type="float" office:value="82.749" calcext:value-type="float">
            <text:p>82,7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2" calcext:value-type="float">
            <text:p>0,302</text:p>
          </table:table-cell>
          <table:table-cell office:value-type="float" office:value="311192" calcext:value-type="float">
            <text:p>311192</text:p>
          </table:table-cell>
          <table:table-cell office:value-type="float" office:value="58353" calcext:value-type="float">
            <text:p>58353</text:p>
          </table:table-cell>
          <table:table-cell office:value-type="float" office:value="82.717" calcext:value-type="float">
            <text:p>82,7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" calcext:value-type="float">
            <text:p>0,3</text:p>
          </table:table-cell>
          <table:table-cell office:value-type="float" office:value="309492" calcext:value-type="float">
            <text:p>309492</text:p>
          </table:table-cell>
          <table:table-cell office:value-type="float" office:value="57627" calcext:value-type="float">
            <text:p>57627</text:p>
          </table:table-cell>
          <table:table-cell office:value-type="float" office:value="82.627" calcext:value-type="float">
            <text:p>82,6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16" calcext:value-type="float">
            <text:p>0,316</text:p>
          </table:table-cell>
          <table:table-cell office:value-type="float" office:value="309519" calcext:value-type="float">
            <text:p>309519</text:p>
          </table:table-cell>
          <table:table-cell office:value-type="float" office:value="57705" calcext:value-type="float">
            <text:p>57705</text:p>
          </table:table-cell>
          <table:table-cell office:value-type="float" office:value="82.605" calcext:value-type="float">
            <text:p>82,6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02" calcext:value-type="float">
            <text:p>0,302</text:p>
          </table:table-cell>
          <table:table-cell office:value-type="float" office:value="310198" calcext:value-type="float">
            <text:p>310198</text:p>
          </table:table-cell>
          <table:table-cell office:value-type="float" office:value="57894" calcext:value-type="float">
            <text:p>57894</text:p>
          </table:table-cell>
          <table:table-cell office:value-type="float" office:value="82.578" calcext:value-type="float">
            <text:p>82,5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2" calcext:value-type="float">
            <text:p>0,302</text:p>
          </table:table-cell>
          <table:table-cell office:value-type="float" office:value="309843" calcext:value-type="float">
            <text:p>309843</text:p>
          </table:table-cell>
          <table:table-cell office:value-type="float" office:value="57788" calcext:value-type="float">
            <text:p>57788</text:p>
          </table:table-cell>
          <table:table-cell office:value-type="float" office:value="82.504" calcext:value-type="float">
            <text:p>82,5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08" calcext:value-type="float">
            <text:p>0,308</text:p>
          </table:table-cell>
          <table:table-cell office:value-type="float" office:value="309414" calcext:value-type="float">
            <text:p>309414</text:p>
          </table:table-cell>
          <table:table-cell office:value-type="float" office:value="57709" calcext:value-type="float">
            <text:p>57709</text:p>
          </table:table-cell>
          <table:table-cell office:value-type="float" office:value="82.452" calcext:value-type="float">
            <text:p>82,4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04" calcext:value-type="float">
            <text:p>0,304</text:p>
          </table:table-cell>
          <table:table-cell office:value-type="float" office:value="317662" calcext:value-type="float">
            <text:p>317662</text:p>
          </table:table-cell>
          <table:table-cell office:value-type="float" office:value="60091" calcext:value-type="float">
            <text:p>60091</text:p>
          </table:table-cell>
          <table:table-cell office:value-type="float" office:value="82.394" calcext:value-type="float">
            <text:p>82,3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5" calcext:value-type="float">
            <text:p>0,305</text:p>
          </table:table-cell>
          <table:table-cell office:value-type="float" office:value="316742" calcext:value-type="float">
            <text:p>316742</text:p>
          </table:table-cell>
          <table:table-cell office:value-type="float" office:value="59745" calcext:value-type="float">
            <text:p>59745</text:p>
          </table:table-cell>
          <table:table-cell office:value-type="float" office:value="82.374" calcext:value-type="float">
            <text:p>82,3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07" calcext:value-type="float">
            <text:p>0,307</text:p>
          </table:table-cell>
          <table:table-cell office:value-type="float" office:value="318495" calcext:value-type="float">
            <text:p>318495</text:p>
          </table:table-cell>
          <table:table-cell office:value-type="float" office:value="60035" calcext:value-type="float">
            <text:p>60035</text:p>
          </table:table-cell>
          <table:table-cell office:value-type="float" office:value="82.291" calcext:value-type="float">
            <text:p>82,2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1" calcext:value-type="float">
            <text:p>0,31</text:p>
          </table:table-cell>
          <table:table-cell office:value-type="float" office:value="315893" calcext:value-type="float">
            <text:p>315893</text:p>
          </table:table-cell>
          <table:table-cell office:value-type="float" office:value="59408" calcext:value-type="float">
            <text:p>59408</text:p>
          </table:table-cell>
          <table:table-cell office:value-type="float" office:value="82.228" calcext:value-type="float">
            <text:p>82,2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1" calcext:value-type="float">
            <text:p>0,31</text:p>
          </table:table-cell>
          <table:table-cell office:value-type="float" office:value="316121" calcext:value-type="float">
            <text:p>316121</text:p>
          </table:table-cell>
          <table:table-cell office:value-type="float" office:value="59259" calcext:value-type="float">
            <text:p>59259</text:p>
          </table:table-cell>
          <table:table-cell office:value-type="float" office:value="82.2" calcext:value-type="float">
            <text:p>82,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15" calcext:value-type="float">
            <text:p>0,315</text:p>
          </table:table-cell>
          <table:table-cell office:value-type="float" office:value="319901" calcext:value-type="float">
            <text:p>319901</text:p>
          </table:table-cell>
          <table:table-cell office:value-type="float" office:value="60311" calcext:value-type="float">
            <text:p>60311</text:p>
          </table:table-cell>
          <table:table-cell office:value-type="float" office:value="82.129" calcext:value-type="float">
            <text:p>82,1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09" calcext:value-type="float">
            <text:p>0,309</text:p>
          </table:table-cell>
          <table:table-cell office:value-type="float" office:value="322418" calcext:value-type="float">
            <text:p>322418</text:p>
          </table:table-cell>
          <table:table-cell office:value-type="float" office:value="60816" calcext:value-type="float">
            <text:p>60816</text:p>
          </table:table-cell>
          <table:table-cell office:value-type="float" office:value="82.064" calcext:value-type="float">
            <text:p>82,0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77" calcext:value-type="float">
            <text:p>0,377</text:p>
          </table:table-cell>
          <table:table-cell office:value-type="float" office:value="322343" calcext:value-type="float">
            <text:p>322343</text:p>
          </table:table-cell>
          <table:table-cell office:value-type="float" office:value="60695" calcext:value-type="float">
            <text:p>60695</text:p>
          </table:table-cell>
          <table:table-cell office:value-type="float" office:value="82.048" calcext:value-type="float">
            <text:p>82,0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13" calcext:value-type="float">
            <text:p>0,313</text:p>
          </table:table-cell>
          <table:table-cell office:value-type="float" office:value="320515" calcext:value-type="float">
            <text:p>320515</text:p>
          </table:table-cell>
          <table:table-cell office:value-type="float" office:value="59920" calcext:value-type="float">
            <text:p>59920</text:p>
          </table:table-cell>
          <table:table-cell office:value-type="float" office:value="82.037" calcext:value-type="float">
            <text:p>82,0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16" calcext:value-type="float">
            <text:p>0,316</text:p>
          </table:table-cell>
          <table:table-cell office:value-type="float" office:value="320156" calcext:value-type="float">
            <text:p>320156</text:p>
          </table:table-cell>
          <table:table-cell office:value-type="float" office:value="59696" calcext:value-type="float">
            <text:p>59696</text:p>
          </table:table-cell>
          <table:table-cell office:value-type="float" office:value="81.952" calcext:value-type="float">
            <text:p>81,9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4" calcext:value-type="float">
            <text:p>0,324</text:p>
          </table:table-cell>
          <table:table-cell office:value-type="float" office:value="319067" calcext:value-type="float">
            <text:p>319067</text:p>
          </table:table-cell>
          <table:table-cell office:value-type="float" office:value="59375" calcext:value-type="float">
            <text:p>59375</text:p>
          </table:table-cell>
          <table:table-cell office:value-type="float" office:value="81.919" calcext:value-type="float">
            <text:p>81,9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12" calcext:value-type="float">
            <text:p>0,312</text:p>
          </table:table-cell>
          <table:table-cell office:value-type="float" office:value="318904" calcext:value-type="float">
            <text:p>318904</text:p>
          </table:table-cell>
          <table:table-cell office:value-type="float" office:value="59235" calcext:value-type="float">
            <text:p>59235</text:p>
          </table:table-cell>
          <table:table-cell office:value-type="float" office:value="81.876" calcext:value-type="float">
            <text:p>81,8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16" calcext:value-type="float">
            <text:p>0,316</text:p>
          </table:table-cell>
          <table:table-cell office:value-type="float" office:value="323900" calcext:value-type="float">
            <text:p>323900</text:p>
          </table:table-cell>
          <table:table-cell office:value-type="float" office:value="60486" calcext:value-type="float">
            <text:p>60486</text:p>
          </table:table-cell>
          <table:table-cell office:value-type="float" office:value="81.815" calcext:value-type="float">
            <text:p>81,8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23" calcext:value-type="float">
            <text:p>0,323</text:p>
          </table:table-cell>
          <table:table-cell office:value-type="float" office:value="325522" calcext:value-type="float">
            <text:p>325522</text:p>
          </table:table-cell>
          <table:table-cell office:value-type="float" office:value="61007" calcext:value-type="float">
            <text:p>61007</text:p>
          </table:table-cell>
          <table:table-cell office:value-type="float" office:value="81.804" calcext:value-type="float">
            <text:p>81,8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27" calcext:value-type="float">
            <text:p>0,327</text:p>
          </table:table-cell>
          <table:table-cell office:value-type="float" office:value="325535" calcext:value-type="float">
            <text:p>325535</text:p>
          </table:table-cell>
          <table:table-cell office:value-type="float" office:value="60812" calcext:value-type="float">
            <text:p>60812</text:p>
          </table:table-cell>
          <table:table-cell office:value-type="float" office:value="81.745" calcext:value-type="float">
            <text:p>81,7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4" calcext:value-type="float">
            <text:p>0,324</text:p>
          </table:table-cell>
          <table:table-cell office:value-type="float" office:value="327349" calcext:value-type="float">
            <text:p>327349</text:p>
          </table:table-cell>
          <table:table-cell office:value-type="float" office:value="61111" calcext:value-type="float">
            <text:p>61111</text:p>
          </table:table-cell>
          <table:table-cell office:value-type="float" office:value="81.735" calcext:value-type="float">
            <text:p>81,7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72" calcext:value-type="float">
            <text:p>0,372</text:p>
          </table:table-cell>
          <table:table-cell office:value-type="float" office:value="329741" calcext:value-type="float">
            <text:p>329741</text:p>
          </table:table-cell>
          <table:table-cell office:value-type="float" office:value="61627" calcext:value-type="float">
            <text:p>61627</text:p>
          </table:table-cell>
          <table:table-cell office:value-type="float" office:value="81.723" calcext:value-type="float">
            <text:p>81,7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31" calcext:value-type="float">
            <text:p>0,331</text:p>
          </table:table-cell>
          <table:table-cell office:value-type="float" office:value="327834" calcext:value-type="float">
            <text:p>327834</text:p>
          </table:table-cell>
          <table:table-cell office:value-type="float" office:value="61017" calcext:value-type="float">
            <text:p>61017</text:p>
          </table:table-cell>
          <table:table-cell office:value-type="float" office:value="81.712" calcext:value-type="float">
            <text:p>81,7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37" calcext:value-type="float">
            <text:p>0,337</text:p>
          </table:table-cell>
          <table:table-cell office:value-type="float" office:value="328889" calcext:value-type="float">
            <text:p>328889</text:p>
          </table:table-cell>
          <table:table-cell office:value-type="float" office:value="61208" calcext:value-type="float">
            <text:p>61208</text:p>
          </table:table-cell>
          <table:table-cell office:value-type="float" office:value="81.703" calcext:value-type="float">
            <text:p>81,7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3" calcext:value-type="float">
            <text:p>0,33</text:p>
          </table:table-cell>
          <table:table-cell office:value-type="float" office:value="329278" calcext:value-type="float">
            <text:p>329278</text:p>
          </table:table-cell>
          <table:table-cell office:value-type="float" office:value="61425" calcext:value-type="float">
            <text:p>61425</text:p>
          </table:table-cell>
          <table:table-cell office:value-type="float" office:value="81.697" calcext:value-type="float">
            <text:p>81,6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27" calcext:value-type="float">
            <text:p>0,327</text:p>
          </table:table-cell>
          <table:table-cell office:value-type="float" office:value="330997" calcext:value-type="float">
            <text:p>330997</text:p>
          </table:table-cell>
          <table:table-cell office:value-type="float" office:value="61849" calcext:value-type="float">
            <text:p>61849</text:p>
          </table:table-cell>
          <table:table-cell office:value-type="float" office:value="81.682" calcext:value-type="float">
            <text:p>81,6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4" calcext:value-type="float">
            <text:p>0,324</text:p>
          </table:table-cell>
          <table:table-cell office:value-type="float" office:value="340936" calcext:value-type="float">
            <text:p>340936</text:p>
          </table:table-cell>
          <table:table-cell office:value-type="float" office:value="64384" calcext:value-type="float">
            <text:p>64384</text:p>
          </table:table-cell>
          <table:table-cell office:value-type="float" office:value="81.634" calcext:value-type="float">
            <text:p>81,63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3" calcext:value-type="float">
            <text:p>0,323</text:p>
          </table:table-cell>
          <table:table-cell office:value-type="float" office:value="338800" calcext:value-type="float">
            <text:p>338800</text:p>
          </table:table-cell>
          <table:table-cell office:value-type="float" office:value="63703" calcext:value-type="float">
            <text:p>63703</text:p>
          </table:table-cell>
          <table:table-cell office:value-type="float" office:value="81.623" calcext:value-type="float">
            <text:p>81,6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28" calcext:value-type="float">
            <text:p>0,328</text:p>
          </table:table-cell>
          <table:table-cell office:value-type="float" office:value="341220" calcext:value-type="float">
            <text:p>341220</text:p>
          </table:table-cell>
          <table:table-cell office:value-type="float" office:value="64430" calcext:value-type="float">
            <text:p>64430</text:p>
          </table:table-cell>
          <table:table-cell office:value-type="float" office:value="81.611" calcext:value-type="float">
            <text:p>81,6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31" calcext:value-type="float">
            <text:p>0,331</text:p>
          </table:table-cell>
          <table:table-cell office:value-type="float" office:value="338730" calcext:value-type="float">
            <text:p>338730</text:p>
          </table:table-cell>
          <table:table-cell office:value-type="float" office:value="63797" calcext:value-type="float">
            <text:p>63797</text:p>
          </table:table-cell>
          <table:table-cell office:value-type="float" office:value="81.598" calcext:value-type="float">
            <text:p>81,5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5" calcext:value-type="float">
            <text:p>0,35</text:p>
          </table:table-cell>
          <table:table-cell office:value-type="float" office:value="342646" calcext:value-type="float">
            <text:p>342646</text:p>
          </table:table-cell>
          <table:table-cell office:value-type="float" office:value="64980" calcext:value-type="float">
            <text:p>64980</text:p>
          </table:table-cell>
          <table:table-cell office:value-type="float" office:value="81.574" calcext:value-type="float">
            <text:p>81,5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5" calcext:value-type="float">
            <text:p>0,335</text:p>
          </table:table-cell>
          <table:table-cell office:value-type="float" office:value="356569" calcext:value-type="float">
            <text:p>356569</text:p>
          </table:table-cell>
          <table:table-cell office:value-type="float" office:value="68873" calcext:value-type="float">
            <text:p>68873</text:p>
          </table:table-cell>
          <table:table-cell office:value-type="float" office:value="81.575" calcext:value-type="float">
            <text:p>81,5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3" calcext:value-type="float">
            <text:p>0,33</text:p>
          </table:table-cell>
          <table:table-cell office:value-type="float" office:value="353712" calcext:value-type="float">
            <text:p>353712</text:p>
          </table:table-cell>
          <table:table-cell office:value-type="float" office:value="68200" calcext:value-type="float">
            <text:p>68200</text:p>
          </table:table-cell>
          <table:table-cell office:value-type="float" office:value="81.563" calcext:value-type="float">
            <text:p>81,5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35" calcext:value-type="float">
            <text:p>0,335</text:p>
          </table:table-cell>
          <table:table-cell office:value-type="float" office:value="348045" calcext:value-type="float">
            <text:p>348045</text:p>
          </table:table-cell>
          <table:table-cell office:value-type="float" office:value="66562" calcext:value-type="float">
            <text:p>66562</text:p>
          </table:table-cell>
          <table:table-cell office:value-type="float" office:value="81.551" calcext:value-type="float">
            <text:p>81,5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33" calcext:value-type="float">
            <text:p>0,333</text:p>
          </table:table-cell>
          <table:table-cell office:value-type="float" office:value="347717" calcext:value-type="float">
            <text:p>347717</text:p>
          </table:table-cell>
          <table:table-cell office:value-type="float" office:value="66465" calcext:value-type="float">
            <text:p>66465</text:p>
          </table:table-cell>
          <table:table-cell office:value-type="float" office:value="81.54" calcext:value-type="float">
            <text:p>81,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32" calcext:value-type="float">
            <text:p>0,332</text:p>
          </table:table-cell>
          <table:table-cell office:value-type="float" office:value="346368" calcext:value-type="float">
            <text:p>346368</text:p>
          </table:table-cell>
          <table:table-cell office:value-type="float" office:value="66036" calcext:value-type="float">
            <text:p>66036</text:p>
          </table:table-cell>
          <table:table-cell office:value-type="float" office:value="81.527" calcext:value-type="float">
            <text:p>81,5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33" calcext:value-type="float">
            <text:p>0,333</text:p>
          </table:table-cell>
          <table:table-cell office:value-type="float" office:value="345233" calcext:value-type="float">
            <text:p>345233</text:p>
          </table:table-cell>
          <table:table-cell office:value-type="float" office:value="65768" calcext:value-type="float">
            <text:p>65768</text:p>
          </table:table-cell>
          <table:table-cell office:value-type="float" office:value="81.517" calcext:value-type="float">
            <text:p>81,5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3" calcext:value-type="float">
            <text:p>0,33</text:p>
          </table:table-cell>
          <table:table-cell office:value-type="float" office:value="344803" calcext:value-type="float">
            <text:p>344803</text:p>
          </table:table-cell>
          <table:table-cell office:value-type="float" office:value="65712" calcext:value-type="float">
            <text:p>65712</text:p>
          </table:table-cell>
          <table:table-cell office:value-type="float" office:value="81.499" calcext:value-type="float">
            <text:p>81,4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32" calcext:value-type="float">
            <text:p>0,332</text:p>
          </table:table-cell>
          <table:table-cell office:value-type="float" office:value="346221" calcext:value-type="float">
            <text:p>346221</text:p>
          </table:table-cell>
          <table:table-cell office:value-type="float" office:value="66104" calcext:value-type="float">
            <text:p>66104</text:p>
          </table:table-cell>
          <table:table-cell office:value-type="float" office:value="81.489" calcext:value-type="float">
            <text:p>81,4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33" calcext:value-type="float">
            <text:p>0,333</text:p>
          </table:table-cell>
          <table:table-cell office:value-type="float" office:value="344231" calcext:value-type="float">
            <text:p>344231</text:p>
          </table:table-cell>
          <table:table-cell office:value-type="float" office:value="65506" calcext:value-type="float">
            <text:p>65506</text:p>
          </table:table-cell>
          <table:table-cell office:value-type="float" office:value="81.475" calcext:value-type="float">
            <text:p>81,4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31" calcext:value-type="float">
            <text:p>0,331</text:p>
          </table:table-cell>
          <table:table-cell office:value-type="float" office:value="342744" calcext:value-type="float">
            <text:p>342744</text:p>
          </table:table-cell>
          <table:table-cell office:value-type="float" office:value="65244" calcext:value-type="float">
            <text:p>65244</text:p>
          </table:table-cell>
          <table:table-cell office:value-type="float" office:value="81.466" calcext:value-type="float">
            <text:p>81,4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35" calcext:value-type="float">
            <text:p>0,335</text:p>
          </table:table-cell>
          <table:table-cell office:value-type="float" office:value="341373" calcext:value-type="float">
            <text:p>341373</text:p>
          </table:table-cell>
          <table:table-cell office:value-type="float" office:value="64729" calcext:value-type="float">
            <text:p>64729</text:p>
          </table:table-cell>
          <table:table-cell office:value-type="float" office:value="81.454" calcext:value-type="float">
            <text:p>81,4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42" calcext:value-type="float">
            <text:p>0,342</text:p>
          </table:table-cell>
          <table:table-cell office:value-type="float" office:value="340899" calcext:value-type="float">
            <text:p>340899</text:p>
          </table:table-cell>
          <table:table-cell office:value-type="float" office:value="64580" calcext:value-type="float">
            <text:p>64580</text:p>
          </table:table-cell>
          <table:table-cell office:value-type="float" office:value="81.445" calcext:value-type="float">
            <text:p>81,4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31" calcext:value-type="float">
            <text:p>0,331</text:p>
          </table:table-cell>
          <table:table-cell office:value-type="float" office:value="342746" calcext:value-type="float">
            <text:p>342746</text:p>
          </table:table-cell>
          <table:table-cell office:value-type="float" office:value="64941" calcext:value-type="float">
            <text:p>64941</text:p>
          </table:table-cell>
          <table:table-cell office:value-type="float" office:value="81.438" calcext:value-type="float">
            <text:p>81,4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36" calcext:value-type="float">
            <text:p>0,336</text:p>
          </table:table-cell>
          <table:table-cell office:value-type="float" office:value="341374" calcext:value-type="float">
            <text:p>341374</text:p>
          </table:table-cell>
          <table:table-cell office:value-type="float" office:value="64727" calcext:value-type="float">
            <text:p>64727</text:p>
          </table:table-cell>
          <table:table-cell office:value-type="float" office:value="81.427" calcext:value-type="float">
            <text:p>81,4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51" calcext:value-type="float">
            <text:p>0,351</text:p>
          </table:table-cell>
          <table:table-cell office:value-type="float" office:value="343249" calcext:value-type="float">
            <text:p>343249</text:p>
          </table:table-cell>
          <table:table-cell office:value-type="float" office:value="65499" calcext:value-type="float">
            <text:p>65499</text:p>
          </table:table-cell>
          <table:table-cell office:value-type="float" office:value="81.424" calcext:value-type="float">
            <text:p>81,4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42" calcext:value-type="float">
            <text:p>0,342</text:p>
          </table:table-cell>
          <table:table-cell office:value-type="float" office:value="341020" calcext:value-type="float">
            <text:p>341020</text:p>
          </table:table-cell>
          <table:table-cell office:value-type="float" office:value="64885" calcext:value-type="float">
            <text:p>64885</text:p>
          </table:table-cell>
          <table:table-cell office:value-type="float" office:value="81.412" calcext:value-type="float">
            <text:p>81,4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66" calcext:value-type="float">
            <text:p>0,366</text:p>
          </table:table-cell>
          <table:table-cell office:value-type="float" office:value="337420" calcext:value-type="float">
            <text:p>337420</text:p>
          </table:table-cell>
          <table:table-cell office:value-type="float" office:value="63977" calcext:value-type="float">
            <text:p>63977</text:p>
          </table:table-cell>
          <table:table-cell office:value-type="float" office:value="81.402" calcext:value-type="float">
            <text:p>81,4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74" calcext:value-type="float">
            <text:p>0,374</text:p>
          </table:table-cell>
          <table:table-cell office:value-type="float" office:value="338343" calcext:value-type="float">
            <text:p>338343</text:p>
          </table:table-cell>
          <table:table-cell office:value-type="float" office:value="64046" calcext:value-type="float">
            <text:p>64046</text:p>
          </table:table-cell>
          <table:table-cell office:value-type="float" office:value="81.395" calcext:value-type="float">
            <text:p>81,3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,363</text:p>
          </table:table-cell>
          <table:table-cell office:value-type="float" office:value="340758" calcext:value-type="float">
            <text:p>340758</text:p>
          </table:table-cell>
          <table:table-cell office:value-type="float" office:value="64599" calcext:value-type="float">
            <text:p>64599</text:p>
          </table:table-cell>
          <table:table-cell office:value-type="float" office:value="81.383" calcext:value-type="float">
            <text:p>81,3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46" calcext:value-type="float">
            <text:p>0,346</text:p>
          </table:table-cell>
          <table:table-cell office:value-type="float" office:value="342107" calcext:value-type="float">
            <text:p>342107</text:p>
          </table:table-cell>
          <table:table-cell office:value-type="float" office:value="65053" calcext:value-type="float">
            <text:p>65053</text:p>
          </table:table-cell>
          <table:table-cell office:value-type="float" office:value="81.371" calcext:value-type="float">
            <text:p>81,3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6" calcext:value-type="float">
            <text:p>0,356</text:p>
          </table:table-cell>
          <table:table-cell office:value-type="float" office:value="344831" calcext:value-type="float">
            <text:p>344831</text:p>
          </table:table-cell>
          <table:table-cell office:value-type="float" office:value="65417" calcext:value-type="float">
            <text:p>65417</text:p>
          </table:table-cell>
          <table:table-cell office:value-type="float" office:value="81.362" calcext:value-type="float">
            <text:p>81,3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48" calcext:value-type="float">
            <text:p>0,348</text:p>
          </table:table-cell>
          <table:table-cell office:value-type="float" office:value="354587" calcext:value-type="float">
            <text:p>354587</text:p>
          </table:table-cell>
          <table:table-cell office:value-type="float" office:value="67645" calcext:value-type="float">
            <text:p>67645</text:p>
          </table:table-cell>
          <table:table-cell office:value-type="float" office:value="81.342" calcext:value-type="float">
            <text:p>81,3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76" calcext:value-type="float">
            <text:p>0,376</text:p>
          </table:table-cell>
          <table:table-cell office:value-type="float" office:value="355289" calcext:value-type="float">
            <text:p>355289</text:p>
          </table:table-cell>
          <table:table-cell office:value-type="float" office:value="67713" calcext:value-type="float">
            <text:p>67713</text:p>
          </table:table-cell>
          <table:table-cell office:value-type="float" office:value="81.325" calcext:value-type="float">
            <text:p>81,3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83" calcext:value-type="float">
            <text:p>0,383</text:p>
          </table:table-cell>
          <table:table-cell office:value-type="float" office:value="359795" calcext:value-type="float">
            <text:p>359795</text:p>
          </table:table-cell>
          <table:table-cell office:value-type="float" office:value="68711" calcext:value-type="float">
            <text:p>68711</text:p>
          </table:table-cell>
          <table:table-cell office:value-type="float" office:value="81.311" calcext:value-type="float">
            <text:p>81,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09" calcext:value-type="float">
            <text:p>0,409</text:p>
          </table:table-cell>
          <table:table-cell office:value-type="float" office:value="358472" calcext:value-type="float">
            <text:p>358472</text:p>
          </table:table-cell>
          <table:table-cell office:value-type="float" office:value="68201" calcext:value-type="float">
            <text:p>68201</text:p>
          </table:table-cell>
          <table:table-cell office:value-type="float" office:value="81.294" calcext:value-type="float">
            <text:p>81,2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77" calcext:value-type="float">
            <text:p>0,377</text:p>
          </table:table-cell>
          <table:table-cell office:value-type="float" office:value="361473" calcext:value-type="float">
            <text:p>361473</text:p>
          </table:table-cell>
          <table:table-cell office:value-type="float" office:value="68963" calcext:value-type="float">
            <text:p>68963</text:p>
          </table:table-cell>
          <table:table-cell office:value-type="float" office:value="81.283" calcext:value-type="float">
            <text:p>81,2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73" calcext:value-type="float">
            <text:p>0,373</text:p>
          </table:table-cell>
          <table:table-cell office:value-type="float" office:value="363575" calcext:value-type="float">
            <text:p>363575</text:p>
          </table:table-cell>
          <table:table-cell office:value-type="float" office:value="69429" calcext:value-type="float">
            <text:p>69429</text:p>
          </table:table-cell>
          <table:table-cell office:value-type="float" office:value="81.268" calcext:value-type="float">
            <text:p>81,2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73" calcext:value-type="float">
            <text:p>0,373</text:p>
          </table:table-cell>
          <table:table-cell office:value-type="float" office:value="362921" calcext:value-type="float">
            <text:p>362921</text:p>
          </table:table-cell>
          <table:table-cell office:value-type="float" office:value="69056" calcext:value-type="float">
            <text:p>69056</text:p>
          </table:table-cell>
          <table:table-cell office:value-type="float" office:value="81.252" calcext:value-type="float">
            <text:p>81,2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55" calcext:value-type="float">
            <text:p>0,355</text:p>
          </table:table-cell>
          <table:table-cell office:value-type="float" office:value="361567" calcext:value-type="float">
            <text:p>361567</text:p>
          </table:table-cell>
          <table:table-cell office:value-type="float" office:value="68754" calcext:value-type="float">
            <text:p>68754</text:p>
          </table:table-cell>
          <table:table-cell office:value-type="float" office:value="81.24" calcext:value-type="float">
            <text:p>81,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29" calcext:value-type="float">
            <text:p>0,529</text:p>
          </table:table-cell>
          <table:table-cell office:value-type="float" office:value="362434" calcext:value-type="float">
            <text:p>362434</text:p>
          </table:table-cell>
          <table:table-cell office:value-type="float" office:value="68690" calcext:value-type="float">
            <text:p>68690</text:p>
          </table:table-cell>
          <table:table-cell office:value-type="float" office:value="81.222" calcext:value-type="float">
            <text:p>81,2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29" calcext:value-type="float">
            <text:p>0,429</text:p>
          </table:table-cell>
          <table:table-cell office:value-type="float" office:value="361331" calcext:value-type="float">
            <text:p>361331</text:p>
          </table:table-cell>
          <table:table-cell office:value-type="float" office:value="68482" calcext:value-type="float">
            <text:p>68482</text:p>
          </table:table-cell>
          <table:table-cell office:value-type="float" office:value="81.207" calcext:value-type="float">
            <text:p>81,2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54" calcext:value-type="float">
            <text:p>0,354</text:p>
          </table:table-cell>
          <table:table-cell office:value-type="float" office:value="360964" calcext:value-type="float">
            <text:p>360964</text:p>
          </table:table-cell>
          <table:table-cell office:value-type="float" office:value="68261" calcext:value-type="float">
            <text:p>68261</text:p>
          </table:table-cell>
          <table:table-cell office:value-type="float" office:value="81.193" calcext:value-type="float">
            <text:p>81,1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54" calcext:value-type="float">
            <text:p>0,354</text:p>
          </table:table-cell>
          <table:table-cell office:value-type="float" office:value="359009" calcext:value-type="float">
            <text:p>359009</text:p>
          </table:table-cell>
          <table:table-cell office:value-type="float" office:value="67937" calcext:value-type="float">
            <text:p>67937</text:p>
          </table:table-cell>
          <table:table-cell office:value-type="float" office:value="81.174" calcext:value-type="float">
            <text:p>81,1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1" calcext:value-type="float">
            <text:p>0,341</text:p>
          </table:table-cell>
          <table:table-cell office:value-type="float" office:value="358550" calcext:value-type="float">
            <text:p>358550</text:p>
          </table:table-cell>
          <table:table-cell office:value-type="float" office:value="67682" calcext:value-type="float">
            <text:p>67682</text:p>
          </table:table-cell>
          <table:table-cell office:value-type="float" office:value="81.158" calcext:value-type="float">
            <text:p>81,1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4" calcext:value-type="float">
            <text:p>0,34</text:p>
          </table:table-cell>
          <table:table-cell office:value-type="float" office:value="359702" calcext:value-type="float">
            <text:p>359702</text:p>
          </table:table-cell>
          <table:table-cell office:value-type="float" office:value="67970" calcext:value-type="float">
            <text:p>67970</text:p>
          </table:table-cell>
          <table:table-cell office:value-type="float" office:value="81.132" calcext:value-type="float">
            <text:p>81,1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42" calcext:value-type="float">
            <text:p>0,342</text:p>
          </table:table-cell>
          <table:table-cell office:value-type="float" office:value="359049" calcext:value-type="float">
            <text:p>359049</text:p>
          </table:table-cell>
          <table:table-cell office:value-type="float" office:value="67721" calcext:value-type="float">
            <text:p>67721</text:p>
          </table:table-cell>
          <table:table-cell office:value-type="float" office:value="81.113" calcext:value-type="float">
            <text:p>81,1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58" calcext:value-type="float">
            <text:p>0,358</text:p>
          </table:table-cell>
          <table:table-cell office:value-type="float" office:value="359873" calcext:value-type="float">
            <text:p>359873</text:p>
          </table:table-cell>
          <table:table-cell office:value-type="float" office:value="67963" calcext:value-type="float">
            <text:p>67963</text:p>
          </table:table-cell>
          <table:table-cell office:value-type="float" office:value="81.096" calcext:value-type="float">
            <text:p>81,0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,339</text:p>
          </table:table-cell>
          <table:table-cell office:value-type="float" office:value="359792" calcext:value-type="float">
            <text:p>359792</text:p>
          </table:table-cell>
          <table:table-cell office:value-type="float" office:value="67987" calcext:value-type="float">
            <text:p>67987</text:p>
          </table:table-cell>
          <table:table-cell office:value-type="float" office:value="81.072" calcext:value-type="float">
            <text:p>81,0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36" calcext:value-type="float">
            <text:p>0,336</text:p>
          </table:table-cell>
          <table:table-cell office:value-type="float" office:value="332339" calcext:value-type="float">
            <text:p>332339</text:p>
          </table:table-cell>
          <table:table-cell office:value-type="float" office:value="58729" calcext:value-type="float">
            <text:p>58729</text:p>
          </table:table-cell>
          <table:table-cell office:value-type="float" office:value="81.05" calcext:value-type="float">
            <text:p>81,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43" calcext:value-type="float">
            <text:p>0,343</text:p>
          </table:table-cell>
          <table:table-cell office:value-type="float" office:value="330149" calcext:value-type="float">
            <text:p>330149</text:p>
          </table:table-cell>
          <table:table-cell office:value-type="float" office:value="58202" calcext:value-type="float">
            <text:p>58202</text:p>
          </table:table-cell>
          <table:table-cell office:value-type="float" office:value="81.032" calcext:value-type="float">
            <text:p>81,03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46" calcext:value-type="float">
            <text:p>0,346</text:p>
          </table:table-cell>
          <table:table-cell office:value-type="float" office:value="337912" calcext:value-type="float">
            <text:p>337912</text:p>
          </table:table-cell>
          <table:table-cell office:value-type="float" office:value="60034" calcext:value-type="float">
            <text:p>60034</text:p>
          </table:table-cell>
          <table:table-cell office:value-type="float" office:value="80.936" calcext:value-type="float">
            <text:p>80,9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44" calcext:value-type="float">
            <text:p>0,344</text:p>
          </table:table-cell>
          <table:table-cell office:value-type="float" office:value="337273" calcext:value-type="float">
            <text:p>337273</text:p>
          </table:table-cell>
          <table:table-cell office:value-type="float" office:value="59843" calcext:value-type="float">
            <text:p>59843</text:p>
          </table:table-cell>
          <table:table-cell office:value-type="float" office:value="80.912" calcext:value-type="float">
            <text:p>80,9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46" calcext:value-type="float">
            <text:p>0,346</text:p>
          </table:table-cell>
          <table:table-cell office:value-type="float" office:value="338556" calcext:value-type="float">
            <text:p>338556</text:p>
          </table:table-cell>
          <table:table-cell office:value-type="float" office:value="59900" calcext:value-type="float">
            <text:p>59900</text:p>
          </table:table-cell>
          <table:table-cell office:value-type="float" office:value="80.891" calcext:value-type="float">
            <text:p>80,8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54" calcext:value-type="float">
            <text:p>0,354</text:p>
          </table:table-cell>
          <table:table-cell office:value-type="float" office:value="337622" calcext:value-type="float">
            <text:p>337622</text:p>
          </table:table-cell>
          <table:table-cell office:value-type="float" office:value="59617" calcext:value-type="float">
            <text:p>59617</text:p>
          </table:table-cell>
          <table:table-cell office:value-type="float" office:value="80.859" calcext:value-type="float">
            <text:p>80,8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44" calcext:value-type="float">
            <text:p>0,344</text:p>
          </table:table-cell>
          <table:table-cell office:value-type="float" office:value="336246" calcext:value-type="float">
            <text:p>336246</text:p>
          </table:table-cell>
          <table:table-cell office:value-type="float" office:value="59247" calcext:value-type="float">
            <text:p>59247</text:p>
          </table:table-cell>
          <table:table-cell office:value-type="float" office:value="80.833" calcext:value-type="float">
            <text:p>80,8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57" calcext:value-type="float">
            <text:p>0,357</text:p>
          </table:table-cell>
          <table:table-cell office:value-type="float" office:value="338423" calcext:value-type="float">
            <text:p>338423</text:p>
          </table:table-cell>
          <table:table-cell office:value-type="float" office:value="59571" calcext:value-type="float">
            <text:p>59571</text:p>
          </table:table-cell>
          <table:table-cell office:value-type="float" office:value="80.811" calcext:value-type="float">
            <text:p>80,8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51" calcext:value-type="float">
            <text:p>0,351</text:p>
          </table:table-cell>
          <table:table-cell office:value-type="float" office:value="337682" calcext:value-type="float">
            <text:p>337682</text:p>
          </table:table-cell>
          <table:table-cell office:value-type="float" office:value="59408" calcext:value-type="float">
            <text:p>59408</text:p>
          </table:table-cell>
          <table:table-cell office:value-type="float" office:value="80.778" calcext:value-type="float">
            <text:p>80,7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46" calcext:value-type="float">
            <text:p>0,346</text:p>
          </table:table-cell>
          <table:table-cell office:value-type="float" office:value="337890" calcext:value-type="float">
            <text:p>337890</text:p>
          </table:table-cell>
          <table:table-cell office:value-type="float" office:value="59286" calcext:value-type="float">
            <text:p>59286</text:p>
          </table:table-cell>
          <table:table-cell office:value-type="float" office:value="80.754" calcext:value-type="float">
            <text:p>80,7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54" calcext:value-type="float">
            <text:p>0,354</text:p>
          </table:table-cell>
          <table:table-cell office:value-type="float" office:value="335678" calcext:value-type="float">
            <text:p>335678</text:p>
          </table:table-cell>
          <table:table-cell office:value-type="float" office:value="58546" calcext:value-type="float">
            <text:p>58546</text:p>
          </table:table-cell>
          <table:table-cell office:value-type="float" office:value="80.726" calcext:value-type="float">
            <text:p>80,7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5" calcext:value-type="float">
            <text:p>0,35</text:p>
          </table:table-cell>
          <table:table-cell office:value-type="float" office:value="333855" calcext:value-type="float">
            <text:p>333855</text:p>
          </table:table-cell>
          <table:table-cell office:value-type="float" office:value="58062" calcext:value-type="float">
            <text:p>58062</text:p>
          </table:table-cell>
          <table:table-cell office:value-type="float" office:value="80.699" calcext:value-type="float">
            <text:p>80,6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55" calcext:value-type="float">
            <text:p>0,355</text:p>
          </table:table-cell>
          <table:table-cell office:value-type="float" office:value="327662" calcext:value-type="float">
            <text:p>327662</text:p>
          </table:table-cell>
          <table:table-cell office:value-type="float" office:value="56652" calcext:value-type="float">
            <text:p>56652</text:p>
          </table:table-cell>
          <table:table-cell office:value-type="float" office:value="80.675" calcext:value-type="float">
            <text:p>80,6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67" calcext:value-type="float">
            <text:p>0,367</text:p>
          </table:table-cell>
          <table:table-cell office:value-type="float" office:value="327630" calcext:value-type="float">
            <text:p>327630</text:p>
          </table:table-cell>
          <table:table-cell office:value-type="float" office:value="56510" calcext:value-type="float">
            <text:p>56510</text:p>
          </table:table-cell>
          <table:table-cell office:value-type="float" office:value="80.649" calcext:value-type="float">
            <text:p>80,6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4" calcext:value-type="float">
            <text:p>0,44</text:p>
          </table:table-cell>
          <table:table-cell office:value-type="float" office:value="324162" calcext:value-type="float">
            <text:p>324162</text:p>
          </table:table-cell>
          <table:table-cell office:value-type="float" office:value="55751" calcext:value-type="float">
            <text:p>55751</text:p>
          </table:table-cell>
          <table:table-cell office:value-type="float" office:value="80.622" calcext:value-type="float">
            <text:p>80,6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53" calcext:value-type="float">
            <text:p>0,353</text:p>
          </table:table-cell>
          <table:table-cell office:value-type="float" office:value="327119" calcext:value-type="float">
            <text:p>327119</text:p>
          </table:table-cell>
          <table:table-cell office:value-type="float" office:value="56627" calcext:value-type="float">
            <text:p>56627</text:p>
          </table:table-cell>
          <table:table-cell office:value-type="float" office:value="80.571" calcext:value-type="float">
            <text:p>80,5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5" calcext:value-type="float">
            <text:p>0,35</text:p>
          </table:table-cell>
          <table:table-cell office:value-type="float" office:value="323892" calcext:value-type="float">
            <text:p>323892</text:p>
          </table:table-cell>
          <table:table-cell office:value-type="float" office:value="55645" calcext:value-type="float">
            <text:p>55645</text:p>
          </table:table-cell>
          <table:table-cell office:value-type="float" office:value="80.549" calcext:value-type="float">
            <text:p>80,5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48" calcext:value-type="float">
            <text:p>0,348</text:p>
          </table:table-cell>
          <table:table-cell office:value-type="float" office:value="322226" calcext:value-type="float">
            <text:p>322226</text:p>
          </table:table-cell>
          <table:table-cell office:value-type="float" office:value="55107" calcext:value-type="float">
            <text:p>55107</text:p>
          </table:table-cell>
          <table:table-cell office:value-type="float" office:value="80.52" calcext:value-type="float">
            <text:p>80,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59" calcext:value-type="float">
            <text:p>0,359</text:p>
          </table:table-cell>
          <table:table-cell office:value-type="float" office:value="322629" calcext:value-type="float">
            <text:p>322629</text:p>
          </table:table-cell>
          <table:table-cell office:value-type="float" office:value="55304" calcext:value-type="float">
            <text:p>55304</text:p>
          </table:table-cell>
          <table:table-cell office:value-type="float" office:value="80.494" calcext:value-type="float">
            <text:p>80,4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95" calcext:value-type="float">
            <text:p>0,395</text:p>
          </table:table-cell>
          <table:table-cell office:value-type="float" office:value="322513" calcext:value-type="float">
            <text:p>322513</text:p>
          </table:table-cell>
          <table:table-cell office:value-type="float" office:value="55106" calcext:value-type="float">
            <text:p>55106</text:p>
          </table:table-cell>
          <table:table-cell office:value-type="float" office:value="80.466" calcext:value-type="float">
            <text:p>80,4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58" calcext:value-type="float">
            <text:p>0,358</text:p>
          </table:table-cell>
          <table:table-cell office:value-type="float" office:value="321453" calcext:value-type="float">
            <text:p>321453</text:p>
          </table:table-cell>
          <table:table-cell office:value-type="float" office:value="54750" calcext:value-type="float">
            <text:p>54750</text:p>
          </table:table-cell>
          <table:table-cell office:value-type="float" office:value="80.435" calcext:value-type="float">
            <text:p>80,4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53" calcext:value-type="float">
            <text:p>0,353</text:p>
          </table:table-cell>
          <table:table-cell office:value-type="float" office:value="317933" calcext:value-type="float">
            <text:p>317933</text:p>
          </table:table-cell>
          <table:table-cell office:value-type="float" office:value="53897" calcext:value-type="float">
            <text:p>53897</text:p>
          </table:table-cell>
          <table:table-cell office:value-type="float" office:value="80.401" calcext:value-type="float">
            <text:p>80,4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47" calcext:value-type="float">
            <text:p>0,347</text:p>
          </table:table-cell>
          <table:table-cell office:value-type="float" office:value="323855" calcext:value-type="float">
            <text:p>323855</text:p>
          </table:table-cell>
          <table:table-cell office:value-type="float" office:value="55450" calcext:value-type="float">
            <text:p>55450</text:p>
          </table:table-cell>
          <table:table-cell office:value-type="float" office:value="80.366" calcext:value-type="float">
            <text:p>80,3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52" calcext:value-type="float">
            <text:p>0,352</text:p>
          </table:table-cell>
          <table:table-cell office:value-type="float" office:value="321089" calcext:value-type="float">
            <text:p>321089</text:p>
          </table:table-cell>
          <table:table-cell office:value-type="float" office:value="54588" calcext:value-type="float">
            <text:p>54588</text:p>
          </table:table-cell>
          <table:table-cell office:value-type="float" office:value="80.333" calcext:value-type="float">
            <text:p>80,3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53" calcext:value-type="float">
            <text:p>0,353</text:p>
          </table:table-cell>
          <table:table-cell office:value-type="float" office:value="318169" calcext:value-type="float">
            <text:p>318169</text:p>
          </table:table-cell>
          <table:table-cell office:value-type="float" office:value="53822" calcext:value-type="float">
            <text:p>53822</text:p>
          </table:table-cell>
          <table:table-cell office:value-type="float" office:value="80.305" calcext:value-type="float">
            <text:p>80,3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37" calcext:value-type="float">
            <text:p>0,337</text:p>
          </table:table-cell>
          <table:table-cell office:value-type="float" office:value="316861" calcext:value-type="float">
            <text:p>316861</text:p>
          </table:table-cell>
          <table:table-cell office:value-type="float" office:value="53724" calcext:value-type="float">
            <text:p>53724</text:p>
          </table:table-cell>
          <table:table-cell office:value-type="float" office:value="80.279" calcext:value-type="float">
            <text:p>80,2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38" calcext:value-type="float">
            <text:p>0,338</text:p>
          </table:table-cell>
          <table:table-cell office:value-type="float" office:value="313994" calcext:value-type="float">
            <text:p>313994</text:p>
          </table:table-cell>
          <table:table-cell office:value-type="float" office:value="53599" calcext:value-type="float">
            <text:p>53599</text:p>
          </table:table-cell>
          <table:table-cell office:value-type="float" office:value="80.335" calcext:value-type="float">
            <text:p>80,3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38" calcext:value-type="float">
            <text:p>0,338</text:p>
          </table:table-cell>
          <table:table-cell office:value-type="float" office:value="314355" calcext:value-type="float">
            <text:p>314355</text:p>
          </table:table-cell>
          <table:table-cell office:value-type="float" office:value="53544" calcext:value-type="float">
            <text:p>53544</text:p>
          </table:table-cell>
          <table:table-cell office:value-type="float" office:value="80.307" calcext:value-type="float">
            <text:p>80,3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5" calcext:value-type="float">
            <text:p>0,335</text:p>
          </table:table-cell>
          <table:table-cell office:value-type="float" office:value="311638" calcext:value-type="float">
            <text:p>311638</text:p>
          </table:table-cell>
          <table:table-cell office:value-type="float" office:value="53051" calcext:value-type="float">
            <text:p>53051</text:p>
          </table:table-cell>
          <table:table-cell office:value-type="float" office:value="80.273" calcext:value-type="float">
            <text:p>80,2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75" calcext:value-type="float">
            <text:p>0,375</text:p>
          </table:table-cell>
          <table:table-cell office:value-type="float" office:value="311596" calcext:value-type="float">
            <text:p>311596</text:p>
          </table:table-cell>
          <table:table-cell office:value-type="float" office:value="52966" calcext:value-type="float">
            <text:p>52966</text:p>
          </table:table-cell>
          <table:table-cell office:value-type="float" office:value="80.244" calcext:value-type="float">
            <text:p>80,2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82" calcext:value-type="float">
            <text:p>0,382</text:p>
          </table:table-cell>
          <table:table-cell office:value-type="float" office:value="316211" calcext:value-type="float">
            <text:p>316211</text:p>
          </table:table-cell>
          <table:table-cell office:value-type="float" office:value="53960" calcext:value-type="float">
            <text:p>53960</text:p>
          </table:table-cell>
          <table:table-cell office:value-type="float" office:value="80.244" calcext:value-type="float">
            <text:p>80,2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65" calcext:value-type="float">
            <text:p>0,365</text:p>
          </table:table-cell>
          <table:table-cell office:value-type="float" office:value="328934" calcext:value-type="float">
            <text:p>328934</text:p>
          </table:table-cell>
          <table:table-cell office:value-type="float" office:value="56780" calcext:value-type="float">
            <text:p>56780</text:p>
          </table:table-cell>
          <table:table-cell office:value-type="float" office:value="80.195" calcext:value-type="float">
            <text:p>80,1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62" calcext:value-type="float">
            <text:p>0,362</text:p>
          </table:table-cell>
          <table:table-cell office:value-type="float" office:value="331092" calcext:value-type="float">
            <text:p>331092</text:p>
          </table:table-cell>
          <table:table-cell office:value-type="float" office:value="57069" calcext:value-type="float">
            <text:p>57069</text:p>
          </table:table-cell>
          <table:table-cell office:value-type="float" office:value="80.151" calcext:value-type="float">
            <text:p>80,1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45" calcext:value-type="float">
            <text:p>0,345</text:p>
          </table:table-cell>
          <table:table-cell office:value-type="float" office:value="330540" calcext:value-type="float">
            <text:p>330540</text:p>
          </table:table-cell>
          <table:table-cell office:value-type="float" office:value="56750" calcext:value-type="float">
            <text:p>56750</text:p>
          </table:table-cell>
          <table:table-cell office:value-type="float" office:value="80.116" calcext:value-type="float">
            <text:p>80,1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463" calcext:value-type="float">
            <text:p>0,463</text:p>
          </table:table-cell>
          <table:table-cell office:value-type="float" office:value="327618" calcext:value-type="float">
            <text:p>327618</text:p>
          </table:table-cell>
          <table:table-cell office:value-type="float" office:value="55757" calcext:value-type="float">
            <text:p>55757</text:p>
          </table:table-cell>
          <table:table-cell office:value-type="float" office:value="80.078" calcext:value-type="float">
            <text:p>80,0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57" calcext:value-type="float">
            <text:p>0,557</text:p>
          </table:table-cell>
          <table:table-cell office:value-type="float" office:value="332798" calcext:value-type="float">
            <text:p>332798</text:p>
          </table:table-cell>
          <table:table-cell office:value-type="float" office:value="57015" calcext:value-type="float">
            <text:p>57015</text:p>
          </table:table-cell>
          <table:table-cell office:value-type="float" office:value="80.034" calcext:value-type="float">
            <text:p>80,0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7" calcext:value-type="float">
            <text:p>0,37</text:p>
          </table:table-cell>
          <table:table-cell office:value-type="float" office:value="333917" calcext:value-type="float">
            <text:p>333917</text:p>
          </table:table-cell>
          <table:table-cell office:value-type="float" office:value="57179" calcext:value-type="float">
            <text:p>57179</text:p>
          </table:table-cell>
          <table:table-cell office:value-type="float" office:value="80.001" calcext:value-type="float">
            <text:p>80,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62" calcext:value-type="float">
            <text:p>0,362</text:p>
          </table:table-cell>
          <table:table-cell office:value-type="float" office:value="331215" calcext:value-type="float">
            <text:p>331215</text:p>
          </table:table-cell>
          <table:table-cell office:value-type="float" office:value="56377" calcext:value-type="float">
            <text:p>56377</text:p>
          </table:table-cell>
          <table:table-cell office:value-type="float" office:value="79.971" calcext:value-type="float">
            <text:p>79,97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39" calcext:value-type="float">
            <text:p>0,339</text:p>
          </table:table-cell>
          <table:table-cell office:value-type="float" office:value="328718" calcext:value-type="float">
            <text:p>328718</text:p>
          </table:table-cell>
          <table:table-cell office:value-type="float" office:value="55820" calcext:value-type="float">
            <text:p>55820</text:p>
          </table:table-cell>
          <table:table-cell office:value-type="float" office:value="79.933" calcext:value-type="float">
            <text:p>79,9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35" calcext:value-type="float">
            <text:p>0,335</text:p>
          </table:table-cell>
          <table:table-cell office:value-type="float" office:value="328759" calcext:value-type="float">
            <text:p>328759</text:p>
          </table:table-cell>
          <table:table-cell office:value-type="float" office:value="55708" calcext:value-type="float">
            <text:p>55708</text:p>
          </table:table-cell>
          <table:table-cell office:value-type="float" office:value="79.895" calcext:value-type="float">
            <text:p>79,8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5" calcext:value-type="float">
            <text:p>0,335</text:p>
          </table:table-cell>
          <table:table-cell office:value-type="float" office:value="326597" calcext:value-type="float">
            <text:p>326597</text:p>
          </table:table-cell>
          <table:table-cell office:value-type="float" office:value="55151" calcext:value-type="float">
            <text:p>55151</text:p>
          </table:table-cell>
          <table:table-cell office:value-type="float" office:value="79.868" calcext:value-type="float">
            <text:p>79,8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32" calcext:value-type="float">
            <text:p>0,332</text:p>
          </table:table-cell>
          <table:table-cell office:value-type="float" office:value="321947" calcext:value-type="float">
            <text:p>321947</text:p>
          </table:table-cell>
          <table:table-cell office:value-type="float" office:value="54366" calcext:value-type="float">
            <text:p>54366</text:p>
          </table:table-cell>
          <table:table-cell office:value-type="float" office:value="79.836" calcext:value-type="float">
            <text:p>79,8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35" calcext:value-type="float">
            <text:p>0,335</text:p>
          </table:table-cell>
          <table:table-cell office:value-type="float" office:value="319611" calcext:value-type="float">
            <text:p>319611</text:p>
          </table:table-cell>
          <table:table-cell office:value-type="float" office:value="53799" calcext:value-type="float">
            <text:p>53799</text:p>
          </table:table-cell>
          <table:table-cell office:value-type="float" office:value="79.805" calcext:value-type="float">
            <text:p>79,8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4" calcext:value-type="float">
            <text:p>0,334</text:p>
          </table:table-cell>
          <table:table-cell office:value-type="float" office:value="316620" calcext:value-type="float">
            <text:p>316620</text:p>
          </table:table-cell>
          <table:table-cell office:value-type="float" office:value="53198" calcext:value-type="float">
            <text:p>53198</text:p>
          </table:table-cell>
          <table:table-cell office:value-type="float" office:value="79.778" calcext:value-type="float">
            <text:p>79,7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1" calcext:value-type="float">
            <text:p>0,331</text:p>
          </table:table-cell>
          <table:table-cell office:value-type="float" office:value="312499" calcext:value-type="float">
            <text:p>312499</text:p>
          </table:table-cell>
          <table:table-cell office:value-type="float" office:value="52471" calcext:value-type="float">
            <text:p>52471</text:p>
          </table:table-cell>
          <table:table-cell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35" calcext:value-type="float">
            <text:p>0,335</text:p>
          </table:table-cell>
          <table:table-cell office:value-type="float" office:value="307762" calcext:value-type="float">
            <text:p>307762</text:p>
          </table:table-cell>
          <table:table-cell office:value-type="float" office:value="51532" calcext:value-type="float">
            <text:p>51532</text:p>
          </table:table-cell>
          <table:table-cell office:value-type="float" office:value="79.725" calcext:value-type="float">
            <text:p>79,7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31" calcext:value-type="float">
            <text:p>0,331</text:p>
          </table:table-cell>
          <table:table-cell office:value-type="float" office:value="310312" calcext:value-type="float">
            <text:p>310312</text:p>
          </table:table-cell>
          <table:table-cell office:value-type="float" office:value="52081" calcext:value-type="float">
            <text:p>52081</text:p>
          </table:table-cell>
          <table:table-cell office:value-type="float" office:value="79.687" calcext:value-type="float">
            <text:p>79,68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5" calcext:value-type="float">
            <text:p>0,35</text:p>
          </table:table-cell>
          <table:table-cell office:value-type="float" office:value="312269" calcext:value-type="float">
            <text:p>312269</text:p>
          </table:table-cell>
          <table:table-cell office:value-type="float" office:value="52552" calcext:value-type="float">
            <text:p>52552</text:p>
          </table:table-cell>
          <table:table-cell office:value-type="float" office:value="79.654" calcext:value-type="float">
            <text:p>79,65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42" calcext:value-type="float">
            <text:p>0,342</text:p>
          </table:table-cell>
          <table:table-cell office:value-type="float" office:value="310274" calcext:value-type="float">
            <text:p>310274</text:p>
          </table:table-cell>
          <table:table-cell office:value-type="float" office:value="52074" calcext:value-type="float">
            <text:p>52074</text:p>
          </table:table-cell>
          <table:table-cell office:value-type="float" office:value="79.627" calcext:value-type="float">
            <text:p>79,6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39" calcext:value-type="float">
            <text:p>0,339</text:p>
          </table:table-cell>
          <table:table-cell office:value-type="float" office:value="311205" calcext:value-type="float">
            <text:p>311205</text:p>
          </table:table-cell>
          <table:table-cell office:value-type="float" office:value="52061" calcext:value-type="float">
            <text:p>52061</text:p>
          </table:table-cell>
          <table:table-cell office:value-type="float" office:value="79.589" calcext:value-type="float">
            <text:p>79,5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43" calcext:value-type="float">
            <text:p>0,343</text:p>
          </table:table-cell>
          <table:table-cell office:value-type="float" office:value="310502" calcext:value-type="float">
            <text:p>310502</text:p>
          </table:table-cell>
          <table:table-cell office:value-type="float" office:value="51730" calcext:value-type="float">
            <text:p>51730</text:p>
          </table:table-cell>
          <table:table-cell office:value-type="float" office:value="79.562" calcext:value-type="float">
            <text:p>79,5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52" calcext:value-type="float">
            <text:p>0,352</text:p>
          </table:table-cell>
          <table:table-cell office:value-type="float" office:value="309062" calcext:value-type="float">
            <text:p>309062</text:p>
          </table:table-cell>
          <table:table-cell office:value-type="float" office:value="51274" calcext:value-type="float">
            <text:p>51274</text:p>
          </table:table-cell>
          <table:table-cell office:value-type="float" office:value="79.537" calcext:value-type="float">
            <text:p>79,5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52" calcext:value-type="float">
            <text:p>0,352</text:p>
          </table:table-cell>
          <table:table-cell office:value-type="float" office:value="308134" calcext:value-type="float">
            <text:p>308134</text:p>
          </table:table-cell>
          <table:table-cell office:value-type="float" office:value="50940" calcext:value-type="float">
            <text:p>50940</text:p>
          </table:table-cell>
          <table:table-cell office:value-type="float" office:value="79.504" calcext:value-type="float">
            <text:p>79,50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4" calcext:value-type="float">
            <text:p>0,34</text:p>
          </table:table-cell>
          <table:table-cell office:value-type="float" office:value="305122" calcext:value-type="float">
            <text:p>305122</text:p>
          </table:table-cell>
          <table:table-cell office:value-type="float" office:value="50227" calcext:value-type="float">
            <text:p>50227</text:p>
          </table:table-cell>
          <table:table-cell office:value-type="float" office:value="79.476" calcext:value-type="float">
            <text:p>79,47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4" calcext:value-type="float">
            <text:p>0,34</text:p>
          </table:table-cell>
          <table:table-cell office:value-type="float" office:value="304480" calcext:value-type="float">
            <text:p>304480</text:p>
          </table:table-cell>
          <table:table-cell office:value-type="float" office:value="49937" calcext:value-type="float">
            <text:p>49937</text:p>
          </table:table-cell>
          <table:table-cell office:value-type="float" office:value="79.447" calcext:value-type="float">
            <text:p>79,4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4" calcext:value-type="float">
            <text:p>0,34</text:p>
          </table:table-cell>
          <table:table-cell office:value-type="float" office:value="298565" calcext:value-type="float">
            <text:p>298565</text:p>
          </table:table-cell>
          <table:table-cell office:value-type="float" office:value="48554" calcext:value-type="float">
            <text:p>48554</text:p>
          </table:table-cell>
          <table:table-cell office:value-type="float" office:value="79.417" calcext:value-type="float">
            <text:p>79,4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38" calcext:value-type="float">
            <text:p>0,338</text:p>
          </table:table-cell>
          <table:table-cell office:value-type="float" office:value="299843" calcext:value-type="float">
            <text:p>299843</text:p>
          </table:table-cell>
          <table:table-cell office:value-type="float" office:value="48833" calcext:value-type="float">
            <text:p>48833</text:p>
          </table:table-cell>
          <table:table-cell office:value-type="float" office:value="79.387" calcext:value-type="float">
            <text:p>79,3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38" calcext:value-type="float">
            <text:p>0,338</text:p>
          </table:table-cell>
          <table:table-cell office:value-type="float" office:value="298008" calcext:value-type="float">
            <text:p>298008</text:p>
          </table:table-cell>
          <table:table-cell office:value-type="float" office:value="48334" calcext:value-type="float">
            <text:p>48334</text:p>
          </table:table-cell>
          <table:table-cell office:value-type="float" office:value="79.356" calcext:value-type="float">
            <text:p>79,3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41" calcext:value-type="float">
            <text:p>0,341</text:p>
          </table:table-cell>
          <table:table-cell office:value-type="float" office:value="297127" calcext:value-type="float">
            <text:p>297127</text:p>
          </table:table-cell>
          <table:table-cell office:value-type="float" office:value="48041" calcext:value-type="float">
            <text:p>48041</text:p>
          </table:table-cell>
          <table:table-cell office:value-type="float" office:value="79.334" calcext:value-type="float">
            <text:p>79,3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39" calcext:value-type="float">
            <text:p>0,339</text:p>
          </table:table-cell>
          <table:table-cell office:value-type="float" office:value="298286" calcext:value-type="float">
            <text:p>298286</text:p>
          </table:table-cell>
          <table:table-cell office:value-type="float" office:value="48072" calcext:value-type="float">
            <text:p>48072</text:p>
          </table:table-cell>
          <table:table-cell office:value-type="float" office:value="79.306" calcext:value-type="float">
            <text:p>79,3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39" calcext:value-type="float">
            <text:p>0,339</text:p>
          </table:table-cell>
          <table:table-cell office:value-type="float" office:value="294141" calcext:value-type="float">
            <text:p>294141</text:p>
          </table:table-cell>
          <table:table-cell office:value-type="float" office:value="47050" calcext:value-type="float">
            <text:p>47050</text:p>
          </table:table-cell>
          <table:table-cell office:value-type="float" office:value="79.284" calcext:value-type="float">
            <text:p>79,28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39" calcext:value-type="float">
            <text:p>0,339</text:p>
          </table:table-cell>
          <table:table-cell office:value-type="float" office:value="292220" calcext:value-type="float">
            <text:p>292220</text:p>
          </table:table-cell>
          <table:table-cell office:value-type="float" office:value="46534" calcext:value-type="float">
            <text:p>46534</text:p>
          </table:table-cell>
          <table:table-cell office:value-type="float" office:value="79.27" calcext:value-type="float">
            <text:p>79,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4" calcext:value-type="float">
            <text:p>0,34</text:p>
          </table:table-cell>
          <table:table-cell office:value-type="float" office:value="287523" calcext:value-type="float">
            <text:p>287523</text:p>
          </table:table-cell>
          <table:table-cell office:value-type="float" office:value="45445" calcext:value-type="float">
            <text:p>45445</text:p>
          </table:table-cell>
          <table:table-cell office:value-type="float" office:value="79.241" calcext:value-type="float">
            <text:p>79,24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6" calcext:value-type="float">
            <text:p>0,336</text:p>
          </table:table-cell>
          <table:table-cell office:value-type="float" office:value="281286" calcext:value-type="float">
            <text:p>281286</text:p>
          </table:table-cell>
          <table:table-cell office:value-type="float" office:value="44032" calcext:value-type="float">
            <text:p>44032</text:p>
          </table:table-cell>
          <table:table-cell office:value-type="float" office:value="79.223" calcext:value-type="float">
            <text:p>79,2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54" calcext:value-type="float">
            <text:p>0,354</text:p>
          </table:table-cell>
          <table:table-cell office:value-type="float" office:value="280353" calcext:value-type="float">
            <text:p>280353</text:p>
          </table:table-cell>
          <table:table-cell office:value-type="float" office:value="43678" calcext:value-type="float">
            <text:p>43678</text:p>
          </table:table-cell>
          <table:table-cell office:value-type="float" office:value="79.209" calcext:value-type="float">
            <text:p>79,2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44" calcext:value-type="float">
            <text:p>0,344</text:p>
          </table:table-cell>
          <table:table-cell office:value-type="float" office:value="276101" calcext:value-type="float">
            <text:p>276101</text:p>
          </table:table-cell>
          <table:table-cell office:value-type="float" office:value="42597" calcext:value-type="float">
            <text:p>42597</text:p>
          </table:table-cell>
          <table:table-cell office:value-type="float" office:value="79.194" calcext:value-type="float">
            <text:p>79,19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45" calcext:value-type="float">
            <text:p>0,345</text:p>
          </table:table-cell>
          <table:table-cell office:value-type="float" office:value="273544" calcext:value-type="float">
            <text:p>273544</text:p>
          </table:table-cell>
          <table:table-cell office:value-type="float" office:value="42006" calcext:value-type="float">
            <text:p>42006</text:p>
          </table:table-cell>
          <table:table-cell office:value-type="float" office:value="79.182" calcext:value-type="float">
            <text:p>79,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7" calcext:value-type="float">
            <text:p>0,337</text:p>
          </table:table-cell>
          <table:table-cell office:value-type="float" office:value="272161" calcext:value-type="float">
            <text:p>272161</text:p>
          </table:table-cell>
          <table:table-cell office:value-type="float" office:value="41555" calcext:value-type="float">
            <text:p>41555</text:p>
          </table:table-cell>
          <table:table-cell office:value-type="float" office:value="79.17" calcext:value-type="float">
            <text:p>79,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34" calcext:value-type="float">
            <text:p>0,334</text:p>
          </table:table-cell>
          <table:table-cell office:value-type="float" office:value="269065" calcext:value-type="float">
            <text:p>269065</text:p>
          </table:table-cell>
          <table:table-cell office:value-type="float" office:value="40933" calcext:value-type="float">
            <text:p>40933</text:p>
          </table:table-cell>
          <table:table-cell office:value-type="float" office:value="79.158" calcext:value-type="float">
            <text:p>79,15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36" calcext:value-type="float">
            <text:p>0,336</text:p>
          </table:table-cell>
          <table:table-cell office:value-type="float" office:value="266720" calcext:value-type="float">
            <text:p>266720</text:p>
          </table:table-cell>
          <table:table-cell office:value-type="float" office:value="40410" calcext:value-type="float">
            <text:p>40410</text:p>
          </table:table-cell>
          <table:table-cell office:value-type="float" office:value="79.148" calcext:value-type="float">
            <text:p>79,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34" calcext:value-type="float">
            <text:p>0,334</text:p>
          </table:table-cell>
          <table:table-cell office:value-type="float" office:value="264110" calcext:value-type="float">
            <text:p>264110</text:p>
          </table:table-cell>
          <table:table-cell office:value-type="float" office:value="39719" calcext:value-type="float">
            <text:p>39719</text:p>
          </table:table-cell>
          <table:table-cell office:value-type="float" office:value="79.138" calcext:value-type="float">
            <text:p>79,1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34" calcext:value-type="float">
            <text:p>0,334</text:p>
          </table:table-cell>
          <table:table-cell office:value-type="float" office:value="262932" calcext:value-type="float">
            <text:p>262932</text:p>
          </table:table-cell>
          <table:table-cell office:value-type="float" office:value="39492" calcext:value-type="float">
            <text:p>39492</text:p>
          </table:table-cell>
          <table:table-cell office:value-type="float" office:value="79.127" calcext:value-type="float">
            <text:p>79,1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6" calcext:value-type="float">
            <text:p>0,326</text:p>
          </table:table-cell>
          <table:table-cell office:value-type="float" office:value="261820" calcext:value-type="float">
            <text:p>261820</text:p>
          </table:table-cell>
          <table:table-cell office:value-type="float" office:value="39287" calcext:value-type="float">
            <text:p>39287</text:p>
          </table:table-cell>
          <table:table-cell office:value-type="float" office:value="79.115" calcext:value-type="float">
            <text:p>79,1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7" calcext:value-type="float">
            <text:p>0,327</text:p>
          </table:table-cell>
          <table:table-cell office:value-type="float" office:value="260141" calcext:value-type="float">
            <text:p>260141</text:p>
          </table:table-cell>
          <table:table-cell office:value-type="float" office:value="38782" calcext:value-type="float">
            <text:p>38782</text:p>
          </table:table-cell>
          <table:table-cell office:value-type="float" office:value="79.105" calcext:value-type="float">
            <text:p>79,1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28" calcext:value-type="float">
            <text:p>0,328</text:p>
          </table:table-cell>
          <table:table-cell office:value-type="float" office:value="258416" calcext:value-type="float">
            <text:p>258416</text:p>
          </table:table-cell>
          <table:table-cell office:value-type="float" office:value="38370" calcext:value-type="float">
            <text:p>38370</text:p>
          </table:table-cell>
          <table:table-cell office:value-type="float" office:value="79.095" calcext:value-type="float">
            <text:p>79,09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28" calcext:value-type="float">
            <text:p>0,328</text:p>
          </table:table-cell>
          <table:table-cell office:value-type="float" office:value="257372" calcext:value-type="float">
            <text:p>257372</text:p>
          </table:table-cell>
          <table:table-cell office:value-type="float" office:value="38061" calcext:value-type="float">
            <text:p>38061</text:p>
          </table:table-cell>
          <table:table-cell office:value-type="float" office:value="79.086" calcext:value-type="float">
            <text:p>79,0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24" calcext:value-type="float">
            <text:p>0,324</text:p>
          </table:table-cell>
          <table:table-cell office:value-type="float" office:value="258182" calcext:value-type="float">
            <text:p>258182</text:p>
          </table:table-cell>
          <table:table-cell office:value-type="float" office:value="38228" calcext:value-type="float">
            <text:p>38228</text:p>
          </table:table-cell>
          <table:table-cell office:value-type="float" office:value="79.075" calcext:value-type="float">
            <text:p>79,0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25" calcext:value-type="float">
            <text:p>0,325</text:p>
          </table:table-cell>
          <table:table-cell office:value-type="float" office:value="259710" calcext:value-type="float">
            <text:p>259710</text:p>
          </table:table-cell>
          <table:table-cell office:value-type="float" office:value="38555" calcext:value-type="float">
            <text:p>38555</text:p>
          </table:table-cell>
          <table:table-cell office:value-type="float" office:value="79.064" calcext:value-type="float">
            <text:p>79,0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2" calcext:value-type="float">
            <text:p>0,322</text:p>
          </table:table-cell>
          <table:table-cell office:value-type="float" office:value="258729" calcext:value-type="float">
            <text:p>258729</text:p>
          </table:table-cell>
          <table:table-cell office:value-type="float" office:value="38350" calcext:value-type="float">
            <text:p>38350</text:p>
          </table:table-cell>
          <table:table-cell office:value-type="float" office:value="79.055" calcext:value-type="float">
            <text:p>79,0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5" calcext:value-type="float">
            <text:p>0,325</text:p>
          </table:table-cell>
          <table:table-cell office:value-type="float" office:value="258418" calcext:value-type="float">
            <text:p>258418</text:p>
          </table:table-cell>
          <table:table-cell office:value-type="float" office:value="38117" calcext:value-type="float">
            <text:p>38117</text:p>
          </table:table-cell>
          <table:table-cell office:value-type="float" office:value="79.045" calcext:value-type="float">
            <text:p>79,0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7" calcext:value-type="float">
            <text:p>0,327</text:p>
          </table:table-cell>
          <table:table-cell office:value-type="float" office:value="257785" calcext:value-type="float">
            <text:p>257785</text:p>
          </table:table-cell>
          <table:table-cell office:value-type="float" office:value="37898" calcext:value-type="float">
            <text:p>37898</text:p>
          </table:table-cell>
          <table:table-cell office:value-type="float" office:value="79.035" calcext:value-type="float">
            <text:p>79,03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24" calcext:value-type="float">
            <text:p>0,324</text:p>
          </table:table-cell>
          <table:table-cell office:value-type="float" office:value="257184" calcext:value-type="float">
            <text:p>257184</text:p>
          </table:table-cell>
          <table:table-cell office:value-type="float" office:value="37705" calcext:value-type="float">
            <text:p>37705</text:p>
          </table:table-cell>
          <table:table-cell office:value-type="float" office:value="79.025" calcext:value-type="float">
            <text:p>79,0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32" calcext:value-type="float">
            <text:p>0,332</text:p>
          </table:table-cell>
          <table:table-cell office:value-type="float" office:value="258041" calcext:value-type="float">
            <text:p>258041</text:p>
          </table:table-cell>
          <table:table-cell office:value-type="float" office:value="37909" calcext:value-type="float">
            <text:p>37909</text:p>
          </table:table-cell>
          <table:table-cell office:value-type="float" office:value="79.015" calcext:value-type="float">
            <text:p>79,0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4" calcext:value-type="float">
            <text:p>0,324</text:p>
          </table:table-cell>
          <table:table-cell office:value-type="float" office:value="257145" calcext:value-type="float">
            <text:p>257145</text:p>
          </table:table-cell>
          <table:table-cell office:value-type="float" office:value="37607" calcext:value-type="float">
            <text:p>37607</text:p>
          </table:table-cell>
          <table:table-cell office:value-type="float" office:value="79.006" calcext:value-type="float">
            <text:p>79,0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31" calcext:value-type="float">
            <text:p>0,331</text:p>
          </table:table-cell>
          <table:table-cell office:value-type="float" office:value="255948" calcext:value-type="float">
            <text:p>255948</text:p>
          </table:table-cell>
          <table:table-cell office:value-type="float" office:value="37260" calcext:value-type="float">
            <text:p>37260</text:p>
          </table:table-cell>
          <table:table-cell office:value-type="float" office:value="78.996" calcext:value-type="float">
            <text:p>78,99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24" calcext:value-type="float">
            <text:p>0,324</text:p>
          </table:table-cell>
          <table:table-cell office:value-type="float" office:value="255461" calcext:value-type="float">
            <text:p>255461</text:p>
          </table:table-cell>
          <table:table-cell office:value-type="float" office:value="37121" calcext:value-type="float">
            <text:p>37121</text:p>
          </table:table-cell>
          <table:table-cell office:value-type="float" office:value="78.985" calcext:value-type="float">
            <text:p>78,9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24" calcext:value-type="float">
            <text:p>0,324</text:p>
          </table:table-cell>
          <table:table-cell office:value-type="float" office:value="255997" calcext:value-type="float">
            <text:p>255997</text:p>
          </table:table-cell>
          <table:table-cell office:value-type="float" office:value="37161" calcext:value-type="float">
            <text:p>37161</text:p>
          </table:table-cell>
          <table:table-cell office:value-type="float" office:value="78.974" calcext:value-type="float">
            <text:p>78,9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3" calcext:value-type="float">
            <text:p>0,33</text:p>
          </table:table-cell>
          <table:table-cell office:value-type="float" office:value="254190" calcext:value-type="float">
            <text:p>254190</text:p>
          </table:table-cell>
          <table:table-cell office:value-type="float" office:value="36723" calcext:value-type="float">
            <text:p>36723</text:p>
          </table:table-cell>
          <table:table-cell office:value-type="float" office:value="78.964" calcext:value-type="float">
            <text:p>78,9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29" calcext:value-type="float">
            <text:p>0,329</text:p>
          </table:table-cell>
          <table:table-cell office:value-type="float" office:value="252898" calcext:value-type="float">
            <text:p>252898</text:p>
          </table:table-cell>
          <table:table-cell office:value-type="float" office:value="36326" calcext:value-type="float">
            <text:p>36326</text:p>
          </table:table-cell>
          <table:table-cell office:value-type="float" office:value="78.952" calcext:value-type="float">
            <text:p>78,9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35" calcext:value-type="float">
            <text:p>0,335</text:p>
          </table:table-cell>
          <table:table-cell office:value-type="float" office:value="254205" calcext:value-type="float">
            <text:p>254205</text:p>
          </table:table-cell>
          <table:table-cell office:value-type="float" office:value="36581" calcext:value-type="float">
            <text:p>36581</text:p>
          </table:table-cell>
          <table:table-cell office:value-type="float" office:value="78.939" calcext:value-type="float">
            <text:p>78,9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23" calcext:value-type="float">
            <text:p>0,323</text:p>
          </table:table-cell>
          <table:table-cell office:value-type="float" office:value="255458" calcext:value-type="float">
            <text:p>255458</text:p>
          </table:table-cell>
          <table:table-cell office:value-type="float" office:value="36832" calcext:value-type="float">
            <text:p>36832</text:p>
          </table:table-cell>
          <table:table-cell office:value-type="float" office:value="78.927" calcext:value-type="float">
            <text:p>78,9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5" calcext:value-type="float">
            <text:p>0,35</text:p>
          </table:table-cell>
          <table:table-cell office:value-type="float" office:value="255419" calcext:value-type="float">
            <text:p>255419</text:p>
          </table:table-cell>
          <table:table-cell office:value-type="float" office:value="36745" calcext:value-type="float">
            <text:p>36745</text:p>
          </table:table-cell>
          <table:table-cell office:value-type="float" office:value="78.913" calcext:value-type="float">
            <text:p>78,9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25" calcext:value-type="float">
            <text:p>0,325</text:p>
          </table:table-cell>
          <table:table-cell office:value-type="float" office:value="254886" calcext:value-type="float">
            <text:p>254886</text:p>
          </table:table-cell>
          <table:table-cell office:value-type="float" office:value="36557" calcext:value-type="float">
            <text:p>36557</text:p>
          </table:table-cell>
          <table:table-cell office:value-type="float" office:value="78.899" calcext:value-type="float">
            <text:p>78,89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29" calcext:value-type="float">
            <text:p>0,329</text:p>
          </table:table-cell>
          <table:table-cell office:value-type="float" office:value="255228" calcext:value-type="float">
            <text:p>255228</text:p>
          </table:table-cell>
          <table:table-cell office:value-type="float" office:value="36497" calcext:value-type="float">
            <text:p>36497</text:p>
          </table:table-cell>
          <table:table-cell office:value-type="float" office:value="78.884" calcext:value-type="float">
            <text:p>78,88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27" calcext:value-type="float">
            <text:p>0,327</text:p>
          </table:table-cell>
          <table:table-cell office:value-type="float" office:value="256006" calcext:value-type="float">
            <text:p>256006</text:p>
          </table:table-cell>
          <table:table-cell office:value-type="float" office:value="36573" calcext:value-type="float">
            <text:p>36573</text:p>
          </table:table-cell>
          <table:table-cell office:value-type="float" office:value="78.871" calcext:value-type="float">
            <text:p>78,87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27" calcext:value-type="float">
            <text:p>0,327</text:p>
          </table:table-cell>
          <table:table-cell office:value-type="float" office:value="255904" calcext:value-type="float">
            <text:p>255904</text:p>
          </table:table-cell>
          <table:table-cell office:value-type="float" office:value="36468" calcext:value-type="float">
            <text:p>36468</text:p>
          </table:table-cell>
          <table:table-cell office:value-type="float" office:value="78.857" calcext:value-type="float">
            <text:p>78,8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33" calcext:value-type="float">
            <text:p>0,333</text:p>
          </table:table-cell>
          <table:table-cell office:value-type="float" office:value="255756" calcext:value-type="float">
            <text:p>255756</text:p>
          </table:table-cell>
          <table:table-cell office:value-type="float" office:value="36376" calcext:value-type="float">
            <text:p>36376</text:p>
          </table:table-cell>
          <table:table-cell office:value-type="float" office:value="78.842" calcext:value-type="float">
            <text:p>78,8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3" calcext:value-type="float">
            <text:p>0,33</text:p>
          </table:table-cell>
          <table:table-cell office:value-type="float" office:value="263077" calcext:value-type="float">
            <text:p>263077</text:p>
          </table:table-cell>
          <table:table-cell office:value-type="float" office:value="38328" calcext:value-type="float">
            <text:p>38328</text:p>
          </table:table-cell>
          <table:table-cell office:value-type="float" office:value="78.82" calcext:value-type="float">
            <text:p>78,8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27" calcext:value-type="float">
            <text:p>0,327</text:p>
          </table:table-cell>
          <table:table-cell office:value-type="float" office:value="263541" calcext:value-type="float">
            <text:p>263541</text:p>
          </table:table-cell>
          <table:table-cell office:value-type="float" office:value="38252" calcext:value-type="float">
            <text:p>38252</text:p>
          </table:table-cell>
          <table:table-cell office:value-type="float" office:value="78.807" calcext:value-type="float">
            <text:p>78,8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27" calcext:value-type="float">
            <text:p>0,327</text:p>
          </table:table-cell>
          <table:table-cell office:value-type="float" office:value="264026" calcext:value-type="float">
            <text:p>264026</text:p>
          </table:table-cell>
          <table:table-cell office:value-type="float" office:value="38276" calcext:value-type="float">
            <text:p>38276</text:p>
          </table:table-cell>
          <table:table-cell office:value-type="float" office:value="78.789" calcext:value-type="float">
            <text:p>78,7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24" calcext:value-type="float">
            <text:p>0,324</text:p>
          </table:table-cell>
          <table:table-cell office:value-type="float" office:value="263144" calcext:value-type="float">
            <text:p>263144</text:p>
          </table:table-cell>
          <table:table-cell office:value-type="float" office:value="37982" calcext:value-type="float">
            <text:p>37982</text:p>
          </table:table-cell>
          <table:table-cell office:value-type="float" office:value="78.775" calcext:value-type="float">
            <text:p>78,7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57" calcext:value-type="float">
            <text:p>0,357</text:p>
          </table:table-cell>
          <table:table-cell office:value-type="float" office:value="263688" calcext:value-type="float">
            <text:p>263688</text:p>
          </table:table-cell>
          <table:table-cell office:value-type="float" office:value="38049" calcext:value-type="float">
            <text:p>38049</text:p>
          </table:table-cell>
          <table:table-cell office:value-type="float" office:value="78.76" calcext:value-type="float">
            <text:p>78,7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71" calcext:value-type="float">
            <text:p>0,371</text:p>
          </table:table-cell>
          <table:table-cell office:value-type="float" office:value="264274" calcext:value-type="float">
            <text:p>264274</text:p>
          </table:table-cell>
          <table:table-cell office:value-type="float" office:value="38180" calcext:value-type="float">
            <text:p>38180</text:p>
          </table:table-cell>
          <table:table-cell office:value-type="float" office:value="78.735" calcext:value-type="float">
            <text:p>78,7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52" calcext:value-type="float">
            <text:p>0,352</text:p>
          </table:table-cell>
          <table:table-cell office:value-type="float" office:value="262529" calcext:value-type="float">
            <text:p>262529</text:p>
          </table:table-cell>
          <table:table-cell office:value-type="float" office:value="37734" calcext:value-type="float">
            <text:p>37734</text:p>
          </table:table-cell>
          <table:table-cell office:value-type="float" office:value="78.722" calcext:value-type="float">
            <text:p>78,7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64" calcext:value-type="float">
            <text:p>0,364</text:p>
          </table:table-cell>
          <table:table-cell office:value-type="float" office:value="260845" calcext:value-type="float">
            <text:p>260845</text:p>
          </table:table-cell>
          <table:table-cell office:value-type="float" office:value="37346" calcext:value-type="float">
            <text:p>37346</text:p>
          </table:table-cell>
          <table:table-cell office:value-type="float" office:value="78.705" calcext:value-type="float">
            <text:p>78,7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49" calcext:value-type="float">
            <text:p>0,349</text:p>
          </table:table-cell>
          <table:table-cell office:value-type="float" office:value="259803" calcext:value-type="float">
            <text:p>259803</text:p>
          </table:table-cell>
          <table:table-cell office:value-type="float" office:value="37095" calcext:value-type="float">
            <text:p>37095</text:p>
          </table:table-cell>
          <table:table-cell office:value-type="float" office:value="78.681" calcext:value-type="float">
            <text:p>78,6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39" calcext:value-type="float">
            <text:p>0,339</text:p>
          </table:table-cell>
          <table:table-cell office:value-type="float" office:value="255828" calcext:value-type="float">
            <text:p>255828</text:p>
          </table:table-cell>
          <table:table-cell office:value-type="float" office:value="36110" calcext:value-type="float">
            <text:p>36110</text:p>
          </table:table-cell>
          <table:table-cell office:value-type="float" office:value="78.666" calcext:value-type="float">
            <text:p>78,66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35" calcext:value-type="float">
            <text:p>0,335</text:p>
          </table:table-cell>
          <table:table-cell office:value-type="float" office:value="254452" calcext:value-type="float">
            <text:p>254452</text:p>
          </table:table-cell>
          <table:table-cell office:value-type="float" office:value="35672" calcext:value-type="float">
            <text:p>35672</text:p>
          </table:table-cell>
          <table:table-cell office:value-type="float" office:value="78.651" calcext:value-type="float">
            <text:p>78,6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52" calcext:value-type="float">
            <text:p>0,352</text:p>
          </table:table-cell>
          <table:table-cell office:value-type="float" office:value="253315" calcext:value-type="float">
            <text:p>253315</text:p>
          </table:table-cell>
          <table:table-cell office:value-type="float" office:value="35384" calcext:value-type="float">
            <text:p>35384</text:p>
          </table:table-cell>
          <table:table-cell office:value-type="float" office:value="78.621" calcext:value-type="float">
            <text:p>78,6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35" calcext:value-type="float">
            <text:p>0,335</text:p>
          </table:table-cell>
          <table:table-cell office:value-type="float" office:value="249450" calcext:value-type="float">
            <text:p>249450</text:p>
          </table:table-cell>
          <table:table-cell office:value-type="float" office:value="34557" calcext:value-type="float">
            <text:p>34557</text:p>
          </table:table-cell>
          <table:table-cell office:value-type="float" office:value="78.606" calcext:value-type="float">
            <text:p>78,6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8" calcext:value-type="float">
            <text:p>0,48</text:p>
          </table:table-cell>
          <table:table-cell office:value-type="float" office:value="247192" calcext:value-type="float">
            <text:p>247192</text:p>
          </table:table-cell>
          <table:table-cell office:value-type="float" office:value="34183" calcext:value-type="float">
            <text:p>34183</text:p>
          </table:table-cell>
          <table:table-cell office:value-type="float" office:value="78.587" calcext:value-type="float">
            <text:p>78,5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415" calcext:value-type="float">
            <text:p>0,415</text:p>
          </table:table-cell>
          <table:table-cell office:value-type="float" office:value="249541" calcext:value-type="float">
            <text:p>249541</text:p>
          </table:table-cell>
          <table:table-cell office:value-type="float" office:value="34491" calcext:value-type="float">
            <text:p>34491</text:p>
          </table:table-cell>
          <table:table-cell office:value-type="float" office:value="78.57" calcext:value-type="float">
            <text:p>78,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34" calcext:value-type="float">
            <text:p>0,334</text:p>
          </table:table-cell>
          <table:table-cell office:value-type="float" office:value="245972" calcext:value-type="float">
            <text:p>245972</text:p>
          </table:table-cell>
          <table:table-cell office:value-type="float" office:value="33753" calcext:value-type="float">
            <text:p>33753</text:p>
          </table:table-cell>
          <table:table-cell office:value-type="float" office:value="78.551" calcext:value-type="float">
            <text:p>78,5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82" calcext:value-type="float">
            <text:p>0,382</text:p>
          </table:table-cell>
          <table:table-cell office:value-type="float" office:value="244596" calcext:value-type="float">
            <text:p>244596</text:p>
          </table:table-cell>
          <table:table-cell office:value-type="float" office:value="33406" calcext:value-type="float">
            <text:p>33406</text:p>
          </table:table-cell>
          <table:table-cell office:value-type="float" office:value="78.534" calcext:value-type="float">
            <text:p>78,53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34" calcext:value-type="float">
            <text:p>0,334</text:p>
          </table:table-cell>
          <table:table-cell office:value-type="float" office:value="244420" calcext:value-type="float">
            <text:p>244420</text:p>
          </table:table-cell>
          <table:table-cell office:value-type="float" office:value="33302" calcext:value-type="float">
            <text:p>33302</text:p>
          </table:table-cell>
          <table:table-cell office:value-type="float" office:value="78.508" calcext:value-type="float">
            <text:p>78,5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33" calcext:value-type="float">
            <text:p>0,333</text:p>
          </table:table-cell>
          <table:table-cell office:value-type="float" office:value="240937" calcext:value-type="float">
            <text:p>240937</text:p>
          </table:table-cell>
          <table:table-cell office:value-type="float" office:value="32521" calcext:value-type="float">
            <text:p>32521</text:p>
          </table:table-cell>
          <table:table-cell office:value-type="float" office:value="78.487" calcext:value-type="float">
            <text:p>78,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33" calcext:value-type="float">
            <text:p>0,333</text:p>
          </table:table-cell>
          <table:table-cell office:value-type="float" office:value="238656" calcext:value-type="float">
            <text:p>238656</text:p>
          </table:table-cell>
          <table:table-cell office:value-type="float" office:value="31886" calcext:value-type="float">
            <text:p>31886</text:p>
          </table:table-cell>
          <table:table-cell office:value-type="float" office:value="78.471" calcext:value-type="float">
            <text:p>78,4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43" calcext:value-type="float">
            <text:p>0,343</text:p>
          </table:table-cell>
          <table:table-cell office:value-type="float" office:value="236212" calcext:value-type="float">
            <text:p>236212</text:p>
          </table:table-cell>
          <table:table-cell office:value-type="float" office:value="31276" calcext:value-type="float">
            <text:p>31276</text:p>
          </table:table-cell>
          <table:table-cell office:value-type="float" office:value="78.442" calcext:value-type="float">
            <text:p>78,44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24" calcext:value-type="float">
            <text:p>0,324</text:p>
          </table:table-cell>
          <table:table-cell office:value-type="float" office:value="234984" calcext:value-type="float">
            <text:p>234984</text:p>
          </table:table-cell>
          <table:table-cell office:value-type="float" office:value="31014" calcext:value-type="float">
            <text:p>31014</text:p>
          </table:table-cell>
          <table:table-cell office:value-type="float" office:value="78.42" calcext:value-type="float">
            <text:p>78,4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27" calcext:value-type="float">
            <text:p>0,327</text:p>
          </table:table-cell>
          <table:table-cell office:value-type="float" office:value="230974" calcext:value-type="float">
            <text:p>230974</text:p>
          </table:table-cell>
          <table:table-cell office:value-type="float" office:value="30031" calcext:value-type="float">
            <text:p>30031</text:p>
          </table:table-cell>
          <table:table-cell office:value-type="float" office:value="78.403" calcext:value-type="float">
            <text:p>78,4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23" calcext:value-type="float">
            <text:p>0,323</text:p>
          </table:table-cell>
          <table:table-cell office:value-type="float" office:value="231567" calcext:value-type="float">
            <text:p>231567</text:p>
          </table:table-cell>
          <table:table-cell office:value-type="float" office:value="30013" calcext:value-type="float">
            <text:p>30013</text:p>
          </table:table-cell>
          <table:table-cell office:value-type="float" office:value="78.378" calcext:value-type="float">
            <text:p>78,3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2" calcext:value-type="float">
            <text:p>0,32</text:p>
          </table:table-cell>
          <table:table-cell office:value-type="float" office:value="228415" calcext:value-type="float">
            <text:p>228415</text:p>
          </table:table-cell>
          <table:table-cell office:value-type="float" office:value="29519" calcext:value-type="float">
            <text:p>29519</text:p>
          </table:table-cell>
          <table:table-cell office:value-type="float" office:value="78.355" calcext:value-type="float">
            <text:p>78,3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2" calcext:value-type="float">
            <text:p>0,32</text:p>
          </table:table-cell>
          <table:table-cell office:value-type="float" office:value="227711" calcext:value-type="float">
            <text:p>227711</text:p>
          </table:table-cell>
          <table:table-cell office:value-type="float" office:value="29353" calcext:value-type="float">
            <text:p>29353</text:p>
          </table:table-cell>
          <table:table-cell office:value-type="float" office:value="78.335" calcext:value-type="float">
            <text:p>78,3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19" calcext:value-type="float">
            <text:p>0,319</text:p>
          </table:table-cell>
          <table:table-cell office:value-type="float" office:value="226895" calcext:value-type="float">
            <text:p>226895</text:p>
          </table:table-cell>
          <table:table-cell office:value-type="float" office:value="29104" calcext:value-type="float">
            <text:p>29104</text:p>
          </table:table-cell>
          <table:table-cell office:value-type="float" office:value="78.306" calcext:value-type="float">
            <text:p>78,30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19" calcext:value-type="float">
            <text:p>0,319</text:p>
          </table:table-cell>
          <table:table-cell office:value-type="float" office:value="222413" calcext:value-type="float">
            <text:p>222413</text:p>
          </table:table-cell>
          <table:table-cell office:value-type="float" office:value="28277" calcext:value-type="float">
            <text:p>28277</text:p>
          </table:table-cell>
          <table:table-cell office:value-type="float" office:value="78.287" calcext:value-type="float">
            <text:p>78,2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18" calcext:value-type="float">
            <text:p>0,318</text:p>
          </table:table-cell>
          <table:table-cell office:value-type="float" office:value="217469" calcext:value-type="float">
            <text:p>217469</text:p>
          </table:table-cell>
          <table:table-cell office:value-type="float" office:value="27347" calcext:value-type="float">
            <text:p>27347</text:p>
          </table:table-cell>
          <table:table-cell office:value-type="float" office:value="78.27" calcext:value-type="float">
            <text:p>78,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18" calcext:value-type="float">
            <text:p>0,318</text:p>
          </table:table-cell>
          <table:table-cell office:value-type="float" office:value="210778" calcext:value-type="float">
            <text:p>210778</text:p>
          </table:table-cell>
          <table:table-cell office:value-type="float" office:value="25849" calcext:value-type="float">
            <text:p>25849</text:p>
          </table:table-cell>
          <table:table-cell office:value-type="float" office:value="78.232" calcext:value-type="float">
            <text:p>78,23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19" calcext:value-type="float">
            <text:p>0,319</text:p>
          </table:table-cell>
          <table:table-cell office:value-type="float" office:value="208217" calcext:value-type="float">
            <text:p>208217</text:p>
          </table:table-cell>
          <table:table-cell office:value-type="float" office:value="25268" calcext:value-type="float">
            <text:p>25268</text:p>
          </table:table-cell>
          <table:table-cell office:value-type="float" office:value="78.217" calcext:value-type="float">
            <text:p>78,2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22" calcext:value-type="float">
            <text:p>0,322</text:p>
          </table:table-cell>
          <table:table-cell office:value-type="float" office:value="205983" calcext:value-type="float">
            <text:p>205983</text:p>
          </table:table-cell>
          <table:table-cell office:value-type="float" office:value="24753" calcext:value-type="float">
            <text:p>24753</text:p>
          </table:table-cell>
          <table:table-cell office:value-type="float" office:value="78.205" calcext:value-type="float">
            <text:p>78,2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19" calcext:value-type="float">
            <text:p>0,319</text:p>
          </table:table-cell>
          <table:table-cell office:value-type="float" office:value="200909" calcext:value-type="float">
            <text:p>200909</text:p>
          </table:table-cell>
          <table:table-cell office:value-type="float" office:value="23544" calcext:value-type="float">
            <text:p>23544</text:p>
          </table:table-cell>
          <table:table-cell office:value-type="float" office:value="78.171" calcext:value-type="float">
            <text:p>78,1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7" calcext:value-type="float">
            <text:p>0,327</text:p>
          </table:table-cell>
          <table:table-cell office:value-type="float" office:value="198139" calcext:value-type="float">
            <text:p>198139</text:p>
          </table:table-cell>
          <table:table-cell office:value-type="float" office:value="22928" calcext:value-type="float">
            <text:p>22928</text:p>
          </table:table-cell>
          <table:table-cell office:value-type="float" office:value="78.157" calcext:value-type="float">
            <text:p>78,15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19" calcext:value-type="float">
            <text:p>0,319</text:p>
          </table:table-cell>
          <table:table-cell office:value-type="float" office:value="195412" calcext:value-type="float">
            <text:p>195412</text:p>
          </table:table-cell>
          <table:table-cell office:value-type="float" office:value="22184" calcext:value-type="float">
            <text:p>22184</text:p>
          </table:table-cell>
          <table:table-cell office:value-type="float" office:value="78.144" calcext:value-type="float">
            <text:p>78,1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22" calcext:value-type="float">
            <text:p>0,322</text:p>
          </table:table-cell>
          <table:table-cell office:value-type="float" office:value="192502" calcext:value-type="float">
            <text:p>192502</text:p>
          </table:table-cell>
          <table:table-cell office:value-type="float" office:value="21414" calcext:value-type="float">
            <text:p>21414</text:p>
          </table:table-cell>
          <table:table-cell office:value-type="float" office:value="78.098" calcext:value-type="float">
            <text:p>78,09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17" calcext:value-type="float">
            <text:p>0,317</text:p>
          </table:table-cell>
          <table:table-cell office:value-type="float" office:value="189824" calcext:value-type="float">
            <text:p>189824</text:p>
          </table:table-cell>
          <table:table-cell office:value-type="float" office:value="20795" calcext:value-type="float">
            <text:p>20795</text:p>
          </table:table-cell>
          <table:table-cell office:value-type="float" office:value="78.085" calcext:value-type="float">
            <text:p>78,0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15" calcext:value-type="float">
            <text:p>0,315</text:p>
          </table:table-cell>
          <table:table-cell office:value-type="float" office:value="186738" calcext:value-type="float">
            <text:p>186738</text:p>
          </table:table-cell>
          <table:table-cell office:value-type="float" office:value="20157" calcext:value-type="float">
            <text:p>20157</text:p>
          </table:table-cell>
          <table:table-cell office:value-type="float" office:value="78.073" calcext:value-type="float">
            <text:p>78,07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17" calcext:value-type="float">
            <text:p>0,317</text:p>
          </table:table-cell>
          <table:table-cell office:value-type="float" office:value="184468" calcext:value-type="float">
            <text:p>184468</text:p>
          </table:table-cell>
          <table:table-cell office:value-type="float" office:value="19532" calcext:value-type="float">
            <text:p>19532</text:p>
          </table:table-cell>
          <table:table-cell office:value-type="float" office:value="78.026" calcext:value-type="float">
            <text:p>78,02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18" calcext:value-type="float">
            <text:p>0,318</text:p>
          </table:table-cell>
          <table:table-cell office:value-type="float" office:value="179543" calcext:value-type="float">
            <text:p>179543</text:p>
          </table:table-cell>
          <table:table-cell office:value-type="float" office:value="18485" calcext:value-type="float">
            <text:p>18485</text:p>
          </table:table-cell>
          <table:table-cell office:value-type="float" office:value="78.015" calcext:value-type="float">
            <text:p>78,0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28" calcext:value-type="float">
            <text:p>0,328</text:p>
          </table:table-cell>
          <table:table-cell office:value-type="float" office:value="177671" calcext:value-type="float">
            <text:p>177671</text:p>
          </table:table-cell>
          <table:table-cell office:value-type="float" office:value="17993" calcext:value-type="float">
            <text:p>17993</text:p>
          </table:table-cell>
          <table:table-cell office:value-type="float" office:value="77.999" calcext:value-type="float">
            <text:p>77,9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32" calcext:value-type="float">
            <text:p>0,332</text:p>
          </table:table-cell>
          <table:table-cell office:value-type="float" office:value="172185" calcext:value-type="float">
            <text:p>172185</text:p>
          </table:table-cell>
          <table:table-cell office:value-type="float" office:value="16773" calcext:value-type="float">
            <text:p>16773</text:p>
          </table:table-cell>
          <table:table-cell office:value-type="float" office:value="77.954" calcext:value-type="float">
            <text:p>77,9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41" calcext:value-type="float">
            <text:p>0,341</text:p>
          </table:table-cell>
          <table:table-cell office:value-type="float" office:value="169282" calcext:value-type="float">
            <text:p>169282</text:p>
          </table:table-cell>
          <table:table-cell office:value-type="float" office:value="16175" calcext:value-type="float">
            <text:p>16175</text:p>
          </table:table-cell>
          <table:table-cell office:value-type="float" office:value="77.947" calcext:value-type="float">
            <text:p>77,9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44" calcext:value-type="float">
            <text:p>0,344</text:p>
          </table:table-cell>
          <table:table-cell office:value-type="float" office:value="167661" calcext:value-type="float">
            <text:p>167661</text:p>
          </table:table-cell>
          <table:table-cell office:value-type="float" office:value="15759" calcext:value-type="float">
            <text:p>15759</text:p>
          </table:table-cell>
          <table:table-cell office:value-type="float" office:value="77.925" calcext:value-type="float">
            <text:p>77,9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23" calcext:value-type="float">
            <text:p>0,323</text:p>
          </table:table-cell>
          <table:table-cell office:value-type="float" office:value="163618" calcext:value-type="float">
            <text:p>163618</text:p>
          </table:table-cell>
          <table:table-cell office:value-type="float" office:value="14803" calcext:value-type="float">
            <text:p>14803</text:p>
          </table:table-cell>
          <table:table-cell office:value-type="float" office:value="77.899" calcext:value-type="float">
            <text:p>77,8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21" calcext:value-type="float">
            <text:p>0,321</text:p>
          </table:table-cell>
          <table:table-cell office:value-type="float" office:value="161291" calcext:value-type="float">
            <text:p>161291</text:p>
          </table:table-cell>
          <table:table-cell office:value-type="float" office:value="14232" calcext:value-type="float">
            <text:p>14232</text:p>
          </table:table-cell>
          <table:table-cell office:value-type="float" office:value="77.892" calcext:value-type="float">
            <text:p>77,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5-10-29T17:02:07.762000000</dc:date>
    <meta:editing-duration>PT21M59S</meta:editing-duration>
    <meta:editing-cycles>3</meta:editing-cycles>
    <meta:document-statistic meta:table-count="1" meta:cell-count="2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polygon.B1:polygon.B514" chart:data-source-has-labels="row" svg:x="0.32cm" svg:y="0.18cm" svg:width="13.275cm" svg:height="8.64cm">
          <chartooo:coordinate-region svg:x="0.756cm" svg:y="0.301cm" svg:width="12.8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B2:polygon.B514" chart:label-cell-address="polygon.B1:polygon.B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olygon.B1:polyg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11">
                <text:p>6.011</text:p>
                <draw:g>
                  <svg:desc>polygon.B2:polygon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83">
                <text:p>4.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3">
                <text:p>2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85">
                <text:p>1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21">
                <text:p>0.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polygon.C1:polygon.D514" chart:data-source-has-labels="row" svg:x="0.32cm" svg:y="0.18cm" svg:width="12.587cm" svg:height="8.64cm">
          <chartooo:coordinate-region svg:x="2.053cm" svg:y="0.301cm" svg:width="10.8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C2:polygon.C514" chart:label-cell-address="polygon.C1:polygon.C1" chart:class="chart:line">
            <chart:data-point chart:repeated="513"/>
          </chart:series>
          <chart:series chart:style-name="ch7" chart:values-cell-range-address="polygon.D2:polygon.D514" chart:label-cell-address="polygon.D1:polygon.D1" chart:class="chart:line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polygon.C1:polygon.C1</svg:desc>
                </draw:g>
              </table:table-cell>
              <table:table-cell office:value-type="string">
                <text:p>SvgzSize</text:p>
                <draw:g>
                  <svg:desc>polygon.D1:polyg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518268">
                <text:p>70518268</text:p>
                <draw:g>
                  <svg:desc>polygon.C2:polygon.C514</svg:desc>
                </draw:g>
              </table:table-cell>
              <table:table-cell office:value-type="float" office:value="13834177">
                <text:p>13834177</text:p>
                <draw:g>
                  <svg:desc>polygon.D2:polygon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530158">
                <text:p>69530158</text:p>
              </table:table-cell>
              <table:table-cell office:value-type="float" office:value="13667555">
                <text:p>1366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33042">
                <text:p>65233042</text:p>
              </table:table-cell>
              <table:table-cell office:value-type="float" office:value="12928481">
                <text:p>12928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781948">
                <text:p>45781948</text:p>
              </table:table-cell>
              <table:table-cell office:value-type="float" office:value="9600295">
                <text:p>9600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30554">
                <text:p>41830554</text:p>
              </table:table-cell>
              <table:table-cell office:value-type="float" office:value="8841709">
                <text:p>8841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90423">
                <text:p>38390423</text:p>
              </table:table-cell>
              <table:table-cell office:value-type="float" office:value="8173701">
                <text:p>8173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118368">
                <text:p>31118368</text:p>
              </table:table-cell>
              <table:table-cell office:value-type="float" office:value="6748056">
                <text:p>6748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54440">
                <text:p>28554440</text:p>
              </table:table-cell>
              <table:table-cell office:value-type="float" office:value="6212596">
                <text:p>621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51930">
                <text:p>26151930</text:p>
              </table:table-cell>
              <table:table-cell office:value-type="float" office:value="5701359">
                <text:p>5701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85692">
                <text:p>22585692</text:p>
              </table:table-cell>
              <table:table-cell office:value-type="float" office:value="4976666">
                <text:p>497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37121">
                <text:p>20837121</text:p>
              </table:table-cell>
              <table:table-cell office:value-type="float" office:value="4620103">
                <text:p>462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22772">
                <text:p>19222772</text:p>
              </table:table-cell>
              <table:table-cell office:value-type="float" office:value="4283271">
                <text:p>4283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55652">
                <text:p>17255652</text:p>
              </table:table-cell>
              <table:table-cell office:value-type="float" office:value="3869824">
                <text:p>3869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36833">
                <text:p>16036833</text:p>
              </table:table-cell>
              <table:table-cell office:value-type="float" office:value="3605409">
                <text:p>3605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77547">
                <text:p>14877547</text:p>
              </table:table-cell>
              <table:table-cell office:value-type="float" office:value="3349086">
                <text:p>3349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7621">
                <text:p>13607621</text:p>
              </table:table-cell>
              <table:table-cell office:value-type="float" office:value="3077909">
                <text:p>3077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56809">
                <text:p>12756809</text:p>
              </table:table-cell>
              <table:table-cell office:value-type="float" office:value="2890632">
                <text:p>2890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82715">
                <text:p>11982715</text:p>
              </table:table-cell>
              <table:table-cell office:value-type="float" office:value="2721127">
                <text:p>2721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24625">
                <text:p>11124625</text:p>
              </table:table-cell>
              <table:table-cell office:value-type="float" office:value="2539048">
                <text:p>2539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49773">
                <text:p>10449773</text:p>
              </table:table-cell>
              <table:table-cell office:value-type="float" office:value="2389142">
                <text:p>2389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8080">
                <text:p>9838080</text:p>
              </table:table-cell>
              <table:table-cell office:value-type="float" office:value="2254482">
                <text:p>2254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59053">
                <text:p>9259053</text:p>
              </table:table-cell>
              <table:table-cell office:value-type="float" office:value="2128411">
                <text:p>2128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81864">
                <text:p>8781864</text:p>
              </table:table-cell>
              <table:table-cell office:value-type="float" office:value="2029681">
                <text:p>2029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02693">
                <text:p>8302693</text:p>
              </table:table-cell>
              <table:table-cell office:value-type="float" office:value="1926165">
                <text:p>1926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56790">
                <text:p>7856790</text:p>
              </table:table-cell>
              <table:table-cell office:value-type="float" office:value="1827813">
                <text:p>1827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68057">
                <text:p>7468057</text:p>
              </table:table-cell>
              <table:table-cell office:value-type="float" office:value="1746165">
                <text:p>1746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64070">
                <text:p>7064070</text:p>
              </table:table-cell>
              <table:table-cell office:value-type="float" office:value="1656737">
                <text:p>1656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7989">
                <text:p>6747989</text:p>
              </table:table-cell>
              <table:table-cell office:value-type="float" office:value="1587158">
                <text:p>1587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39331">
                <text:p>6539331</text:p>
              </table:table-cell>
              <table:table-cell office:value-type="float" office:value="1544188">
                <text:p>1544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4029">
                <text:p>6194029</text:p>
              </table:table-cell>
              <table:table-cell office:value-type="float" office:value="1467312">
                <text:p>1467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75371">
                <text:p>5875371</text:p>
              </table:table-cell>
              <table:table-cell office:value-type="float" office:value="1394769">
                <text:p>1394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9235">
                <text:p>5609235</text:p>
              </table:table-cell>
              <table:table-cell office:value-type="float" office:value="1333000">
                <text:p>1333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4510">
                <text:p>5444510</text:p>
              </table:table-cell>
              <table:table-cell office:value-type="float" office:value="1297604">
                <text:p>12976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88294">
                <text:p>5188294</text:p>
              </table:table-cell>
              <table:table-cell office:value-type="float" office:value="1238197">
                <text:p>1238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24309">
                <text:p>5024309</text:p>
              </table:table-cell>
              <table:table-cell office:value-type="float" office:value="1203585">
                <text:p>1203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56151">
                <text:p>4856151</text:p>
              </table:table-cell>
              <table:table-cell office:value-type="float" office:value="1164815">
                <text:p>116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04034">
                <text:p>4704034</text:p>
              </table:table-cell>
              <table:table-cell office:value-type="float" office:value="1130863">
                <text:p>113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71728">
                <text:p>4571728</text:p>
              </table:table-cell>
              <table:table-cell office:value-type="float" office:value="1100511">
                <text:p>1100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76670">
                <text:p>4376670</text:p>
              </table:table-cell>
              <table:table-cell office:value-type="float" office:value="1057123">
                <text:p>1057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28529">
                <text:p>4228529</text:p>
              </table:table-cell>
              <table:table-cell office:value-type="float" office:value="1023974">
                <text:p>1023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58775">
                <text:p>4158775</text:p>
              </table:table-cell>
              <table:table-cell office:value-type="float" office:value="1009043">
                <text:p>1009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9385">
                <text:p>3919385</text:p>
              </table:table-cell>
              <table:table-cell office:value-type="float" office:value="950067">
                <text:p>950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91532">
                <text:p>3891532</text:p>
              </table:table-cell>
              <table:table-cell office:value-type="float" office:value="946539">
                <text:p>946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4786">
                <text:p>3754786</text:p>
              </table:table-cell>
              <table:table-cell office:value-type="float" office:value="915123">
                <text:p>915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9474">
                <text:p>3599474</text:p>
              </table:table-cell>
              <table:table-cell office:value-type="float" office:value="875592">
                <text:p>875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17121">
                <text:p>3517121</text:p>
              </table:table-cell>
              <table:table-cell office:value-type="float" office:value="854728">
                <text:p>854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4700">
                <text:p>3424700</text:p>
              </table:table-cell>
              <table:table-cell office:value-type="float" office:value="834525">
                <text:p>834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29125">
                <text:p>3329125</text:p>
              </table:table-cell>
              <table:table-cell office:value-type="float" office:value="813095">
                <text:p>813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7407">
                <text:p>3147407</text:p>
              </table:table-cell>
              <table:table-cell office:value-type="float" office:value="769611">
                <text:p>769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7394">
                <text:p>3067394</text:p>
              </table:table-cell>
              <table:table-cell office:value-type="float" office:value="749794">
                <text:p>749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77811">
                <text:p>3077811</text:p>
              </table:table-cell>
              <table:table-cell office:value-type="float" office:value="751439">
                <text:p>751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36671">
                <text:p>2936671</text:p>
              </table:table-cell>
              <table:table-cell office:value-type="float" office:value="716359">
                <text:p>716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6339">
                <text:p>2896339</text:p>
              </table:table-cell>
              <table:table-cell office:value-type="float" office:value="707450">
                <text:p>7074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0631">
                <text:p>2830631</text:p>
              </table:table-cell>
              <table:table-cell office:value-type="float" office:value="693002">
                <text:p>693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71535">
                <text:p>2771535</text:p>
              </table:table-cell>
              <table:table-cell office:value-type="float" office:value="674370">
                <text:p>674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5908">
                <text:p>2725908</text:p>
              </table:table-cell>
              <table:table-cell office:value-type="float" office:value="667373">
                <text:p>667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3744">
                <text:p>2653744</text:p>
              </table:table-cell>
              <table:table-cell office:value-type="float" office:value="650335">
                <text:p>650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1058">
                <text:p>2571058</text:p>
              </table:table-cell>
              <table:table-cell office:value-type="float" office:value="626950">
                <text:p>626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85861">
                <text:p>2485861</text:p>
              </table:table-cell>
              <table:table-cell office:value-type="float" office:value="604424">
                <text:p>604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5640">
                <text:p>2435640</text:p>
              </table:table-cell>
              <table:table-cell office:value-type="float" office:value="597320">
                <text:p>597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8096">
                <text:p>2418096</text:p>
              </table:table-cell>
              <table:table-cell office:value-type="float" office:value="587015">
                <text:p>587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1834">
                <text:p>2401834</text:p>
              </table:table-cell>
              <table:table-cell office:value-type="float" office:value="586550">
                <text:p>5865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9561">
                <text:p>2389561</text:p>
              </table:table-cell>
              <table:table-cell office:value-type="float" office:value="586400">
                <text:p>586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00938">
                <text:p>2300938</text:p>
              </table:table-cell>
              <table:table-cell office:value-type="float" office:value="559146">
                <text:p>559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0361">
                <text:p>2300361</text:p>
              </table:table-cell>
              <table:table-cell office:value-type="float" office:value="562303">
                <text:p>562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11524">
                <text:p>2211524</text:p>
              </table:table-cell>
              <table:table-cell office:value-type="float" office:value="544459">
                <text:p>544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37711">
                <text:p>2237711</text:p>
              </table:table-cell>
              <table:table-cell office:value-type="float" office:value="544605">
                <text:p>544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25551">
                <text:p>2125551</text:p>
              </table:table-cell>
              <table:table-cell office:value-type="float" office:value="517535">
                <text:p>51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2580">
                <text:p>1992580</text:p>
              </table:table-cell>
              <table:table-cell office:value-type="float" office:value="492380">
                <text:p>492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9836">
                <text:p>2069836</text:p>
              </table:table-cell>
              <table:table-cell office:value-type="float" office:value="502231">
                <text:p>502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3218">
                <text:p>2183218</text:p>
              </table:table-cell>
              <table:table-cell office:value-type="float" office:value="531187">
                <text:p>531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4380">
                <text:p>1924380</text:p>
              </table:table-cell>
              <table:table-cell office:value-type="float" office:value="470597">
                <text:p>470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1335">
                <text:p>1781335</text:p>
              </table:table-cell>
              <table:table-cell office:value-type="float" office:value="437010">
                <text:p>4370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8760">
                <text:p>1728760</text:p>
              </table:table-cell>
              <table:table-cell office:value-type="float" office:value="423058">
                <text:p>423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2440">
                <text:p>1762440</text:p>
              </table:table-cell>
              <table:table-cell office:value-type="float" office:value="433676">
                <text:p>433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5380">
                <text:p>1645380</text:p>
              </table:table-cell>
              <table:table-cell office:value-type="float" office:value="402781">
                <text:p>402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9839">
                <text:p>1759839</text:p>
              </table:table-cell>
              <table:table-cell office:value-type="float" office:value="430601">
                <text:p>430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4310">
                <text:p>1774310</text:p>
              </table:table-cell>
              <table:table-cell office:value-type="float" office:value="433065">
                <text:p>433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0279">
                <text:p>1770279</text:p>
              </table:table-cell>
              <table:table-cell office:value-type="float" office:value="430227">
                <text:p>430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61206">
                <text:p>1661206</text:p>
              </table:table-cell>
              <table:table-cell office:value-type="float" office:value="408631">
                <text:p>40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3535">
                <text:p>1673535</text:p>
              </table:table-cell>
              <table:table-cell office:value-type="float" office:value="412549">
                <text:p>412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6288">
                <text:p>1756288</text:p>
              </table:table-cell>
              <table:table-cell office:value-type="float" office:value="426793">
                <text:p>426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17023">
                <text:p>1717023</text:p>
              </table:table-cell>
              <table:table-cell office:value-type="float" office:value="416026">
                <text:p>416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517">
                <text:p>1720517</text:p>
              </table:table-cell>
              <table:table-cell office:value-type="float" office:value="415892">
                <text:p>415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2253">
                <text:p>1612253</text:p>
              </table:table-cell>
              <table:table-cell office:value-type="float" office:value="389286">
                <text:p>389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9756">
                <text:p>1529756</text:p>
              </table:table-cell>
              <table:table-cell office:value-type="float" office:value="371025">
                <text:p>371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3653">
                <text:p>1473653</text:p>
              </table:table-cell>
              <table:table-cell office:value-type="float" office:value="360195">
                <text:p>360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2213">
                <text:p>1432213</text:p>
              </table:table-cell>
              <table:table-cell office:value-type="float" office:value="351108">
                <text:p>351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9720">
                <text:p>1479720</text:p>
              </table:table-cell>
              <table:table-cell office:value-type="float" office:value="360499">
                <text:p>360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8363">
                <text:p>1468363</text:p>
              </table:table-cell>
              <table:table-cell office:value-type="float" office:value="357642">
                <text:p>357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8149">
                <text:p>1468149</text:p>
              </table:table-cell>
              <table:table-cell office:value-type="float" office:value="357127">
                <text:p>357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4996">
                <text:p>1424996</text:p>
              </table:table-cell>
              <table:table-cell office:value-type="float" office:value="346636">
                <text:p>3466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4911">
                <text:p>1454911</text:p>
              </table:table-cell>
              <table:table-cell office:value-type="float" office:value="352359">
                <text:p>352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38226">
                <text:p>1438226</text:p>
              </table:table-cell>
              <table:table-cell office:value-type="float" office:value="346090">
                <text:p>3460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9914">
                <text:p>1419914</text:p>
              </table:table-cell>
              <table:table-cell office:value-type="float" office:value="340192">
                <text:p>340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1567">
                <text:p>1401567</text:p>
              </table:table-cell>
              <table:table-cell office:value-type="float" office:value="336127">
                <text:p>336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82513">
                <text:p>1382513</text:p>
              </table:table-cell>
              <table:table-cell office:value-type="float" office:value="332988">
                <text:p>332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2446">
                <text:p>1362446</text:p>
              </table:table-cell>
              <table:table-cell office:value-type="float" office:value="326604">
                <text:p>326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1900">
                <text:p>1351900</text:p>
              </table:table-cell>
              <table:table-cell office:value-type="float" office:value="324609">
                <text:p>324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4793">
                <text:p>1304793</text:p>
              </table:table-cell>
              <table:table-cell office:value-type="float" office:value="312619">
                <text:p>3126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14398">
                <text:p>1214398</text:p>
              </table:table-cell>
              <table:table-cell office:value-type="float" office:value="293449">
                <text:p>293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3139">
                <text:p>1323139</text:p>
              </table:table-cell>
              <table:table-cell office:value-type="float" office:value="319404">
                <text:p>319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484">
                <text:p>1270484</text:p>
              </table:table-cell>
              <table:table-cell office:value-type="float" office:value="305542">
                <text:p>305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0583">
                <text:p>1230583</text:p>
              </table:table-cell>
              <table:table-cell office:value-type="float" office:value="296973">
                <text:p>2969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6584">
                <text:p>1096584</text:p>
              </table:table-cell>
              <table:table-cell office:value-type="float" office:value="264554">
                <text:p>264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9706">
                <text:p>1089706</text:p>
              </table:table-cell>
              <table:table-cell office:value-type="float" office:value="262044">
                <text:p>262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7450">
                <text:p>1067450</text:p>
              </table:table-cell>
              <table:table-cell office:value-type="float" office:value="257391">
                <text:p>257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5348">
                <text:p>1035348</text:p>
              </table:table-cell>
              <table:table-cell office:value-type="float" office:value="249073">
                <text:p>249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7433">
                <text:p>1017433</text:p>
              </table:table-cell>
              <table:table-cell office:value-type="float" office:value="243536">
                <text:p>243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0093">
                <text:p>1040093</text:p>
              </table:table-cell>
              <table:table-cell office:value-type="float" office:value="249711">
                <text:p>249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1911">
                <text:p>1011911</text:p>
              </table:table-cell>
              <table:table-cell office:value-type="float" office:value="242305">
                <text:p>242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5539">
                <text:p>1005539</text:p>
              </table:table-cell>
              <table:table-cell office:value-type="float" office:value="237922">
                <text:p>2379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7192">
                <text:p>997192</text:p>
              </table:table-cell>
              <table:table-cell office:value-type="float" office:value="237042">
                <text:p>237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4857">
                <text:p>1034857</text:p>
              </table:table-cell>
              <table:table-cell office:value-type="float" office:value="248276">
                <text:p>248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8004">
                <text:p>1198004</text:p>
              </table:table-cell>
              <table:table-cell office:value-type="float" office:value="280704">
                <text:p>280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0059">
                <text:p>1190059</text:p>
              </table:table-cell>
              <table:table-cell office:value-type="float" office:value="278634">
                <text:p>278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1420">
                <text:p>1171420</text:p>
              </table:table-cell>
              <table:table-cell office:value-type="float" office:value="274681">
                <text:p>274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2995">
                <text:p>942995</text:p>
              </table:table-cell>
              <table:table-cell office:value-type="float" office:value="224738">
                <text:p>224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6580">
                <text:p>1016580</text:p>
              </table:table-cell>
              <table:table-cell office:value-type="float" office:value="242427">
                <text:p>242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4564">
                <text:p>1004564</text:p>
              </table:table-cell>
              <table:table-cell office:value-type="float" office:value="240066">
                <text:p>240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1585">
                <text:p>991585</text:p>
              </table:table-cell>
              <table:table-cell office:value-type="float" office:value="236705">
                <text:p>2367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7971">
                <text:p>927971</text:p>
              </table:table-cell>
              <table:table-cell office:value-type="float" office:value="219488">
                <text:p>219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10531">
                <text:p>910531</text:p>
              </table:table-cell>
              <table:table-cell office:value-type="float" office:value="215624">
                <text:p>2156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6409">
                <text:p>896409</text:p>
              </table:table-cell>
              <table:table-cell office:value-type="float" office:value="211322">
                <text:p>211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0058">
                <text:p>900058</text:p>
              </table:table-cell>
              <table:table-cell office:value-type="float" office:value="212476">
                <text:p>212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3570">
                <text:p>833570</text:p>
              </table:table-cell>
              <table:table-cell office:value-type="float" office:value="196061">
                <text:p>1960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6465">
                <text:p>1016465</text:p>
              </table:table-cell>
              <table:table-cell office:value-type="float" office:value="235525">
                <text:p>235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1725">
                <text:p>1031725</text:p>
              </table:table-cell>
              <table:table-cell office:value-type="float" office:value="237519">
                <text:p>237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7531">
                <text:p>937531</text:p>
              </table:table-cell>
              <table:table-cell office:value-type="float" office:value="217950">
                <text:p>2179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7468">
                <text:p>957468</text:p>
              </table:table-cell>
              <table:table-cell office:value-type="float" office:value="222534">
                <text:p>222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3361">
                <text:p>943361</text:p>
              </table:table-cell>
              <table:table-cell office:value-type="float" office:value="219356">
                <text:p>219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9099">
                <text:p>929099</text:p>
              </table:table-cell>
              <table:table-cell office:value-type="float" office:value="216612">
                <text:p>216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4919">
                <text:p>924919</text:p>
              </table:table-cell>
              <table:table-cell office:value-type="float" office:value="215172">
                <text:p>215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653">
                <text:p>904653</text:p>
              </table:table-cell>
              <table:table-cell office:value-type="float" office:value="209473">
                <text:p>209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5200">
                <text:p>885200</text:p>
              </table:table-cell>
              <table:table-cell office:value-type="float" office:value="204854">
                <text:p>2048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642">
                <text:p>906642</text:p>
              </table:table-cell>
              <table:table-cell office:value-type="float" office:value="208849">
                <text:p>208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1160">
                <text:p>881160</text:p>
              </table:table-cell>
              <table:table-cell office:value-type="float" office:value="203528">
                <text:p>2035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4994">
                <text:p>864994</text:p>
              </table:table-cell>
              <table:table-cell office:value-type="float" office:value="200172">
                <text:p>200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0174">
                <text:p>860174</text:p>
              </table:table-cell>
              <table:table-cell office:value-type="float" office:value="199222">
                <text:p>199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6477">
                <text:p>836477</text:p>
              </table:table-cell>
              <table:table-cell office:value-type="float" office:value="194008">
                <text:p>194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4639">
                <text:p>814639</text:p>
              </table:table-cell>
              <table:table-cell office:value-type="float" office:value="188698">
                <text:p>188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1381">
                <text:p>851381</text:p>
              </table:table-cell>
              <table:table-cell office:value-type="float" office:value="195018">
                <text:p>1950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7122">
                <text:p>867122</text:p>
              </table:table-cell>
              <table:table-cell office:value-type="float" office:value="199156">
                <text:p>199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2789">
                <text:p>1042789</text:p>
              </table:table-cell>
              <table:table-cell office:value-type="float" office:value="239949">
                <text:p>2399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8846">
                <text:p>958846</text:p>
              </table:table-cell>
              <table:table-cell office:value-type="float" office:value="219700">
                <text:p>219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9619">
                <text:p>979619</text:p>
              </table:table-cell>
              <table:table-cell office:value-type="float" office:value="224022">
                <text:p>2240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2737">
                <text:p>932737</text:p>
              </table:table-cell>
              <table:table-cell office:value-type="float" office:value="212604">
                <text:p>212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4960">
                <text:p>894960</text:p>
              </table:table-cell>
              <table:table-cell office:value-type="float" office:value="204111">
                <text:p>204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3305">
                <text:p>703305</text:p>
              </table:table-cell>
              <table:table-cell office:value-type="float" office:value="162150">
                <text:p>1621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3248">
                <text:p>703248</text:p>
              </table:table-cell>
              <table:table-cell office:value-type="float" office:value="163013">
                <text:p>163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9166">
                <text:p>709166</text:p>
              </table:table-cell>
              <table:table-cell office:value-type="float" office:value="164393">
                <text:p>164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8135">
                <text:p>878135</text:p>
              </table:table-cell>
              <table:table-cell office:value-type="float" office:value="200013">
                <text:p>2000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2505">
                <text:p>802505</text:p>
              </table:table-cell>
              <table:table-cell office:value-type="float" office:value="183073">
                <text:p>1830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637">
                <text:p>830637</text:p>
              </table:table-cell>
              <table:table-cell office:value-type="float" office:value="189422">
                <text:p>189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9305">
                <text:p>799305</text:p>
              </table:table-cell>
              <table:table-cell office:value-type="float" office:value="182019">
                <text:p>182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853">
                <text:p>785853</text:p>
              </table:table-cell>
              <table:table-cell office:value-type="float" office:value="178797">
                <text:p>1787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6841">
                <text:p>776841</text:p>
              </table:table-cell>
              <table:table-cell office:value-type="float" office:value="176317">
                <text:p>176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9985">
                <text:p>759985</text:p>
              </table:table-cell>
              <table:table-cell office:value-type="float" office:value="169678">
                <text:p>169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7491">
                <text:p>827491</text:p>
              </table:table-cell>
              <table:table-cell office:value-type="float" office:value="185138">
                <text:p>185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9524">
                <text:p>889524</text:p>
              </table:table-cell>
              <table:table-cell office:value-type="float" office:value="205143">
                <text:p>205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7974">
                <text:p>937974</text:p>
              </table:table-cell>
              <table:table-cell office:value-type="float" office:value="215089">
                <text:p>215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7044">
                <text:p>917044</text:p>
              </table:table-cell>
              <table:table-cell office:value-type="float" office:value="209850">
                <text:p>2098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1002">
                <text:p>641002</text:p>
              </table:table-cell>
              <table:table-cell office:value-type="float" office:value="145850">
                <text:p>1458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9169">
                <text:p>639169</text:p>
              </table:table-cell>
              <table:table-cell office:value-type="float" office:value="145426">
                <text:p>1454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4746">
                <text:p>634746</text:p>
              </table:table-cell>
              <table:table-cell office:value-type="float" office:value="144231">
                <text:p>1442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4717">
                <text:p>634717</text:p>
              </table:table-cell>
              <table:table-cell office:value-type="float" office:value="144168">
                <text:p>144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2268">
                <text:p>632268</text:p>
              </table:table-cell>
              <table:table-cell office:value-type="float" office:value="143382">
                <text:p>1433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1908">
                <text:p>631908</text:p>
              </table:table-cell>
              <table:table-cell office:value-type="float" office:value="143198">
                <text:p>143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2601">
                <text:p>632601</text:p>
              </table:table-cell>
              <table:table-cell office:value-type="float" office:value="143052">
                <text:p>143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7995">
                <text:p>627995</text:p>
              </table:table-cell>
              <table:table-cell office:value-type="float" office:value="141689">
                <text:p>1416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6439">
                <text:p>626439</text:p>
              </table:table-cell>
              <table:table-cell office:value-type="float" office:value="141236">
                <text:p>141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5866">
                <text:p>625866</text:p>
              </table:table-cell>
              <table:table-cell office:value-type="float" office:value="140855">
                <text:p>140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9203">
                <text:p>629203</text:p>
              </table:table-cell>
              <table:table-cell office:value-type="float" office:value="141635">
                <text:p>141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4397">
                <text:p>624397</text:p>
              </table:table-cell>
              <table:table-cell office:value-type="float" office:value="140287">
                <text:p>140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9309">
                <text:p>619309</text:p>
              </table:table-cell>
              <table:table-cell office:value-type="float" office:value="138855">
                <text:p>138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4055">
                <text:p>624055</text:p>
              </table:table-cell>
              <table:table-cell office:value-type="float" office:value="140129">
                <text:p>140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3147">
                <text:p>623147</text:p>
              </table:table-cell>
              <table:table-cell office:value-type="float" office:value="139686">
                <text:p>139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3498">
                <text:p>623498</text:p>
              </table:table-cell>
              <table:table-cell office:value-type="float" office:value="139438">
                <text:p>139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8192">
                <text:p>488192</text:p>
              </table:table-cell>
              <table:table-cell office:value-type="float" office:value="104869">
                <text:p>104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4085">
                <text:p>484085</text:p>
              </table:table-cell>
              <table:table-cell office:value-type="float" office:value="104085">
                <text:p>104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6608">
                <text:p>476608</text:p>
              </table:table-cell>
              <table:table-cell office:value-type="float" office:value="102388">
                <text:p>102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2170">
                <text:p>472170</text:p>
              </table:table-cell>
              <table:table-cell office:value-type="float" office:value="101491">
                <text:p>1014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496">
                <text:p>465496</text:p>
              </table:table-cell>
              <table:table-cell office:value-type="float" office:value="99796">
                <text:p>99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511">
                <text:p>460511</text:p>
              </table:table-cell>
              <table:table-cell office:value-type="float" office:value="98557">
                <text:p>98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4619">
                <text:p>454619</text:p>
              </table:table-cell>
              <table:table-cell office:value-type="float" office:value="97106">
                <text:p>97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9748">
                <text:p>449748</text:p>
              </table:table-cell>
              <table:table-cell office:value-type="float" office:value="96071">
                <text:p>96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3779">
                <text:p>443779</text:p>
              </table:table-cell>
              <table:table-cell office:value-type="float" office:value="94395">
                <text:p>94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549">
                <text:p>437549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1787">
                <text:p>431787</text:p>
              </table:table-cell>
              <table:table-cell office:value-type="float" office:value="91523">
                <text:p>915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1230">
                <text:p>421230</text:p>
              </table:table-cell>
              <table:table-cell office:value-type="float" office:value="88844">
                <text:p>8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4927">
                <text:p>414927</text:p>
              </table:table-cell>
              <table:table-cell office:value-type="float" office:value="87494">
                <text:p>87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0143">
                <text:p>410143</text:p>
              </table:table-cell>
              <table:table-cell office:value-type="float" office:value="86103">
                <text:p>86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0033">
                <text:p>400033</text:p>
              </table:table-cell>
              <table:table-cell office:value-type="float" office:value="83392">
                <text:p>833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4741">
                <text:p>394741</text:p>
              </table:table-cell>
              <table:table-cell office:value-type="float" office:value="82036">
                <text:p>82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430">
                <text:p>389430</text:p>
              </table:table-cell>
              <table:table-cell office:value-type="float" office:value="80634">
                <text:p>80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5936">
                <text:p>385936</text:p>
              </table:table-cell>
              <table:table-cell office:value-type="float" office:value="79656">
                <text:p>79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1686">
                <text:p>381686</text:p>
              </table:table-cell>
              <table:table-cell office:value-type="float" office:value="79063">
                <text:p>79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3340">
                <text:p>383340</text:p>
              </table:table-cell>
              <table:table-cell office:value-type="float" office:value="79171">
                <text:p>791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1808">
                <text:p>571808</text:p>
              </table:table-cell>
              <table:table-cell office:value-type="float" office:value="122831">
                <text:p>1228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4541">
                <text:p>574541</text:p>
              </table:table-cell>
              <table:table-cell office:value-type="float" office:value="122462">
                <text:p>122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8328">
                <text:p>568328</text:p>
              </table:table-cell>
              <table:table-cell office:value-type="float" office:value="120524">
                <text:p>120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9081">
                <text:p>549081</text:p>
              </table:table-cell>
              <table:table-cell office:value-type="float" office:value="116128">
                <text:p>116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130">
                <text:p>713130</text:p>
              </table:table-cell>
              <table:table-cell office:value-type="float" office:value="150869">
                <text:p>150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4740">
                <text:p>684740</text:p>
              </table:table-cell>
              <table:table-cell office:value-type="float" office:value="143962">
                <text:p>1439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7010">
                <text:p>647010</text:p>
              </table:table-cell>
              <table:table-cell office:value-type="float" office:value="135585">
                <text:p>135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9240">
                <text:p>619240</text:p>
              </table:table-cell>
              <table:table-cell office:value-type="float" office:value="129395">
                <text:p>1293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3936">
                <text:p>583936</text:p>
              </table:table-cell>
              <table:table-cell office:value-type="float" office:value="122425">
                <text:p>1224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0927">
                <text:p>550927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2729">
                <text:p>542729</text:p>
              </table:table-cell>
              <table:table-cell office:value-type="float" office:value="113627">
                <text:p>113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4136">
                <text:p>534136</text:p>
              </table:table-cell>
              <table:table-cell office:value-type="float" office:value="111692">
                <text:p>111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0591">
                <text:p>530591</text:p>
              </table:table-cell>
              <table:table-cell office:value-type="float" office:value="111241">
                <text:p>1112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5666">
                <text:p>515666</text:p>
              </table:table-cell>
              <table:table-cell office:value-type="float" office:value="107316">
                <text:p>107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9592">
                <text:p>499592</text:p>
              </table:table-cell>
              <table:table-cell office:value-type="float" office:value="103149">
                <text:p>103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6057">
                <text:p>506057</text:p>
              </table:table-cell>
              <table:table-cell office:value-type="float" office:value="103893">
                <text:p>1038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5277">
                <text:p>495277</text:p>
              </table:table-cell>
              <table:table-cell office:value-type="float" office:value="101068">
                <text:p>1010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9889">
                <text:p>489889</text:p>
              </table:table-cell>
              <table:table-cell office:value-type="float" office:value="99409">
                <text:p>99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1172">
                <text:p>481172</text:p>
              </table:table-cell>
              <table:table-cell office:value-type="float" office:value="97360">
                <text:p>973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1966">
                <text:p>471966</text:p>
              </table:table-cell>
              <table:table-cell office:value-type="float" office:value="94883">
                <text:p>94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282">
                <text:p>454282</text:p>
              </table:table-cell>
              <table:table-cell office:value-type="float" office:value="90877">
                <text:p>908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7741">
                <text:p>437741</text:p>
              </table:table-cell>
              <table:table-cell office:value-type="float" office:value="86888">
                <text:p>868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917">
                <text:p>420917</text:p>
              </table:table-cell>
              <table:table-cell office:value-type="float" office:value="83006">
                <text:p>83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5539">
                <text:p>405539</text:p>
              </table:table-cell>
              <table:table-cell office:value-type="float" office:value="79347">
                <text:p>79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2983">
                <text:p>392983</text:p>
              </table:table-cell>
              <table:table-cell office:value-type="float" office:value="76990">
                <text:p>769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277">
                <text:p>389277</text:p>
              </table:table-cell>
              <table:table-cell office:value-type="float" office:value="76295">
                <text:p>76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8264">
                <text:p>378264</text:p>
              </table:table-cell>
              <table:table-cell office:value-type="float" office:value="74005">
                <text:p>74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8802">
                <text:p>368802</text:p>
              </table:table-cell>
              <table:table-cell office:value-type="float" office:value="72170">
                <text:p>721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3098">
                <text:p>363098</text:p>
              </table:table-cell>
              <table:table-cell office:value-type="float" office:value="71206">
                <text:p>71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116">
                <text:p>357116</text:p>
              </table:table-cell>
              <table:table-cell office:value-type="float" office:value="69804">
                <text:p>69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7838">
                <text:p>347838</text:p>
              </table:table-cell>
              <table:table-cell office:value-type="float" office:value="67482">
                <text:p>67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2613">
                <text:p>342613</text:p>
              </table:table-cell>
              <table:table-cell office:value-type="float" office:value="66225">
                <text:p>66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8398">
                <text:p>338398</text:p>
              </table:table-cell>
              <table:table-cell office:value-type="float" office:value="64951">
                <text:p>64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5314">
                <text:p>335314</text:p>
              </table:table-cell>
              <table:table-cell office:value-type="float" office:value="64150">
                <text:p>64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8381">
                <text:p>328381</text:p>
              </table:table-cell>
              <table:table-cell office:value-type="float" office:value="62562">
                <text:p>625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419">
                <text:p>327419</text:p>
              </table:table-cell>
              <table:table-cell office:value-type="float" office:value="62292">
                <text:p>62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079">
                <text:p>331079</text:p>
              </table:table-cell>
              <table:table-cell office:value-type="float" office:value="64056">
                <text:p>64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6586">
                <text:p>326586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5225">
                <text:p>325225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2339">
                <text:p>322339</text:p>
              </table:table-cell>
              <table:table-cell office:value-type="float" office:value="61773">
                <text:p>617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9717">
                <text:p>319717</text:p>
              </table:table-cell>
              <table:table-cell office:value-type="float" office:value="61189">
                <text:p>611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0927">
                <text:p>320927</text:p>
              </table:table-cell>
              <table:table-cell office:value-type="float" office:value="61621">
                <text:p>616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9393">
                <text:p>319393</text:p>
              </table:table-cell>
              <table:table-cell office:value-type="float" office:value="61199">
                <text:p>61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8680">
                <text:p>318680</text:p>
              </table:table-cell>
              <table:table-cell office:value-type="float" office:value="61027">
                <text:p>610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5615">
                <text:p>325615</text:p>
              </table:table-cell>
              <table:table-cell office:value-type="float" office:value="62813">
                <text:p>628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4687">
                <text:p>324687</text:p>
              </table:table-cell>
              <table:table-cell office:value-type="float" office:value="62588">
                <text:p>62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2163">
                <text:p>322163</text:p>
              </table:table-cell>
              <table:table-cell office:value-type="float" office:value="62102">
                <text:p>62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2543">
                <text:p>322543</text:p>
              </table:table-cell>
              <table:table-cell office:value-type="float" office:value="62165">
                <text:p>621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2614">
                <text:p>322614</text:p>
              </table:table-cell>
              <table:table-cell office:value-type="float" office:value="62055">
                <text:p>62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0497">
                <text:p>320497</text:p>
              </table:table-cell>
              <table:table-cell office:value-type="float" office:value="61444">
                <text:p>61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2642">
                <text:p>322642</text:p>
              </table:table-cell>
              <table:table-cell office:value-type="float" office:value="61822">
                <text:p>618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1377">
                <text:p>321377</text:p>
              </table:table-cell>
              <table:table-cell office:value-type="float" office:value="61472">
                <text:p>614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9230">
                <text:p>319230</text:p>
              </table:table-cell>
              <table:table-cell office:value-type="float" office:value="60856">
                <text:p>608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7384">
                <text:p>317384</text:p>
              </table:table-cell>
              <table:table-cell office:value-type="float" office:value="60365">
                <text:p>603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9486">
                <text:p>319486</text:p>
              </table:table-cell>
              <table:table-cell office:value-type="float" office:value="61044">
                <text:p>610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4012">
                <text:p>324012</text:p>
              </table:table-cell>
              <table:table-cell office:value-type="float" office:value="62261">
                <text:p>62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0109">
                <text:p>320109</text:p>
              </table:table-cell>
              <table:table-cell office:value-type="float" office:value="61241">
                <text:p>61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4113">
                <text:p>324113</text:p>
              </table:table-cell>
              <table:table-cell office:value-type="float" office:value="62352">
                <text:p>623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3943">
                <text:p>323943</text:p>
              </table:table-cell>
              <table:table-cell office:value-type="float" office:value="62176">
                <text:p>621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3672">
                <text:p>323672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3660">
                <text:p>323660</text:p>
              </table:table-cell>
              <table:table-cell office:value-type="float" office:value="62148">
                <text:p>621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5262">
                <text:p>325262</text:p>
              </table:table-cell>
              <table:table-cell office:value-type="float" office:value="62614">
                <text:p>626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3917">
                <text:p>323917</text:p>
              </table:table-cell>
              <table:table-cell office:value-type="float" office:value="62312">
                <text:p>62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6999">
                <text:p>326999</text:p>
              </table:table-cell>
              <table:table-cell office:value-type="float" office:value="63114">
                <text:p>631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4583">
                <text:p>324583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6221">
                <text:p>326221</text:p>
              </table:table-cell>
              <table:table-cell office:value-type="float" office:value="62731">
                <text:p>627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3683">
                <text:p>323683</text:p>
              </table:table-cell>
              <table:table-cell office:value-type="float" office:value="62220">
                <text:p>622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5168">
                <text:p>325168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2493">
                <text:p>322493</text:p>
              </table:table-cell>
              <table:table-cell office:value-type="float" office:value="61802">
                <text:p>61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1044">
                <text:p>321044</text:p>
              </table:table-cell>
              <table:table-cell office:value-type="float" office:value="61394">
                <text:p>61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4473">
                <text:p>324473</text:p>
              </table:table-cell>
              <table:table-cell office:value-type="float" office:value="62237">
                <text:p>622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2462">
                <text:p>332462</text:p>
              </table:table-cell>
              <table:table-cell office:value-type="float" office:value="64582">
                <text:p>645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8871">
                <text:p>328871</text:p>
              </table:table-cell>
              <table:table-cell office:value-type="float" office:value="63514">
                <text:p>63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0207">
                <text:p>330207</text:p>
              </table:table-cell>
              <table:table-cell office:value-type="float" office:value="63849">
                <text:p>638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888">
                <text:p>325888</text:p>
              </table:table-cell>
              <table:table-cell office:value-type="float" office:value="62801">
                <text:p>628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7393">
                <text:p>327393</text:p>
              </table:table-cell>
              <table:table-cell office:value-type="float" office:value="63219">
                <text:p>63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729">
                <text:p>326729</text:p>
              </table:table-cell>
              <table:table-cell office:value-type="float" office:value="63067">
                <text:p>630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153">
                <text:p>326153</text:p>
              </table:table-cell>
              <table:table-cell office:value-type="float" office:value="62931">
                <text:p>629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0447">
                <text:p>330447</text:p>
              </table:table-cell>
              <table:table-cell office:value-type="float" office:value="64018">
                <text:p>64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714">
                <text:p>330714</text:p>
              </table:table-cell>
              <table:table-cell office:value-type="float" office:value="63977">
                <text:p>639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6216">
                <text:p>326216</text:p>
              </table:table-cell>
              <table:table-cell office:value-type="float" office:value="63006">
                <text:p>63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5663">
                <text:p>325663</text:p>
              </table:table-cell>
              <table:table-cell office:value-type="float" office:value="62770">
                <text:p>627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044">
                <text:p>322044</text:p>
              </table:table-cell>
              <table:table-cell office:value-type="float" office:value="61760">
                <text:p>617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8989">
                <text:p>318989</text:p>
              </table:table-cell>
              <table:table-cell office:value-type="float" office:value="60903">
                <text:p>609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5162">
                <text:p>315162</text:p>
              </table:table-cell>
              <table:table-cell office:value-type="float" office:value="59940">
                <text:p>599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0006">
                <text:p>320006</text:p>
              </table:table-cell>
              <table:table-cell office:value-type="float" office:value="61431">
                <text:p>614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5703">
                <text:p>315703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4239">
                <text:p>314239</text:p>
              </table:table-cell>
              <table:table-cell office:value-type="float" office:value="59702">
                <text:p>5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037">
                <text:p>315037</text:p>
              </table:table-cell>
              <table:table-cell office:value-type="float" office:value="59763">
                <text:p>59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5505">
                <text:p>315505</text:p>
              </table:table-cell>
              <table:table-cell office:value-type="float" office:value="59818">
                <text:p>598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7900">
                <text:p>317900</text:p>
              </table:table-cell>
              <table:table-cell office:value-type="float" office:value="60418">
                <text:p>604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2740">
                <text:p>322740</text:p>
              </table:table-cell>
              <table:table-cell office:value-type="float" office:value="61804">
                <text:p>61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9356">
                <text:p>319356</text:p>
              </table:table-cell>
              <table:table-cell office:value-type="float" office:value="60821">
                <text:p>60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9812">
                <text:p>319812</text:p>
              </table:table-cell>
              <table:table-cell office:value-type="float" office:value="60865">
                <text:p>60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9524">
                <text:p>319524</text:p>
              </table:table-cell>
              <table:table-cell office:value-type="float" office:value="60907">
                <text:p>60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5620">
                <text:p>315620</text:p>
              </table:table-cell>
              <table:table-cell office:value-type="float" office:value="59920">
                <text:p>599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4567">
                <text:p>314567</text:p>
              </table:table-cell>
              <table:table-cell office:value-type="float" office:value="59592">
                <text:p>595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3315">
                <text:p>313315</text:p>
              </table:table-cell>
              <table:table-cell office:value-type="float" office:value="59119">
                <text:p>59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2954">
                <text:p>312954</text:p>
              </table:table-cell>
              <table:table-cell office:value-type="float" office:value="58998">
                <text:p>58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3100">
                <text:p>313100</text:p>
              </table:table-cell>
              <table:table-cell office:value-type="float" office:value="58816">
                <text:p>588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1732">
                <text:p>311732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625">
                <text:p>309625</text:p>
              </table:table-cell>
              <table:table-cell office:value-type="float" office:value="57835">
                <text:p>578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1192">
                <text:p>311192</text:p>
              </table:table-cell>
              <table:table-cell office:value-type="float" office:value="58353">
                <text:p>583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9492">
                <text:p>309492</text:p>
              </table:table-cell>
              <table:table-cell office:value-type="float" office:value="57627">
                <text:p>57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519">
                <text:p>309519</text:p>
              </table:table-cell>
              <table:table-cell office:value-type="float" office:value="57705">
                <text:p>577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198">
                <text:p>310198</text:p>
              </table:table-cell>
              <table:table-cell office:value-type="float" office:value="57894">
                <text:p>578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9843">
                <text:p>309843</text:p>
              </table:table-cell>
              <table:table-cell office:value-type="float" office:value="57788">
                <text:p>57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414">
                <text:p>309414</text:p>
              </table:table-cell>
              <table:table-cell office:value-type="float" office:value="57709">
                <text:p>577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7662">
                <text:p>317662</text:p>
              </table:table-cell>
              <table:table-cell office:value-type="float" office:value="60091">
                <text:p>600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742">
                <text:p>316742</text:p>
              </table:table-cell>
              <table:table-cell office:value-type="float" office:value="59745">
                <text:p>59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495">
                <text:p>318495</text:p>
              </table:table-cell>
              <table:table-cell office:value-type="float" office:value="60035">
                <text:p>600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5893">
                <text:p>315893</text:p>
              </table:table-cell>
              <table:table-cell office:value-type="float" office:value="59408">
                <text:p>594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6121">
                <text:p>316121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901">
                <text:p>319901</text:p>
              </table:table-cell>
              <table:table-cell office:value-type="float" office:value="60311">
                <text:p>603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418">
                <text:p>322418</text:p>
              </table:table-cell>
              <table:table-cell office:value-type="float" office:value="60816">
                <text:p>608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343">
                <text:p>322343</text:p>
              </table:table-cell>
              <table:table-cell office:value-type="float" office:value="60695">
                <text:p>60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515">
                <text:p>320515</text:p>
              </table:table-cell>
              <table:table-cell office:value-type="float" office:value="59920">
                <text:p>599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0156">
                <text:p>320156</text:p>
              </table:table-cell>
              <table:table-cell office:value-type="float" office:value="59696">
                <text:p>596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067">
                <text:p>319067</text:p>
              </table:table-cell>
              <table:table-cell office:value-type="float" office:value="59375">
                <text:p>5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904">
                <text:p>318904</text:p>
              </table:table-cell>
              <table:table-cell office:value-type="float" office:value="59235">
                <text:p>592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3900">
                <text:p>323900</text:p>
              </table:table-cell>
              <table:table-cell office:value-type="float" office:value="60486">
                <text:p>604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5522">
                <text:p>325522</text:p>
              </table:table-cell>
              <table:table-cell office:value-type="float" office:value="61007">
                <text:p>6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5535">
                <text:p>325535</text:p>
              </table:table-cell>
              <table:table-cell office:value-type="float" office:value="60812">
                <text:p>608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7349">
                <text:p>327349</text:p>
              </table:table-cell>
              <table:table-cell office:value-type="float" office:value="61111">
                <text:p>6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9741">
                <text:p>329741</text:p>
              </table:table-cell>
              <table:table-cell office:value-type="float" office:value="61627">
                <text:p>61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834">
                <text:p>327834</text:p>
              </table:table-cell>
              <table:table-cell office:value-type="float" office:value="61017">
                <text:p>610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889">
                <text:p>328889</text:p>
              </table:table-cell>
              <table:table-cell office:value-type="float" office:value="61208">
                <text:p>612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278">
                <text:p>329278</text:p>
              </table:table-cell>
              <table:table-cell office:value-type="float" office:value="61425">
                <text:p>61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997">
                <text:p>330997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0936">
                <text:p>340936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800">
                <text:p>338800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1220">
                <text:p>341220</text:p>
              </table:table-cell>
              <table:table-cell office:value-type="float" office:value="64430">
                <text:p>644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8730">
                <text:p>338730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2646">
                <text:p>342646</text:p>
              </table:table-cell>
              <table:table-cell office:value-type="float" office:value="64980">
                <text:p>649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6569">
                <text:p>356569</text:p>
              </table:table-cell>
              <table:table-cell office:value-type="float" office:value="68873">
                <text:p>688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3712">
                <text:p>353712</text:p>
              </table:table-cell>
              <table:table-cell office:value-type="float" office:value="68200">
                <text:p>682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8045">
                <text:p>348045</text:p>
              </table:table-cell>
              <table:table-cell office:value-type="float" office:value="66562">
                <text:p>665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7717">
                <text:p>347717</text:p>
              </table:table-cell>
              <table:table-cell office:value-type="float" office:value="66465">
                <text:p>664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368">
                <text:p>346368</text:p>
              </table:table-cell>
              <table:table-cell office:value-type="float" office:value="66036">
                <text:p>66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5233">
                <text:p>345233</text:p>
              </table:table-cell>
              <table:table-cell office:value-type="float" office:value="65768">
                <text:p>65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4803">
                <text:p>344803</text:p>
              </table:table-cell>
              <table:table-cell office:value-type="float" office:value="65712">
                <text:p>657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6221">
                <text:p>346221</text:p>
              </table:table-cell>
              <table:table-cell office:value-type="float" office:value="66104">
                <text:p>661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231">
                <text:p>344231</text:p>
              </table:table-cell>
              <table:table-cell office:value-type="float" office:value="65506">
                <text:p>655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744">
                <text:p>342744</text:p>
              </table:table-cell>
              <table:table-cell office:value-type="float" office:value="65244">
                <text:p>652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373">
                <text:p>341373</text:p>
              </table:table-cell>
              <table:table-cell office:value-type="float" office:value="64729">
                <text:p>647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0899">
                <text:p>340899</text:p>
              </table:table-cell>
              <table:table-cell office:value-type="float" office:value="64580">
                <text:p>645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2746">
                <text:p>342746</text:p>
              </table:table-cell>
              <table:table-cell office:value-type="float" office:value="64941">
                <text:p>649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1374">
                <text:p>341374</text:p>
              </table:table-cell>
              <table:table-cell office:value-type="float" office:value="64727">
                <text:p>647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3249">
                <text:p>343249</text:p>
              </table:table-cell>
              <table:table-cell office:value-type="float" office:value="65499">
                <text:p>654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1020">
                <text:p>341020</text:p>
              </table:table-cell>
              <table:table-cell office:value-type="float" office:value="64885">
                <text:p>64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7420">
                <text:p>337420</text:p>
              </table:table-cell>
              <table:table-cell office:value-type="float" office:value="63977">
                <text:p>639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8343">
                <text:p>338343</text:p>
              </table:table-cell>
              <table:table-cell office:value-type="float" office:value="64046">
                <text:p>64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0758">
                <text:p>340758</text:p>
              </table:table-cell>
              <table:table-cell office:value-type="float" office:value="64599">
                <text:p>645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2107">
                <text:p>342107</text:p>
              </table:table-cell>
              <table:table-cell office:value-type="float" office:value="65053">
                <text:p>65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4831">
                <text:p>344831</text:p>
              </table:table-cell>
              <table:table-cell office:value-type="float" office:value="65417">
                <text:p>65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587">
                <text:p>354587</text:p>
              </table:table-cell>
              <table:table-cell office:value-type="float" office:value="67645">
                <text:p>67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289">
                <text:p>355289</text:p>
              </table:table-cell>
              <table:table-cell office:value-type="float" office:value="67713">
                <text:p>677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795">
                <text:p>359795</text:p>
              </table:table-cell>
              <table:table-cell office:value-type="float" office:value="68711">
                <text:p>687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472">
                <text:p>358472</text:p>
              </table:table-cell>
              <table:table-cell office:value-type="float" office:value="68201">
                <text:p>68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473">
                <text:p>361473</text:p>
              </table:table-cell>
              <table:table-cell office:value-type="float" office:value="68963">
                <text:p>68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3575">
                <text:p>363575</text:p>
              </table:table-cell>
              <table:table-cell office:value-type="float" office:value="69429">
                <text:p>694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921">
                <text:p>362921</text:p>
              </table:table-cell>
              <table:table-cell office:value-type="float" office:value="69056">
                <text:p>690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567">
                <text:p>361567</text:p>
              </table:table-cell>
              <table:table-cell office:value-type="float" office:value="68754">
                <text:p>687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434">
                <text:p>362434</text:p>
              </table:table-cell>
              <table:table-cell office:value-type="float" office:value="68690">
                <text:p>686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331">
                <text:p>361331</text:p>
              </table:table-cell>
              <table:table-cell office:value-type="float" office:value="68482">
                <text:p>68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0964">
                <text:p>360964</text:p>
              </table:table-cell>
              <table:table-cell office:value-type="float" office:value="68261">
                <text:p>68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009">
                <text:p>359009</text:p>
              </table:table-cell>
              <table:table-cell office:value-type="float" office:value="67937">
                <text:p>679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8550">
                <text:p>358550</text:p>
              </table:table-cell>
              <table:table-cell office:value-type="float" office:value="67682">
                <text:p>676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702">
                <text:p>359702</text:p>
              </table:table-cell>
              <table:table-cell office:value-type="float" office:value="67970">
                <text:p>679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049">
                <text:p>359049</text:p>
              </table:table-cell>
              <table:table-cell office:value-type="float" office:value="67721">
                <text:p>677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873">
                <text:p>359873</text:p>
              </table:table-cell>
              <table:table-cell office:value-type="float" office:value="67963">
                <text:p>67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792">
                <text:p>359792</text:p>
              </table:table-cell>
              <table:table-cell office:value-type="float" office:value="67987">
                <text:p>679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2339">
                <text:p>332339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0149">
                <text:p>330149</text:p>
              </table:table-cell>
              <table:table-cell office:value-type="float" office:value="58202">
                <text:p>582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7912">
                <text:p>337912</text:p>
              </table:table-cell>
              <table:table-cell office:value-type="float" office:value="60034">
                <text:p>600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7273">
                <text:p>337273</text:p>
              </table:table-cell>
              <table:table-cell office:value-type="float" office:value="59843">
                <text:p>598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8556">
                <text:p>338556</text:p>
              </table:table-cell>
              <table:table-cell office:value-type="float" office:value="59900">
                <text:p>599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7622">
                <text:p>337622</text:p>
              </table:table-cell>
              <table:table-cell office:value-type="float" office:value="59617">
                <text:p>596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6246">
                <text:p>336246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8423">
                <text:p>338423</text:p>
              </table:table-cell>
              <table:table-cell office:value-type="float" office:value="59571">
                <text:p>59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7682">
                <text:p>337682</text:p>
              </table:table-cell>
              <table:table-cell office:value-type="float" office:value="59408">
                <text:p>594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7890">
                <text:p>337890</text:p>
              </table:table-cell>
              <table:table-cell office:value-type="float" office:value="59286">
                <text:p>59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5678">
                <text:p>335678</text:p>
              </table:table-cell>
              <table:table-cell office:value-type="float" office:value="58546">
                <text:p>585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3855">
                <text:p>333855</text:p>
              </table:table-cell>
              <table:table-cell office:value-type="float" office:value="58062">
                <text:p>580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7662">
                <text:p>327662</text:p>
              </table:table-cell>
              <table:table-cell office:value-type="float" office:value="56652">
                <text:p>56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7630">
                <text:p>327630</text:p>
              </table:table-cell>
              <table:table-cell office:value-type="float" office:value="56510">
                <text:p>565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4162">
                <text:p>324162</text:p>
              </table:table-cell>
              <table:table-cell office:value-type="float" office:value="55751">
                <text:p>557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7119">
                <text:p>327119</text:p>
              </table:table-cell>
              <table:table-cell office:value-type="float" office:value="56627">
                <text:p>566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3892">
                <text:p>323892</text:p>
              </table:table-cell>
              <table:table-cell office:value-type="float" office:value="55645">
                <text:p>556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226">
                <text:p>322226</text:p>
              </table:table-cell>
              <table:table-cell office:value-type="float" office:value="55107">
                <text:p>55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2629">
                <text:p>322629</text:p>
              </table:table-cell>
              <table:table-cell office:value-type="float" office:value="55304">
                <text:p>553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2513">
                <text:p>322513</text:p>
              </table:table-cell>
              <table:table-cell office:value-type="float" office:value="55106">
                <text:p>55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53">
                <text:p>321453</text:p>
              </table:table-cell>
              <table:table-cell office:value-type="float" office:value="54750">
                <text:p>547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7933">
                <text:p>317933</text:p>
              </table:table-cell>
              <table:table-cell office:value-type="float" office:value="53897">
                <text:p>538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3855">
                <text:p>323855</text:p>
              </table:table-cell>
              <table:table-cell office:value-type="float" office:value="55450">
                <text:p>554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1089">
                <text:p>321089</text:p>
              </table:table-cell>
              <table:table-cell office:value-type="float" office:value="54588">
                <text:p>545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8169">
                <text:p>318169</text:p>
              </table:table-cell>
              <table:table-cell office:value-type="float" office:value="53822">
                <text:p>538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6861">
                <text:p>316861</text:p>
              </table:table-cell>
              <table:table-cell office:value-type="float" office:value="53724">
                <text:p>537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3994">
                <text:p>313994</text:p>
              </table:table-cell>
              <table:table-cell office:value-type="float" office:value="53599">
                <text:p>535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4355">
                <text:p>314355</text:p>
              </table:table-cell>
              <table:table-cell office:value-type="float" office:value="53544">
                <text:p>53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1638">
                <text:p>311638</text:p>
              </table:table-cell>
              <table:table-cell office:value-type="float" office:value="53051">
                <text:p>530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1596">
                <text:p>311596</text:p>
              </table:table-cell>
              <table:table-cell office:value-type="float" office:value="52966">
                <text:p>529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6211">
                <text:p>316211</text:p>
              </table:table-cell>
              <table:table-cell office:value-type="float" office:value="53960">
                <text:p>539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8934">
                <text:p>328934</text:p>
              </table:table-cell>
              <table:table-cell office:value-type="float" office:value="56780">
                <text:p>567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1092">
                <text:p>331092</text:p>
              </table:table-cell>
              <table:table-cell office:value-type="float" office:value="57069">
                <text:p>57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0540">
                <text:p>330540</text:p>
              </table:table-cell>
              <table:table-cell office:value-type="float" office:value="56750">
                <text:p>567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7618">
                <text:p>327618</text:p>
              </table:table-cell>
              <table:table-cell office:value-type="float" office:value="55757">
                <text:p>557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2798">
                <text:p>332798</text:p>
              </table:table-cell>
              <table:table-cell office:value-type="float" office:value="57015">
                <text:p>570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3917">
                <text:p>333917</text:p>
              </table:table-cell>
              <table:table-cell office:value-type="float" office:value="57179">
                <text:p>571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1215">
                <text:p>331215</text:p>
              </table:table-cell>
              <table:table-cell office:value-type="float" office:value="56377">
                <text:p>563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8718">
                <text:p>328718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759">
                <text:p>328759</text:p>
              </table:table-cell>
              <table:table-cell office:value-type="float" office:value="55708">
                <text:p>557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6597">
                <text:p>326597</text:p>
              </table:table-cell>
              <table:table-cell office:value-type="float" office:value="55151">
                <text:p>551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1947">
                <text:p>321947</text:p>
              </table:table-cell>
              <table:table-cell office:value-type="float" office:value="54366">
                <text:p>543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9611">
                <text:p>319611</text:p>
              </table:table-cell>
              <table:table-cell office:value-type="float" office:value="53799">
                <text:p>537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6620">
                <text:p>316620</text:p>
              </table:table-cell>
              <table:table-cell office:value-type="float" office:value="53198">
                <text:p>531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2499">
                <text:p>312499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7762">
                <text:p>307762</text:p>
              </table:table-cell>
              <table:table-cell office:value-type="float" office:value="51532">
                <text:p>515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0312">
                <text:p>310312</text:p>
              </table:table-cell>
              <table:table-cell office:value-type="float" office:value="52081">
                <text:p>52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2269">
                <text:p>312269</text:p>
              </table:table-cell>
              <table:table-cell office:value-type="float" office:value="52552">
                <text:p>52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0274">
                <text:p>310274</text:p>
              </table:table-cell>
              <table:table-cell office:value-type="float" office:value="52074">
                <text:p>520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1205">
                <text:p>311205</text:p>
              </table:table-cell>
              <table:table-cell office:value-type="float" office:value="52061">
                <text:p>520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0502">
                <text:p>310502</text:p>
              </table:table-cell>
              <table:table-cell office:value-type="float" office:value="51730">
                <text:p>517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9062">
                <text:p>309062</text:p>
              </table:table-cell>
              <table:table-cell office:value-type="float" office:value="51274">
                <text:p>512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8134">
                <text:p>308134</text:p>
              </table:table-cell>
              <table:table-cell office:value-type="float" office:value="50940">
                <text:p>509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5122">
                <text:p>305122</text:p>
              </table:table-cell>
              <table:table-cell office:value-type="float" office:value="50227">
                <text:p>50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4480">
                <text:p>304480</text:p>
              </table:table-cell>
              <table:table-cell office:value-type="float" office:value="49937">
                <text:p>499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8565">
                <text:p>298565</text:p>
              </table:table-cell>
              <table:table-cell office:value-type="float" office:value="48554">
                <text:p>485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9843">
                <text:p>299843</text:p>
              </table:table-cell>
              <table:table-cell office:value-type="float" office:value="48833">
                <text:p>488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8008">
                <text:p>298008</text:p>
              </table:table-cell>
              <table:table-cell office:value-type="float" office:value="48334">
                <text:p>483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7127">
                <text:p>297127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8286">
                <text:p>298286</text:p>
              </table:table-cell>
              <table:table-cell office:value-type="float" office:value="48072">
                <text:p>480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4141">
                <text:p>294141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2220">
                <text:p>292220</text:p>
              </table:table-cell>
              <table:table-cell office:value-type="float" office:value="46534">
                <text:p>46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7523">
                <text:p>287523</text:p>
              </table:table-cell>
              <table:table-cell office:value-type="float" office:value="45445">
                <text:p>454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1286">
                <text:p>281286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0353">
                <text:p>280353</text:p>
              </table:table-cell>
              <table:table-cell office:value-type="float" office:value="43678">
                <text:p>43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6101">
                <text:p>276101</text:p>
              </table:table-cell>
              <table:table-cell office:value-type="float" office:value="42597">
                <text:p>425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3544">
                <text:p>273544</text:p>
              </table:table-cell>
              <table:table-cell office:value-type="float" office:value="42006">
                <text:p>42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2161">
                <text:p>272161</text:p>
              </table:table-cell>
              <table:table-cell office:value-type="float" office:value="41555">
                <text:p>415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065">
                <text:p>269065</text:p>
              </table:table-cell>
              <table:table-cell office:value-type="float" office:value="40933">
                <text:p>409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6720">
                <text:p>266720</text:p>
              </table:table-cell>
              <table:table-cell office:value-type="float" office:value="40410">
                <text:p>404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4110">
                <text:p>264110</text:p>
              </table:table-cell>
              <table:table-cell office:value-type="float" office:value="39719">
                <text:p>397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2932">
                <text:p>262932</text:p>
              </table:table-cell>
              <table:table-cell office:value-type="float" office:value="39492">
                <text:p>394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1820">
                <text:p>261820</text:p>
              </table:table-cell>
              <table:table-cell office:value-type="float" office:value="39287">
                <text:p>392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0141">
                <text:p>260141</text:p>
              </table:table-cell>
              <table:table-cell office:value-type="float" office:value="38782">
                <text:p>387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8416">
                <text:p>258416</text:p>
              </table:table-cell>
              <table:table-cell office:value-type="float" office:value="38370">
                <text:p>383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7372">
                <text:p>257372</text:p>
              </table:table-cell>
              <table:table-cell office:value-type="float" office:value="38061">
                <text:p>38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82">
                <text:p>258182</text:p>
              </table:table-cell>
              <table:table-cell office:value-type="float" office:value="38228">
                <text:p>382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9710">
                <text:p>259710</text:p>
              </table:table-cell>
              <table:table-cell office:value-type="float" office:value="38555">
                <text:p>385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8729">
                <text:p>258729</text:p>
              </table:table-cell>
              <table:table-cell office:value-type="float" office:value="38350">
                <text:p>383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8418">
                <text:p>258418</text:p>
              </table:table-cell>
              <table:table-cell office:value-type="float" office:value="38117">
                <text:p>381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7785">
                <text:p>257785</text:p>
              </table:table-cell>
              <table:table-cell office:value-type="float" office:value="37898">
                <text:p>378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7184">
                <text:p>257184</text:p>
              </table:table-cell>
              <table:table-cell office:value-type="float" office:value="37705">
                <text:p>377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8041">
                <text:p>258041</text:p>
              </table:table-cell>
              <table:table-cell office:value-type="float" office:value="37909">
                <text:p>379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7145">
                <text:p>257145</text:p>
              </table:table-cell>
              <table:table-cell office:value-type="float" office:value="37607">
                <text:p>376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5948">
                <text:p>255948</text:p>
              </table:table-cell>
              <table:table-cell office:value-type="float" office:value="37260">
                <text:p>372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5461">
                <text:p>255461</text:p>
              </table:table-cell>
              <table:table-cell office:value-type="float" office:value="37121">
                <text:p>371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5997">
                <text:p>255997</text:p>
              </table:table-cell>
              <table:table-cell office:value-type="float" office:value="37161">
                <text:p>37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4190">
                <text:p>254190</text:p>
              </table:table-cell>
              <table:table-cell office:value-type="float" office:value="36723">
                <text:p>367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2898">
                <text:p>252898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4205">
                <text:p>254205</text:p>
              </table:table-cell>
              <table:table-cell office:value-type="float" office:value="36581">
                <text:p>365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5458">
                <text:p>255458</text:p>
              </table:table-cell>
              <table:table-cell office:value-type="float" office:value="36832">
                <text:p>368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5419">
                <text:p>255419</text:p>
              </table:table-cell>
              <table:table-cell office:value-type="float" office:value="36745">
                <text:p>367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886">
                <text:p>254886</text:p>
              </table:table-cell>
              <table:table-cell office:value-type="float" office:value="36557">
                <text:p>365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5228">
                <text:p>255228</text:p>
              </table:table-cell>
              <table:table-cell office:value-type="float" office:value="36497">
                <text:p>364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6006">
                <text:p>256006</text:p>
              </table:table-cell>
              <table:table-cell office:value-type="float" office:value="36573">
                <text:p>365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5904">
                <text:p>255904</text:p>
              </table:table-cell>
              <table:table-cell office:value-type="float" office:value="36468">
                <text:p>364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756">
                <text:p>255756</text:p>
              </table:table-cell>
              <table:table-cell office:value-type="float" office:value="36376">
                <text:p>36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3077">
                <text:p>263077</text:p>
              </table:table-cell>
              <table:table-cell office:value-type="float" office:value="38328">
                <text:p>383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3541">
                <text:p>263541</text:p>
              </table:table-cell>
              <table:table-cell office:value-type="float" office:value="38252">
                <text:p>382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4026">
                <text:p>264026</text:p>
              </table:table-cell>
              <table:table-cell office:value-type="float" office:value="38276">
                <text:p>382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3144">
                <text:p>263144</text:p>
              </table:table-cell>
              <table:table-cell office:value-type="float" office:value="37982">
                <text:p>379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3688">
                <text:p>263688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4274">
                <text:p>264274</text:p>
              </table:table-cell>
              <table:table-cell office:value-type="float" office:value="38180">
                <text:p>38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2529">
                <text:p>262529</text:p>
              </table:table-cell>
              <table:table-cell office:value-type="float" office:value="37734">
                <text:p>377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0845">
                <text:p>260845</text:p>
              </table:table-cell>
              <table:table-cell office:value-type="float" office:value="37346">
                <text:p>373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9803">
                <text:p>259803</text:p>
              </table:table-cell>
              <table:table-cell office:value-type="float" office:value="37095">
                <text:p>370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5828">
                <text:p>255828</text:p>
              </table:table-cell>
              <table:table-cell office:value-type="float" office:value="36110">
                <text:p>36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4452">
                <text:p>254452</text:p>
              </table:table-cell>
              <table:table-cell office:value-type="float" office:value="35672">
                <text:p>356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3315">
                <text:p>253315</text:p>
              </table:table-cell>
              <table:table-cell office:value-type="float" office:value="35384">
                <text:p>353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9450">
                <text:p>249450</text:p>
              </table:table-cell>
              <table:table-cell office:value-type="float" office:value="34557">
                <text:p>345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7192">
                <text:p>247192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9541">
                <text:p>249541</text:p>
              </table:table-cell>
              <table:table-cell office:value-type="float" office:value="34491">
                <text:p>344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5972">
                <text:p>245972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4596">
                <text:p>244596</text:p>
              </table:table-cell>
              <table:table-cell office:value-type="float" office:value="33406">
                <text:p>334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4420">
                <text:p>244420</text:p>
              </table:table-cell>
              <table:table-cell office:value-type="float" office:value="33302">
                <text:p>333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0937">
                <text:p>240937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8656">
                <text:p>238656</text:p>
              </table:table-cell>
              <table:table-cell office:value-type="float" office:value="31886">
                <text:p>318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212">
                <text:p>236212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4984">
                <text:p>234984</text:p>
              </table:table-cell>
              <table:table-cell office:value-type="float" office:value="31014">
                <text:p>31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0974">
                <text:p>230974</text:p>
              </table:table-cell>
              <table:table-cell office:value-type="float" office:value="30031">
                <text:p>300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567">
                <text:p>231567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8415">
                <text:p>228415</text:p>
              </table:table-cell>
              <table:table-cell office:value-type="float" office:value="29519">
                <text:p>295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7711">
                <text:p>227711</text:p>
              </table:table-cell>
              <table:table-cell office:value-type="float" office:value="29353">
                <text:p>293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6895">
                <text:p>226895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2413">
                <text:p>222413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7469">
                <text:p>217469</text:p>
              </table:table-cell>
              <table:table-cell office:value-type="float" office:value="27347">
                <text:p>273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0778">
                <text:p>21077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8217">
                <text:p>208217</text:p>
              </table:table-cell>
              <table:table-cell office:value-type="float" office:value="25268">
                <text:p>252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5983">
                <text:p>205983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909">
                <text:p>200909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139">
                <text:p>198139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5412">
                <text:p>19541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2502">
                <text:p>192502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9824">
                <text:p>189824</text:p>
              </table:table-cell>
              <table:table-cell office:value-type="float" office:value="20795">
                <text:p>207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6738">
                <text:p>186738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4468">
                <text:p>184468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9543">
                <text:p>179543</text:p>
              </table:table-cell>
              <table:table-cell office:value-type="float" office:value="18485">
                <text:p>184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7671">
                <text:p>177671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2185">
                <text:p>172185</text:p>
              </table:table-cell>
              <table:table-cell office:value-type="float" office:value="16773">
                <text:p>167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9282">
                <text:p>169282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7661">
                <text:p>167661</text:p>
              </table:table-cell>
              <table:table-cell office:value-type="float" office:value="15759">
                <text:p>157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18">
                <text:p>163618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1291">
                <text:p>161291</text:p>
              </table:table-cell>
              <table:table-cell office:value-type="float" office:value="14232">
                <text:p>14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polygon.E1:polygon.E514" chart:data-source-has-labels="row" svg:x="0.32cm" svg:y="0.18cm" svg:width="12.27cm" svg:height="8.64cm">
          <chartooo:coordinate-region svg:x="1.127cm" svg:y="0.301cm" svg:width="11.46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gon.E2:polygon.E514" chart:label-cell-address="polygon.E1:polygon.E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polygon.E1:polyg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153">
                <text:p>99.153</text:p>
                <draw:g>
                  <svg:desc>polygon.E2:polygon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145">
                <text:p>99.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03">
                <text:p>99.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025">
                <text:p>99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994">
                <text:p>98.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971">
                <text:p>98.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93">
                <text:p>98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904">
                <text:p>98.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879">
                <text:p>98.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836">
                <text:p>98.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814">
                <text:p>98.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786">
                <text:p>98.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752">
                <text:p>98.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717">
                <text:p>98.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695">
                <text:p>98.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66">
                <text:p>9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627">
                <text:p>98.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609">
                <text:p>98.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576">
                <text:p>98.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55">
                <text:p>98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511">
                <text:p>98.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.472">
                <text:p>98.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448">
                <text:p>98.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415">
                <text:p>98.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383">
                <text:p>98.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358">
                <text:p>98.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338">
                <text:p>98.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277">
                <text:p>98.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266">
                <text:p>98.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244">
                <text:p>98.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161">
                <text:p>98.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157">
                <text:p>98.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134">
                <text:p>98.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059">
                <text:p>98.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045">
                <text:p>98.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993">
                <text:p>97.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914">
                <text:p>97.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88">
                <text:p>97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877">
                <text:p>97.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.831">
                <text:p>97.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.758">
                <text:p>97.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.664">
                <text:p>97.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644">
                <text:p>97.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592">
                <text:p>97.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589">
                <text:p>97.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526">
                <text:p>97.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509">
                <text:p>97.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494">
                <text:p>97.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436">
                <text:p>97.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409">
                <text:p>97.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384">
                <text:p>97.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373">
                <text:p>97.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337">
                <text:p>97.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321">
                <text:p>97.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211">
                <text:p>97.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201">
                <text:p>97.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166">
                <text:p>97.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58">
                <text:p>97.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.099">
                <text:p>97.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976">
                <text:p>96.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949">
                <text:p>96.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018">
                <text:p>97.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913">
                <text:p>96.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.772">
                <text:p>96.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831">
                <text:p>96.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.612">
                <text:p>96.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.546">
                <text:p>96.5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503">
                <text:p>96.5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.568">
                <text:p>96.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493">
                <text:p>96.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451">
                <text:p>96.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378">
                <text:p>96.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431">
                <text:p>96.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.415">
                <text:p>96.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356">
                <text:p>96.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.332">
                <text:p>96.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.286">
                <text:p>96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245">
                <text:p>96.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.064">
                <text:p>96.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.24">
                <text:p>96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254">
                <text:p>96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.159">
                <text:p>96.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105">
                <text:p>96.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.043">
                <text:p>96.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048">
                <text:p>96.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.869">
                <text:p>95.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881">
                <text:p>95.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832">
                <text:p>95.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775">
                <text:p>95.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761">
                <text:p>95.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739">
                <text:p>95.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.659">
                <text:p>95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.638">
                <text:p>95.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.377">
                <text:p>95.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.362">
                <text:p>95.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.482">
                <text:p>95.4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389">
                <text:p>95.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179">
                <text:p>95.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125">
                <text:p>95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026">
                <text:p>95.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.001">
                <text:p>95.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.815">
                <text:p>94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.865">
                <text:p>94.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.969">
                <text:p>94.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.932">
                <text:p>94.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627">
                <text:p>94.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922">
                <text:p>94.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.886">
                <text:p>94.8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.882">
                <text:p>94.8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16">
                <text:p>94.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4.345">
                <text:p>94.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.33">
                <text:p>94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.218">
                <text:p>94.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.18">
                <text:p>94.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.136">
                <text:p>94.1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.675">
                <text:p>94.6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.014">
                <text:p>94.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.592">
                <text:p>94.5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.533">
                <text:p>94.5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.009">
                <text:p>94.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988">
                <text:p>93.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.936">
                <text:p>93.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.879">
                <text:p>93.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.764">
                <text:p>93.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696">
                <text:p>93.6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607">
                <text:p>93.6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476">
                <text:p>93.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.459">
                <text:p>93.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43">
                <text:p>93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872">
                <text:p>93.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765">
                <text:p>93.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725">
                <text:p>93.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703">
                <text:p>93.7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96">
                <text:p>93.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668">
                <text:p>93.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588">
                <text:p>93.5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.458">
                <text:p>93.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.533">
                <text:p>92.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.541">
                <text:p>92.5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332">
                <text:p>93.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.241">
                <text:p>93.2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187">
                <text:p>93.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.143">
                <text:p>93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883">
                <text:p>92.8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.815">
                <text:p>92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155">
                <text:p>92.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.454">
                <text:p>92.4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.669">
                <text:p>93.6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.177">
                <text:p>93.1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.108">
                <text:p>93.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24">
                <text:p>92.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272">
                <text:p>92.2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.252">
                <text:p>92.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.227">
                <text:p>92.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.145">
                <text:p>92.1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.119">
                <text:p>92.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066">
                <text:p>92.0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.039">
                <text:p>92.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.014">
                <text:p>92.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989">
                <text:p>91.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.945">
                <text:p>91.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2.016">
                <text:p>92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.985">
                <text:p>91.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942">
                <text:p>91.9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.607">
                <text:p>91.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.594">
                <text:p>91.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.565">
                <text:p>91.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.544">
                <text:p>91.5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527">
                <text:p>91.5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484">
                <text:p>91.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455">
                <text:p>91.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.446">
                <text:p>91.4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.398">
                <text:p>91.3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1.382">
                <text:p>91.3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358">
                <text:p>91.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1.315">
                <text:p>91.3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.291">
                <text:p>91.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.268">
                <text:p>91.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.231">
                <text:p>91.2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.177">
                <text:p>91.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.167">
                <text:p>91.1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138">
                <text:p>91.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.241">
                <text:p>91.2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.406">
                <text:p>89.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239">
                <text:p>89.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064">
                <text:p>89.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8.917">
                <text:p>88.9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.979">
                <text:p>87.9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.736">
                <text:p>87.7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.599">
                <text:p>87.5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.394">
                <text:p>87.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.279">
                <text:p>87.2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.204">
                <text:p>87.2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.089">
                <text:p>87.0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.959">
                <text:p>86.9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.913">
                <text:p>86.9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.794">
                <text:p>86.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.717">
                <text:p>86.7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.638">
                <text:p>86.6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.546">
                <text:p>86.5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.505">
                <text:p>86.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.416">
                <text:p>86.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.347">
                <text:p>86.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.332">
                <text:p>86.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.216">
                <text:p>86.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197">
                <text:p>86.1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.143">
                <text:p>86.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.089">
                <text:p>86.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.051">
                <text:p>86.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6.014">
                <text:p>86.0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.931">
                <text:p>85.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.921">
                <text:p>85.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899">
                <text:p>85.8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.856">
                <text:p>85.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.844">
                <text:p>85.8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.817">
                <text:p>85.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.903">
                <text:p>85.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896">
                <text:p>85.8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.93">
                <text:p>85.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.853">
                <text:p>85.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.837">
                <text:p>85.8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.794">
                <text:p>85.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11">
                <text:p>85.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.696">
                <text:p>85.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658">
                <text:p>85.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.603">
                <text:p>85.6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.589">
                <text:p>85.5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.549">
                <text:p>85.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.518">
                <text:p>85.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.505">
                <text:p>85.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.435">
                <text:p>85.4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.378">
                <text:p>85.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367">
                <text:p>85.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202">
                <text:p>85.2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.198">
                <text:p>85.1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138">
                <text:p>85.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6">
                <text:p>85.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066">
                <text:p>85.0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.967">
                <text:p>84.9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.86">
                <text:p>84.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837">
                <text:p>84.8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.761">
                <text:p>84.7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.718">
                <text:p>84.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.691">
                <text:p>84.6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51">
                <text:p>84.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596">
                <text:p>84.5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.546">
                <text:p>84.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.498">
                <text:p>84.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.458">
                <text:p>84.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.398">
                <text:p>84.3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.355">
                <text:p>84.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329">
                <text:p>84.3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235">
                <text:p>84.2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197">
                <text:p>84.1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4.159">
                <text:p>84.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.114">
                <text:p>84.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.069">
                <text:p>84.0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.916">
                <text:p>83.9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.863">
                <text:p>83.8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.774">
                <text:p>83.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.704">
                <text:p>83.7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.658">
                <text:p>83.6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3.606">
                <text:p>83.6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.556">
                <text:p>83.5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505">
                <text:p>83.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.413">
                <text:p>83.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.384">
                <text:p>83.3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.334">
                <text:p>83.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.249">
                <text:p>83.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.191">
                <text:p>83.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.085">
                <text:p>83.0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048">
                <text:p>83.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.974">
                <text:p>82.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.847">
                <text:p>82.8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.749">
                <text:p>82.7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.717">
                <text:p>82.7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2.627">
                <text:p>82.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.605">
                <text:p>82.6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2.578">
                <text:p>82.5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.504">
                <text:p>82.5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2.452">
                <text:p>82.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2.394">
                <text:p>82.3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2.374">
                <text:p>82.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.291">
                <text:p>82.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2.228">
                <text:p>82.2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.129">
                <text:p>82.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.064">
                <text:p>82.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.048">
                <text:p>82.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.037">
                <text:p>82.0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.952">
                <text:p>81.9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.919">
                <text:p>81.9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.876">
                <text:p>81.8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.815">
                <text:p>81.8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1.804">
                <text:p>81.8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1.745">
                <text:p>81.7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1.735">
                <text:p>81.7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.723">
                <text:p>81.7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712">
                <text:p>81.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703">
                <text:p>81.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697">
                <text:p>81.6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682">
                <text:p>81.6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634">
                <text:p>81.6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623">
                <text:p>81.6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611">
                <text:p>81.6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.598">
                <text:p>81.5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574">
                <text:p>81.5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.575">
                <text:p>81.5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.563">
                <text:p>81.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.551">
                <text:p>81.5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.527">
                <text:p>81.5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1.517">
                <text:p>81.5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.499">
                <text:p>81.4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.489">
                <text:p>81.4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1.475">
                <text:p>81.4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1.466">
                <text:p>81.4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.454">
                <text:p>81.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1.445">
                <text:p>81.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1.438">
                <text:p>81.4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.427">
                <text:p>81.4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.424">
                <text:p>81.4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.412">
                <text:p>81.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1.402">
                <text:p>81.4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.395">
                <text:p>81.3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1.383">
                <text:p>81.3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1.371">
                <text:p>81.3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.362">
                <text:p>81.3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1.342">
                <text:p>81.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1.325">
                <text:p>81.3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.311">
                <text:p>81.3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1.283">
                <text:p>81.2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.268">
                <text:p>81.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.252">
                <text:p>81.2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1.24">
                <text:p>81.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1.207">
                <text:p>81.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.193">
                <text:p>81.1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1.174">
                <text:p>81.1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1.158">
                <text:p>81.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.132">
                <text:p>81.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1.113">
                <text:p>81.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1.096">
                <text:p>81.0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.072">
                <text:p>81.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.032">
                <text:p>81.0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936">
                <text:p>80.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.912">
                <text:p>80.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.891">
                <text:p>80.8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.859">
                <text:p>80.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.811">
                <text:p>80.8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.778">
                <text:p>80.7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.754">
                <text:p>80.7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726">
                <text:p>80.7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.699">
                <text:p>80.6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.675">
                <text:p>80.6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.649">
                <text:p>80.6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.622">
                <text:p>80.6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.571">
                <text:p>80.5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.549">
                <text:p>80.5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.494">
                <text:p>80.4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.466">
                <text:p>80.4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.435">
                <text:p>80.4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401">
                <text:p>80.4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.366">
                <text:p>80.3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.333">
                <text:p>80.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.305">
                <text:p>80.3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279">
                <text:p>80.2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.335">
                <text:p>80.3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307">
                <text:p>80.3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273">
                <text:p>80.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.244">
                <text:p>80.2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44">
                <text:p>80.2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195">
                <text:p>80.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151">
                <text:p>80.1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116">
                <text:p>80.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078">
                <text:p>80.0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.034">
                <text:p>80.0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.001">
                <text:p>80.0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.971">
                <text:p>79.9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.933">
                <text:p>79.9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.895">
                <text:p>79.8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.868">
                <text:p>79.8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.836">
                <text:p>79.8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.805">
                <text:p>79.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.778">
                <text:p>79.7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.725">
                <text:p>79.7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.654">
                <text:p>79.6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.627">
                <text:p>79.6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.589">
                <text:p>79.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.562">
                <text:p>79.5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.537">
                <text:p>79.5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.504">
                <text:p>79.5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.476">
                <text:p>79.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.447">
                <text:p>79.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.417">
                <text:p>79.4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9.387">
                <text:p>79.3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9.356">
                <text:p>79.3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.284">
                <text:p>79.2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.241">
                <text:p>79.2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.223">
                <text:p>79.2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.209">
                <text:p>79.2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.194">
                <text:p>79.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.182">
                <text:p>79.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.158">
                <text:p>79.1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.148">
                <text:p>79.1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.138">
                <text:p>79.1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.127">
                <text:p>79.1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.115">
                <text:p>79.1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.105">
                <text:p>79.1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.095">
                <text:p>79.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.086">
                <text:p>79.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.075">
                <text:p>79.0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.064">
                <text:p>79.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.055">
                <text:p>79.0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.045">
                <text:p>79.0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.035">
                <text:p>79.0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.015">
                <text:p>79.0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9.006">
                <text:p>79.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.996">
                <text:p>78.9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.985">
                <text:p>78.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8.974">
                <text:p>78.9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.964">
                <text:p>78.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.952">
                <text:p>78.9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8.939">
                <text:p>78.9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.927">
                <text:p>78.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.913">
                <text:p>78.9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.899">
                <text:p>78.8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.884">
                <text:p>78.8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.871">
                <text:p>78.8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.857">
                <text:p>78.8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.842">
                <text:p>78.8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8.807">
                <text:p>78.8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8.789">
                <text:p>78.7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8.775">
                <text:p>78.7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.735">
                <text:p>78.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8.722">
                <text:p>78.7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.705">
                <text:p>78.7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8.681">
                <text:p>78.6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8.666">
                <text:p>78.6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8.651">
                <text:p>78.6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8.621">
                <text:p>78.6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.606">
                <text:p>78.6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.587">
                <text:p>78.5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.57">
                <text:p>78.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.551">
                <text:p>78.5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.534">
                <text:p>78.5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.508">
                <text:p>78.5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.487">
                <text:p>78.4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.471">
                <text:p>78.4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442">
                <text:p>78.4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03">
                <text:p>78.4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378">
                <text:p>78.3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355">
                <text:p>78.3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335">
                <text:p>78.3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8.306">
                <text:p>78.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.287">
                <text:p>78.2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.232">
                <text:p>78.2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.217">
                <text:p>78.2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.205">
                <text:p>78.2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8.171">
                <text:p>78.1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8.157">
                <text:p>78.1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8.144">
                <text:p>78.1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8.098">
                <text:p>78.0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8.085">
                <text:p>78.0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.073">
                <text:p>78.0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.026">
                <text:p>78.0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.015">
                <text:p>78.0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7.999">
                <text:p>77.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7.954">
                <text:p>77.9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.947">
                <text:p>77.9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.925">
                <text:p>77.9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.899">
                <text:p>77.8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.892">
                <text:p>77.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